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61mm"/>
    </style:style>
    <style:style style:name="co3" style:family="table-column">
      <style:table-column-properties fo:break-before="auto" style:column-width="18.54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50.43mm"/>
    </style:style>
    <style:style style:name="co7" style:family="table-column">
      <style:table-column-properties fo:break-before="auto" style:column-width="51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ndows (GDI+)" table:style-name="ta1">
        <table:shapes>
          <draw:frame draw:z-index="0" draw:style-name="gr1" draw:text-style-name="P1" svg:width="159.94mm" svg:height="89.99mm" svg:x="15.05mm" svg:y="10.33mm">
            <draw:object draw:notify-on-update-of-ranges="'Windows (GDI+)'.C25:'Windows (GDI+)'.O25 'Windows (GDI+)'.B81:'Windows (GDI+)'.B81 'Windows (GDI+)'.C81:'Windows (GDI+)'.O8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91.03mm" svg:y="10.83mm">
            <draw:object draw:notify-on-update-of-ranges="'Windows (GDI+)'.D25:'Windows (GDI+)'.O25 'Windows (GDI+)'.B81:'Windows (GDI+)'.B81 'Windows (GDI+)'.D81:'Windows (GDI+)'.O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9.97mm" svg:height="89.98mm" svg:x="363.82mm" svg:y="111.12mm">
            <draw:object draw:notify-on-update-of-ranges="'Windows (GDI+)'.D25:'Windows (GDI+)'.O25 'Windows (GDI+)'.B82:'Windows (GDI+)'.B82 'Windows (GDI+)'.D82:'Windows (GDI+)'.O8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inux</text:p>
          </table:table-cell>
          <table:table-cell/>
          <table:table-cell table:style-name="Default" table:number-columns-repeated="1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1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13"/>
          <table:table-cell table:style-name="ce3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Platform</text:p>
          </table:table-cell>
          <table:covered-table-cell/>
        </table:table-row>
        <table:table-row table:style-name="ro1">
          <table:table-cell table:number-columns-repeated="2"/>
          <table:table-cell table:style-name="Default" table:number-columns-repeated="1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Ms:</text:p>
          </table:table-cell>
          <table:table-cell office:value-type="string" calcext:value-type="string">
            <text:p>Marshal Double Copy</text:p>
          </table:table-cell>
          <table:table-cell/>
          <table:table-cell office:value-type="string" calcext:value-type="string">
            <text:p>CPU:</text:p>
          </table:table-cell>
          <table:table-cell office:value-type="string" calcext:value-type="string">
            <text:p>AMD Threadripper 1920X</text:p>
          </table:table-cell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Sp:</text:p>
          </table:table-cell>
          <table:table-cell office:value-type="string" calcext:value-type="string">
            <text:p>Usage of Span&lt;byte&gt;</text:p>
          </table:table-cell>
          <table:table-cell/>
          <table:table-cell office:value-type="string" calcext:value-type="string">
            <text:p>RAM:</text:p>
          </table:table-cell>
          <table:table-cell office:value-type="string" calcext:value-type="string">
            <text:p>4x8GB @ 3200MHZ (2xNUMA)</text:p>
          </table:table-cell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Mt:</text:p>
          </table:table-cell>
          <table:table-cell office:value-type="string" calcext:value-type="string">
            <text:p>Multithreaded</text:p>
          </table:table-cell>
          <table:table-cell/>
          <table:table-cell office:value-type="string" calcext:value-type="string">
            <text:p>OS:</text:p>
          </table:table-cell>
          <table:table-cell office:value-type="string" calcext:value-type="string">
            <text:p>Windows 10 (1803)</text:p>
          </table:table-cell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Un:</text:p>
          </table:table-cell>
          <table:table-cell office:value-type="string" calcext:value-type="string">
            <text:p>Unsafe</text:p>
          </table:table-cell>
          <table:table-cell table:number-columns-repeated="2"/>
          <table:table-cell office:value-type="string" calcext:value-type="string">
            <text:p>WinApi32</text:p>
          </table:table-cell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Cn:</text:p>
          </table:table-cell>
          <table:table-cell office:value-type="string" calcext:value-type="string">
            <text:p>Constant Pixel Siz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Ur:</text:p>
          </table:table-cell>
          <table:table-cell office:value-type="string" calcext:value-type="string">
            <text:p>Loop Unroll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Pl:</text:p>
          </table:table-cell>
          <table:table-cell office:value-type="string" calcext:value-type="string">
            <text:p>Pipelining Friendly if statemen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Uc:</text:p>
          </table:table-cell>
          <table:table-cell office:value-type="string" calcext:value-type="string">
            <text:p>Unchecked Arithmeti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Fx:</text:p>
          </table:table-cell>
          <table:table-cell office:value-type="string" calcext:value-type="string">
            <text:p>Fixed mask array</text:p>
          </table:table-cell>
          <table:table-cell table:number-columns-repeated="3"/>
        </table:table-row>
        <table:table-row table:style-name="ro1" table:number-rows-repeated="11">
          <table:table-cell table:number-columns-repeated="2"/>
          <table:table-cell table:style-name="Default" table:number-columns-repeated="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style-name="Default" office:value-type="string" calcext:value-type="string">
            <text:p>SetPixel()</text:p>
          </table:table-cell>
          <table:table-cell table:style-name="Default" office:value-type="string" calcext:value-type="string">
            <text:p>Ms</text:p>
          </table:table-cell>
          <table:table-cell table:style-name="Default" office:value-type="string" calcext:value-type="string">
            <text:p>Ms,Sp,Mt</text:p>
          </table:table-cell>
          <table:table-cell table:style-name="Default" office:value-type="string" calcext:value-type="string">
            <text:p>Un,Sp</text:p>
          </table:table-cell>
          <table:table-cell table:style-name="Default" office:value-type="string" calcext:value-type="string">
            <text:p>Un,Sp,Cn</text:p>
          </table:table-cell>
          <table:table-cell table:style-name="Default" office:value-type="string" calcext:value-type="string">
            <text:p>Un,Sp,Cn,Ur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Un,Cn</text:p>
          </table:table-cell>
          <table:table-cell table:style-name="Default" office:value-type="string" calcext:value-type="string">
            <text:p>Un,Cn,Pl</text:p>
          </table:table-cell>
          <table:table-cell table:style-name="Default" office:value-type="string" calcext:value-type="string">
            <text:p>Un,Cn,Ur</text:p>
          </table:table-cell>
          <table:table-cell table:style-name="Default" office:value-type="string" calcext:value-type="string">
            <text:p>Un,Cn,Ur,Uc</text:p>
          </table:table-cell>
          <table:table-cell table:style-name="Default" office:value-type="string" calcext:value-type="string">
            <text:p>Un,Cn,Ur,Uc,Fx</text:p>
          </table:table-cell>
          <table:table-cell table:style-name="Default" office:value-type="string" calcext:value-type="string">
            <text:p>Un,Cn,Ur,Uc,Fx,M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242.11" calcext:value-type="float">
            <text:p>17.242,11</text:p>
          </table:table-cell>
          <table:table-cell office:value-type="float" office:value="133.42" calcext:value-type="float">
            <text:p>133,42</text:p>
          </table:table-cell>
          <table:table-cell office:value-type="float" office:value="117.41" calcext:value-type="float">
            <text:p>117,41</text:p>
          </table:table-cell>
          <table:table-cell office:value-type="float" office:value="173.75" calcext:value-type="float">
            <text:p>173,75</text:p>
          </table:table-cell>
          <table:table-cell office:value-type="float" office:value="153.83" calcext:value-type="float">
            <text:p>153,83</text:p>
          </table:table-cell>
          <table:table-cell office:value-type="float" office:value="96.66" calcext:value-type="float">
            <text:p>96,66</text:p>
          </table:table-cell>
          <table:table-cell office:value-type="float" office:value="160.04" calcext:value-type="float">
            <text:p>160,04</text:p>
          </table:table-cell>
          <table:table-cell office:value-type="float" office:value="187.19" calcext:value-type="float">
            <text:p>187,19</text:p>
          </table:table-cell>
          <table:table-cell office:value-type="float" office:value="156.4" calcext:value-type="float">
            <text:p>156,40</text:p>
          </table:table-cell>
          <table:table-cell office:value-type="float" office:value="110.13" calcext:value-type="float">
            <text:p>110,13</text:p>
          </table:table-cell>
          <table:table-cell office:value-type="float" office:value="84.87" calcext:value-type="float">
            <text:p>84,87</text:p>
          </table:table-cell>
          <table:table-cell office:value-type="float" office:value="82.11" calcext:value-type="float">
            <text:p>82,11</text:p>
          </table:table-cell>
          <table:table-cell office:value-type="float" office:value="74.97" calcext:value-type="float">
            <text:p>74,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518.67" calcext:value-type="float">
            <text:p>16.518,67</text:p>
          </table:table-cell>
          <table:table-cell office:value-type="float" office:value="116.79" calcext:value-type="float">
            <text:p>116,79</text:p>
          </table:table-cell>
          <table:table-cell office:value-type="float" office:value="149.7" calcext:value-type="float">
            <text:p>149,70</text:p>
          </table:table-cell>
          <table:table-cell office:value-type="float" office:value="171.62" calcext:value-type="float">
            <text:p>171,62</text:p>
          </table:table-cell>
          <table:table-cell office:value-type="float" office:value="150.03" calcext:value-type="float">
            <text:p>150,03</text:p>
          </table:table-cell>
          <table:table-cell office:value-type="float" office:value="95.72" calcext:value-type="float">
            <text:p>95,72</text:p>
          </table:table-cell>
          <table:table-cell office:value-type="float" office:value="157.71" calcext:value-type="float">
            <text:p>157,71</text:p>
          </table:table-cell>
          <table:table-cell office:value-type="float" office:value="186.18" calcext:value-type="float">
            <text:p>186,18</text:p>
          </table:table-cell>
          <table:table-cell office:value-type="float" office:value="151.28" calcext:value-type="float">
            <text:p>151,28</text:p>
          </table:table-cell>
          <table:table-cell office:value-type="float" office:value="82.39" calcext:value-type="float">
            <text:p>82,39</text:p>
          </table:table-cell>
          <table:table-cell office:value-type="float" office:value="83.04" calcext:value-type="float">
            <text:p>83,04</text:p>
          </table:table-cell>
          <table:table-cell office:value-type="float" office:value="82.77" calcext:value-type="float">
            <text:p>82,77</text:p>
          </table:table-cell>
          <table:table-cell office:value-type="float" office:value="70.03" calcext:value-type="float">
            <text:p>70,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874.21" calcext:value-type="float">
            <text:p>16.874,21</text:p>
          </table:table-cell>
          <table:table-cell office:value-type="float" office:value="102.1" calcext:value-type="float">
            <text:p>102,10</text:p>
          </table:table-cell>
          <table:table-cell office:value-type="float" office:value="103.81" calcext:value-type="float">
            <text:p>103,81</text:p>
          </table:table-cell>
          <table:table-cell office:value-type="float" office:value="174.39" calcext:value-type="float">
            <text:p>174,39</text:p>
          </table:table-cell>
          <table:table-cell office:value-type="float" office:value="154.42" calcext:value-type="float">
            <text:p>154,42</text:p>
          </table:table-cell>
          <table:table-cell office:value-type="float" office:value="96.11" calcext:value-type="float">
            <text:p>96,11</text:p>
          </table:table-cell>
          <table:table-cell office:value-type="float" office:value="159.96" calcext:value-type="float">
            <text:p>159,96</text:p>
          </table:table-cell>
          <table:table-cell office:value-type="float" office:value="191.06" calcext:value-type="float">
            <text:p>191,06</text:p>
          </table:table-cell>
          <table:table-cell office:value-type="float" office:value="155.46" calcext:value-type="float">
            <text:p>155,46</text:p>
          </table:table-cell>
          <table:table-cell office:value-type="float" office:value="86.09" calcext:value-type="float">
            <text:p>86,09</text:p>
          </table:table-cell>
          <table:table-cell office:value-type="float" office:value="86.22" calcext:value-type="float">
            <text:p>86,22</text:p>
          </table:table-cell>
          <table:table-cell office:value-type="float" office:value="84.73" calcext:value-type="float">
            <text:p>84,73</text:p>
          </table:table-cell>
          <table:table-cell office:value-type="float" office:value="98.86" calcext:value-type="float">
            <text:p>98,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635.85" calcext:value-type="float">
            <text:p>16.635,85</text:p>
          </table:table-cell>
          <table:table-cell office:value-type="float" office:value="101.2" calcext:value-type="float">
            <text:p>101,20</text:p>
          </table:table-cell>
          <table:table-cell office:value-type="float" office:value="103.82" calcext:value-type="float">
            <text:p>103,82</text:p>
          </table:table-cell>
          <table:table-cell office:value-type="float" office:value="171.78" calcext:value-type="float">
            <text:p>171,78</text:p>
          </table:table-cell>
          <table:table-cell office:value-type="float" office:value="156.09" calcext:value-type="float">
            <text:p>156,09</text:p>
          </table:table-cell>
          <table:table-cell office:value-type="float" office:value="94.49" calcext:value-type="float">
            <text:p>94,49</text:p>
          </table:table-cell>
          <table:table-cell office:value-type="float" office:value="158.92" calcext:value-type="float">
            <text:p>158,92</text:p>
          </table:table-cell>
          <table:table-cell office:value-type="float" office:value="175.87" calcext:value-type="float">
            <text:p>175,87</text:p>
          </table:table-cell>
          <table:table-cell office:value-type="float" office:value="151.48" calcext:value-type="float">
            <text:p>151,48</text:p>
          </table:table-cell>
          <table:table-cell office:value-type="float" office:value="83.28" calcext:value-type="float">
            <text:p>83,28</text:p>
          </table:table-cell>
          <table:table-cell office:value-type="float" office:value="82.05" calcext:value-type="float">
            <text:p>82,05</text:p>
          </table:table-cell>
          <table:table-cell office:value-type="float" office:value="82.38" calcext:value-type="float">
            <text:p>82,38</text:p>
          </table:table-cell>
          <table:table-cell office:value-type="float" office:value="67.41" calcext:value-type="float">
            <text:p>67,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179.01" calcext:value-type="float">
            <text:p>17.179,01</text:p>
          </table:table-cell>
          <table:table-cell office:value-type="float" office:value="99.77" calcext:value-type="float">
            <text:p>99,77</text:p>
          </table:table-cell>
          <table:table-cell office:value-type="float" office:value="104.42" calcext:value-type="float">
            <text:p>104,42</text:p>
          </table:table-cell>
          <table:table-cell office:value-type="float" office:value="195.72" calcext:value-type="float">
            <text:p>195,72</text:p>
          </table:table-cell>
          <table:table-cell office:value-type="float" office:value="153.73" calcext:value-type="float">
            <text:p>153,73</text:p>
          </table:table-cell>
          <table:table-cell office:value-type="float" office:value="96.03" calcext:value-type="float">
            <text:p>96,03</text:p>
          </table:table-cell>
          <table:table-cell office:value-type="float" office:value="160.2" calcext:value-type="float">
            <text:p>160,20</text:p>
          </table:table-cell>
          <table:table-cell office:value-type="float" office:value="199.17" calcext:value-type="float">
            <text:p>199,17</text:p>
          </table:table-cell>
          <table:table-cell office:value-type="float" office:value="160.4" calcext:value-type="float">
            <text:p>160,40</text:p>
          </table:table-cell>
          <table:table-cell office:value-type="float" office:value="85.04" calcext:value-type="float">
            <text:p>85,04</text:p>
          </table:table-cell>
          <table:table-cell office:value-type="float" office:value="83.93" calcext:value-type="float">
            <text:p>83,93</text:p>
          </table:table-cell>
          <table:table-cell office:value-type="float" office:value="83.94" calcext:value-type="float">
            <text:p>83,94</text:p>
          </table:table-cell>
          <table:table-cell office:value-type="float" office:value="79.06" calcext:value-type="float">
            <text:p>79,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616.83" calcext:value-type="float">
            <text:p>16.616,83</text:p>
          </table:table-cell>
          <table:table-cell office:value-type="float" office:value="100.52" calcext:value-type="float">
            <text:p>100,52</text:p>
          </table:table-cell>
          <table:table-cell office:value-type="float" office:value="102.79" calcext:value-type="float">
            <text:p>102,79</text:p>
          </table:table-cell>
          <table:table-cell office:value-type="float" office:value="170.45" calcext:value-type="float">
            <text:p>170,45</text:p>
          </table:table-cell>
          <table:table-cell office:value-type="float" office:value="151.04" calcext:value-type="float">
            <text:p>151,04</text:p>
          </table:table-cell>
          <table:table-cell office:value-type="float" office:value="93.97" calcext:value-type="float">
            <text:p>93,97</text:p>
          </table:table-cell>
          <table:table-cell office:value-type="float" office:value="159.2" calcext:value-type="float">
            <text:p>159,20</text:p>
          </table:table-cell>
          <table:table-cell office:value-type="float" office:value="193.91" calcext:value-type="float">
            <text:p>193,91</text:p>
          </table:table-cell>
          <table:table-cell office:value-type="float" office:value="151.89" calcext:value-type="float">
            <text:p>151,89</text:p>
          </table:table-cell>
          <table:table-cell office:value-type="float" office:value="86.21" calcext:value-type="float">
            <text:p>86,21</text:p>
          </table:table-cell>
          <table:table-cell office:value-type="float" office:value="81.04" calcext:value-type="float">
            <text:p>81,04</text:p>
          </table:table-cell>
          <table:table-cell office:value-type="float" office:value="80.9" calcext:value-type="float">
            <text:p>80,90</text:p>
          </table:table-cell>
          <table:table-cell office:value-type="float" office:value="80.37" calcext:value-type="float">
            <text:p>80,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602.68" calcext:value-type="float">
            <text:p>16.602,68</text:p>
          </table:table-cell>
          <table:table-cell office:value-type="float" office:value="99.21" calcext:value-type="float">
            <text:p>99,21</text:p>
          </table:table-cell>
          <table:table-cell office:value-type="float" office:value="102.1" calcext:value-type="float">
            <text:p>102,10</text:p>
          </table:table-cell>
          <table:table-cell office:value-type="float" office:value="171.82" calcext:value-type="float">
            <text:p>171,82</text:p>
          </table:table-cell>
          <table:table-cell office:value-type="float" office:value="150.81" calcext:value-type="float">
            <text:p>150,81</text:p>
          </table:table-cell>
          <table:table-cell office:value-type="float" office:value="95.01" calcext:value-type="float">
            <text:p>95,01</text:p>
          </table:table-cell>
          <table:table-cell office:value-type="float" office:value="156.23" calcext:value-type="float">
            <text:p>156,23</text:p>
          </table:table-cell>
          <table:table-cell office:value-type="float" office:value="174.4" calcext:value-type="float">
            <text:p>174,40</text:p>
          </table:table-cell>
          <table:table-cell office:value-type="float" office:value="149.32" calcext:value-type="float">
            <text:p>149,32</text:p>
          </table:table-cell>
          <table:table-cell office:value-type="float" office:value="82.42" calcext:value-type="float">
            <text:p>82,42</text:p>
          </table:table-cell>
          <table:table-cell office:value-type="float" office:value="82.86" calcext:value-type="float">
            <text:p>82,86</text:p>
          </table:table-cell>
          <table:table-cell office:value-type="float" office:value="82.95" calcext:value-type="float">
            <text:p>82,95</text:p>
          </table:table-cell>
          <table:table-cell office:value-type="float" office:value="66.72" calcext:value-type="float">
            <text:p>66,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959.65" calcext:value-type="float">
            <text:p>16.959,65</text:p>
          </table:table-cell>
          <table:table-cell office:value-type="float" office:value="99.35" calcext:value-type="float">
            <text:p>99,35</text:p>
          </table:table-cell>
          <table:table-cell office:value-type="float" office:value="103.96" calcext:value-type="float">
            <text:p>103,96</text:p>
          </table:table-cell>
          <table:table-cell office:value-type="float" office:value="197.38" calcext:value-type="float">
            <text:p>197,38</text:p>
          </table:table-cell>
          <table:table-cell office:value-type="float" office:value="153.35" calcext:value-type="float">
            <text:p>153,35</text:p>
          </table:table-cell>
          <table:table-cell office:value-type="float" office:value="95.6" calcext:value-type="float">
            <text:p>95,60</text:p>
          </table:table-cell>
          <table:table-cell office:value-type="float" office:value="159.33" calcext:value-type="float">
            <text:p>159,33</text:p>
          </table:table-cell>
          <table:table-cell office:value-type="float" office:value="214.96" calcext:value-type="float">
            <text:p>214,96</text:p>
          </table:table-cell>
          <table:table-cell office:value-type="float" office:value="154.74" calcext:value-type="float">
            <text:p>154,74</text:p>
          </table:table-cell>
          <table:table-cell office:value-type="float" office:value="84.53" calcext:value-type="float">
            <text:p>84,53</text:p>
          </table:table-cell>
          <table:table-cell office:value-type="float" office:value="85.06" calcext:value-type="float">
            <text:p>85,06</text:p>
          </table:table-cell>
          <table:table-cell office:value-type="float" office:value="94.39" calcext:value-type="float">
            <text:p>94,39</text:p>
          </table:table-cell>
          <table:table-cell office:value-type="float" office:value="69.99" calcext:value-type="float">
            <text:p>69,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709.68" calcext:value-type="float">
            <text:p>16.709,68</text:p>
          </table:table-cell>
          <table:table-cell office:value-type="float" office:value="101.3" calcext:value-type="float">
            <text:p>101,30</text:p>
          </table:table-cell>
          <table:table-cell office:value-type="float" office:value="103.79" calcext:value-type="float">
            <text:p>103,79</text:p>
          </table:table-cell>
          <table:table-cell office:value-type="float" office:value="172.02" calcext:value-type="float">
            <text:p>172,02</text:p>
          </table:table-cell>
          <table:table-cell office:value-type="float" office:value="152.74" calcext:value-type="float">
            <text:p>152,74</text:p>
          </table:table-cell>
          <table:table-cell office:value-type="float" office:value="95.06" calcext:value-type="float">
            <text:p>95,06</text:p>
          </table:table-cell>
          <table:table-cell office:value-type="float" office:value="157.5" calcext:value-type="float">
            <text:p>157,50</text:p>
          </table:table-cell>
          <table:table-cell office:value-type="float" office:value="191.32" calcext:value-type="float">
            <text:p>191,32</text:p>
          </table:table-cell>
          <table:table-cell office:value-type="float" office:value="151.17" calcext:value-type="float">
            <text:p>151,17</text:p>
          </table:table-cell>
          <table:table-cell office:value-type="float" office:value="83.12" calcext:value-type="float">
            <text:p>83,12</text:p>
          </table:table-cell>
          <table:table-cell office:value-type="float" office:value="84.01" calcext:value-type="float">
            <text:p>84,01</text:p>
          </table:table-cell>
          <table:table-cell office:value-type="float" office:value="83.87" calcext:value-type="float">
            <text:p>83,87</text:p>
          </table:table-cell>
          <table:table-cell office:value-type="float" office:value="68.71" calcext:value-type="float">
            <text:p>68,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887.31" calcext:value-type="float">
            <text:p>16.887,31</text:p>
          </table:table-cell>
          <table:table-cell office:value-type="float" office:value="122.37" calcext:value-type="float">
            <text:p>122,37</text:p>
          </table:table-cell>
          <table:table-cell office:value-type="float" office:value="103.61" calcext:value-type="float">
            <text:p>103,61</text:p>
          </table:table-cell>
          <table:table-cell office:value-type="float" office:value="173.95" calcext:value-type="float">
            <text:p>173,95</text:p>
          </table:table-cell>
          <table:table-cell office:value-type="float" office:value="153.5" calcext:value-type="float">
            <text:p>153,50</text:p>
          </table:table-cell>
          <table:table-cell office:value-type="float" office:value="95.83" calcext:value-type="float">
            <text:p>95,83</text:p>
          </table:table-cell>
          <table:table-cell office:value-type="float" office:value="159.03" calcext:value-type="float">
            <text:p>159,03</text:p>
          </table:table-cell>
          <table:table-cell office:value-type="float" office:value="178.09" calcext:value-type="float">
            <text:p>178,09</text:p>
          </table:table-cell>
          <table:table-cell office:value-type="float" office:value="154.9" calcext:value-type="float">
            <text:p>154,90</text:p>
          </table:table-cell>
          <table:table-cell office:value-type="float" office:value="83.79" calcext:value-type="float">
            <text:p>83,79</text:p>
          </table:table-cell>
          <table:table-cell office:value-type="float" office:value="84.39" calcext:value-type="float">
            <text:p>84,39</text:p>
          </table:table-cell>
          <table:table-cell office:value-type="float" office:value="84.26" calcext:value-type="float">
            <text:p>84,26</text:p>
          </table:table-cell>
          <table:table-cell office:value-type="float" office:value="68.99" calcext:value-type="float">
            <text:p>68,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587.03" calcext:value-type="float">
            <text:p>16.587,03</text:p>
          </table:table-cell>
          <table:table-cell office:value-type="float" office:value="99.65" calcext:value-type="float">
            <text:p>99,65</text:p>
          </table:table-cell>
          <table:table-cell office:value-type="float" office:value="104.33" calcext:value-type="float">
            <text:p>104,33</text:p>
          </table:table-cell>
          <table:table-cell office:value-type="float" office:value="171.03" calcext:value-type="float">
            <text:p>171,03</text:p>
          </table:table-cell>
          <table:table-cell office:value-type="float" office:value="150.8" calcext:value-type="float">
            <text:p>150,80</text:p>
          </table:table-cell>
          <table:table-cell office:value-type="float" office:value="93.46" calcext:value-type="float">
            <text:p>93,46</text:p>
          </table:table-cell>
          <table:table-cell office:value-type="float" office:value="157.01" calcext:value-type="float">
            <text:p>157,01</text:p>
          </table:table-cell>
          <table:table-cell office:value-type="float" office:value="182.15" calcext:value-type="float">
            <text:p>182,15</text:p>
          </table:table-cell>
          <table:table-cell office:value-type="float" office:value="165.64" calcext:value-type="float">
            <text:p>165,64</text:p>
          </table:table-cell>
          <table:table-cell office:value-type="float" office:value="81.43" calcext:value-type="float">
            <text:p>81,43</text:p>
          </table:table-cell>
          <table:table-cell office:value-type="float" office:value="83.2" calcext:value-type="float">
            <text:p>83,20</text:p>
          </table:table-cell>
          <table:table-cell office:value-type="float" office:value="93.9" calcext:value-type="float">
            <text:p>93,90</text:p>
          </table:table-cell>
          <table:table-cell office:value-type="float" office:value="90.26" calcext:value-type="float">
            <text:p>90,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7852.38" calcext:value-type="float">
            <text:p>17.852,38</text:p>
          </table:table-cell>
          <table:table-cell office:value-type="float" office:value="113.86" calcext:value-type="float">
            <text:p>113,86</text:p>
          </table:table-cell>
          <table:table-cell office:value-type="float" office:value="122.64" calcext:value-type="float">
            <text:p>122,64</text:p>
          </table:table-cell>
          <table:table-cell office:value-type="float" office:value="185.13" calcext:value-type="float">
            <text:p>185,13</text:p>
          </table:table-cell>
          <table:table-cell office:value-type="float" office:value="164.63" calcext:value-type="float">
            <text:p>164,63</text:p>
          </table:table-cell>
          <table:table-cell office:value-type="float" office:value="99.18" calcext:value-type="float">
            <text:p>99,18</text:p>
          </table:table-cell>
          <table:table-cell office:value-type="float" office:value="170.33" calcext:value-type="float">
            <text:p>170,33</text:p>
          </table:table-cell>
          <table:table-cell office:value-type="float" office:value="188.19" calcext:value-type="float">
            <text:p>188,19</text:p>
          </table:table-cell>
          <table:table-cell office:value-type="float" office:value="158.11" calcext:value-type="float">
            <text:p>158,11</text:p>
          </table:table-cell>
          <table:table-cell office:value-type="float" office:value="85.59" calcext:value-type="float">
            <text:p>85,59</text:p>
          </table:table-cell>
          <table:table-cell office:value-type="float" office:value="86.79" calcext:value-type="float">
            <text:p>86,79</text:p>
          </table:table-cell>
          <table:table-cell office:value-type="float" office:value="84.07" calcext:value-type="float">
            <text:p>84,07</text:p>
          </table:table-cell>
          <table:table-cell office:value-type="float" office:value="72.66" calcext:value-type="float">
            <text:p>72,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664.05" calcext:value-type="float">
            <text:p>16.664,05</text:p>
          </table:table-cell>
          <table:table-cell office:value-type="float" office:value="99.98" calcext:value-type="float">
            <text:p>99,98</text:p>
          </table:table-cell>
          <table:table-cell office:value-type="float" office:value="103.99" calcext:value-type="float">
            <text:p>103,99</text:p>
          </table:table-cell>
          <table:table-cell office:value-type="float" office:value="171.11" calcext:value-type="float">
            <text:p>171,11</text:p>
          </table:table-cell>
          <table:table-cell office:value-type="float" office:value="150.65" calcext:value-type="float">
            <text:p>150,65</text:p>
          </table:table-cell>
          <table:table-cell office:value-type="float" office:value="93.63" calcext:value-type="float">
            <text:p>93,63</text:p>
          </table:table-cell>
          <table:table-cell office:value-type="float" office:value="155.63" calcext:value-type="float">
            <text:p>155,63</text:p>
          </table:table-cell>
          <table:table-cell office:value-type="float" office:value="184.35" calcext:value-type="float">
            <text:p>184,35</text:p>
          </table:table-cell>
          <table:table-cell office:value-type="float" office:value="150.28" calcext:value-type="float">
            <text:p>150,28</text:p>
          </table:table-cell>
          <table:table-cell office:value-type="float" office:value="81.15" calcext:value-type="float">
            <text:p>81,15</text:p>
          </table:table-cell>
          <table:table-cell office:value-type="float" office:value="81.55" calcext:value-type="float">
            <text:p>81,55</text:p>
          </table:table-cell>
          <table:table-cell office:value-type="float" office:value="81.54" calcext:value-type="float">
            <text:p>81,54</text:p>
          </table:table-cell>
          <table:table-cell office:value-type="float" office:value="69.07" calcext:value-type="float">
            <text:p>69,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981.92" calcext:value-type="float">
            <text:p>16.981,92</text:p>
          </table:table-cell>
          <table:table-cell office:value-type="float" office:value="97.56" calcext:value-type="float">
            <text:p>97,56</text:p>
          </table:table-cell>
          <table:table-cell office:value-type="float" office:value="104.47" calcext:value-type="float">
            <text:p>104,47</text:p>
          </table:table-cell>
          <table:table-cell office:value-type="float" office:value="173.34" calcext:value-type="float">
            <text:p>173,34</text:p>
          </table:table-cell>
          <table:table-cell office:value-type="float" office:value="153.66" calcext:value-type="float">
            <text:p>153,66</text:p>
          </table:table-cell>
          <table:table-cell office:value-type="float" office:value="96.1" calcext:value-type="float">
            <text:p>96,10</text:p>
          </table:table-cell>
          <table:table-cell office:value-type="float" office:value="160.11" calcext:value-type="float">
            <text:p>160,11</text:p>
          </table:table-cell>
          <table:table-cell office:value-type="float" office:value="188.01" calcext:value-type="float">
            <text:p>188,01</text:p>
          </table:table-cell>
          <table:table-cell office:value-type="float" office:value="155.35" calcext:value-type="float">
            <text:p>155,35</text:p>
          </table:table-cell>
          <table:table-cell office:value-type="float" office:value="87.77" calcext:value-type="float">
            <text:p>87,77</text:p>
          </table:table-cell>
          <table:table-cell office:value-type="float" office:value="84.59" calcext:value-type="float">
            <text:p>84,59</text:p>
          </table:table-cell>
          <table:table-cell office:value-type="float" office:value="84.3" calcext:value-type="float">
            <text:p>84,30</text:p>
          </table:table-cell>
          <table:table-cell office:value-type="float" office:value="74.5" calcext:value-type="float">
            <text:p>74,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845.04" calcext:value-type="float">
            <text:p>16.845,04</text:p>
          </table:table-cell>
          <table:table-cell office:value-type="float" office:value="99.69" calcext:value-type="float">
            <text:p>99,69</text:p>
          </table:table-cell>
          <table:table-cell office:value-type="float" office:value="105.96" calcext:value-type="float">
            <text:p>105,96</text:p>
          </table:table-cell>
          <table:table-cell office:value-type="float" office:value="204.86" calcext:value-type="float">
            <text:p>204,86</text:p>
          </table:table-cell>
          <table:table-cell office:value-type="float" office:value="155.95" calcext:value-type="float">
            <text:p>155,95</text:p>
          </table:table-cell>
          <table:table-cell office:value-type="float" office:value="95.11" calcext:value-type="float">
            <text:p>95,11</text:p>
          </table:table-cell>
          <table:table-cell office:value-type="float" office:value="158.29" calcext:value-type="float">
            <text:p>158,29</text:p>
          </table:table-cell>
          <table:table-cell office:value-type="float" office:value="186.73" calcext:value-type="float">
            <text:p>186,73</text:p>
          </table:table-cell>
          <table:table-cell office:value-type="float" office:value="152.2" calcext:value-type="float">
            <text:p>152,20</text:p>
          </table:table-cell>
          <table:table-cell office:value-type="float" office:value="84.32" calcext:value-type="float">
            <text:p>84,32</text:p>
          </table:table-cell>
          <table:table-cell office:value-type="float" office:value="84.73" calcext:value-type="float">
            <text:p>84,73</text:p>
          </table:table-cell>
          <table:table-cell office:value-type="float" office:value="84.89" calcext:value-type="float">
            <text:p>84,89</text:p>
          </table:table-cell>
          <table:table-cell office:value-type="float" office:value="68.03" calcext:value-type="float">
            <text:p>68,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6770.9" calcext:value-type="float">
            <text:p>16.770,90</text:p>
          </table:table-cell>
          <table:table-cell office:value-type="float" office:value="97.29" calcext:value-type="float">
            <text:p>97,29</text:p>
          </table:table-cell>
          <table:table-cell office:value-type="float" office:value="103.72" calcext:value-type="float">
            <text:p>103,72</text:p>
          </table:table-cell>
          <table:table-cell office:value-type="float" office:value="171.65" calcext:value-type="float">
            <text:p>171,65</text:p>
          </table:table-cell>
          <table:table-cell office:value-type="float" office:value="151.97" calcext:value-type="float">
            <text:p>151,97</text:p>
          </table:table-cell>
          <table:table-cell office:value-type="float" office:value="108.66" calcext:value-type="float">
            <text:p>108,66</text:p>
          </table:table-cell>
          <table:table-cell office:value-type="float" office:value="167" calcext:value-type="float">
            <text:p>167,00</text:p>
          </table:table-cell>
          <table:table-cell office:value-type="float" office:value="180.11" calcext:value-type="float">
            <text:p>180,11</text:p>
          </table:table-cell>
          <table:table-cell office:value-type="float" office:value="156.74" calcext:value-type="float">
            <text:p>156,74</text:p>
          </table:table-cell>
          <table:table-cell office:value-type="float" office:value="87.4" calcext:value-type="float">
            <text:p>87,40</text:p>
          </table:table-cell>
          <table:table-cell office:value-type="float" office:value="82.36" calcext:value-type="float">
            <text:p>82,36</text:p>
          </table:table-cell>
          <table:table-cell office:value-type="float" office:value="82.14" calcext:value-type="float">
            <text:p>82,14</text:p>
          </table:table-cell>
          <table:table-cell office:value-type="float" office:value="65.92" calcext:value-type="float">
            <text:p>65,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803.84" calcext:value-type="float">
            <text:p>16.803,84</text:p>
          </table:table-cell>
          <table:table-cell office:value-type="float" office:value="96.79" calcext:value-type="float">
            <text:p>96,79</text:p>
          </table:table-cell>
          <table:table-cell office:value-type="float" office:value="106.37" calcext:value-type="float">
            <text:p>106,37</text:p>
          </table:table-cell>
          <table:table-cell office:value-type="float" office:value="172.09" calcext:value-type="float">
            <text:p>172,09</text:p>
          </table:table-cell>
          <table:table-cell office:value-type="float" office:value="147.94" calcext:value-type="float">
            <text:p>147,94</text:p>
          </table:table-cell>
          <table:table-cell office:value-type="float" office:value="91.4" calcext:value-type="float">
            <text:p>91,40</text:p>
          </table:table-cell>
          <table:table-cell office:value-type="float" office:value="155.73" calcext:value-type="float">
            <text:p>155,73</text:p>
          </table:table-cell>
          <table:table-cell office:value-type="float" office:value="200.13" calcext:value-type="float">
            <text:p>200,13</text:p>
          </table:table-cell>
          <table:table-cell office:value-type="float" office:value="148.15" calcext:value-type="float">
            <text:p>148,15</text:p>
          </table:table-cell>
          <table:table-cell office:value-type="float" office:value="87.35" calcext:value-type="float">
            <text:p>87,35</text:p>
          </table:table-cell>
          <table:table-cell office:value-type="float" office:value="79.33" calcext:value-type="float">
            <text:p>79,33</text:p>
          </table:table-cell>
          <table:table-cell office:value-type="float" office:value="80.23" calcext:value-type="float">
            <text:p>80,23</text:p>
          </table:table-cell>
          <table:table-cell office:value-type="float" office:value="67.93" calcext:value-type="float">
            <text:p>67,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945.72" calcext:value-type="float">
            <text:p>16.945,72</text:p>
          </table:table-cell>
          <table:table-cell office:value-type="float" office:value="97.05" calcext:value-type="float">
            <text:p>97,05</text:p>
          </table:table-cell>
          <table:table-cell office:value-type="float" office:value="105.32" calcext:value-type="float">
            <text:p>105,32</text:p>
          </table:table-cell>
          <table:table-cell office:value-type="float" office:value="172.39" calcext:value-type="float">
            <text:p>172,39</text:p>
          </table:table-cell>
          <table:table-cell office:value-type="float" office:value="152.23" calcext:value-type="float">
            <text:p>152,23</text:p>
          </table:table-cell>
          <table:table-cell office:value-type="float" office:value="94.94" calcext:value-type="float">
            <text:p>94,94</text:p>
          </table:table-cell>
          <table:table-cell office:value-type="float" office:value="157.75" calcext:value-type="float">
            <text:p>157,75</text:p>
          </table:table-cell>
          <table:table-cell office:value-type="float" office:value="189.33" calcext:value-type="float">
            <text:p>189,33</text:p>
          </table:table-cell>
          <table:table-cell office:value-type="float" office:value="151.29" calcext:value-type="float">
            <text:p>151,29</text:p>
          </table:table-cell>
          <table:table-cell office:value-type="float" office:value="83.71" calcext:value-type="float">
            <text:p>83,71</text:p>
          </table:table-cell>
          <table:table-cell office:value-type="float" office:value="97.83" calcext:value-type="float">
            <text:p>97,83</text:p>
          </table:table-cell>
          <table:table-cell office:value-type="float" office:value="83.01" calcext:value-type="float">
            <text:p>83,01</text:p>
          </table:table-cell>
          <table:table-cell office:value-type="float" office:value="67.43" calcext:value-type="float">
            <text:p>67,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6733.12" calcext:value-type="float">
            <text:p>16.733,12</text:p>
          </table:table-cell>
          <table:table-cell office:value-type="float" office:value="96.84" calcext:value-type="float">
            <text:p>96,84</text:p>
          </table:table-cell>
          <table:table-cell office:value-type="float" office:value="109.29" calcext:value-type="float">
            <text:p>109,29</text:p>
          </table:table-cell>
          <table:table-cell office:value-type="float" office:value="172.7" calcext:value-type="float">
            <text:p>172,70</text:p>
          </table:table-cell>
          <table:table-cell office:value-type="float" office:value="151.21" calcext:value-type="float">
            <text:p>151,21</text:p>
          </table:table-cell>
          <table:table-cell office:value-type="float" office:value="94.14" calcext:value-type="float">
            <text:p>94,14</text:p>
          </table:table-cell>
          <table:table-cell office:value-type="float" office:value="182.84" calcext:value-type="float">
            <text:p>182,84</text:p>
          </table:table-cell>
          <table:table-cell office:value-type="float" office:value="175.04" calcext:value-type="float">
            <text:p>175,04</text:p>
          </table:table-cell>
          <table:table-cell office:value-type="float" office:value="154.69" calcext:value-type="float">
            <text:p>154,69</text:p>
          </table:table-cell>
          <table:table-cell office:value-type="float" office:value="84.55" calcext:value-type="float">
            <text:p>84,55</text:p>
          </table:table-cell>
          <table:table-cell office:value-type="float" office:value="99.64" calcext:value-type="float">
            <text:p>99,64</text:p>
          </table:table-cell>
          <table:table-cell office:value-type="float" office:value="82.88" calcext:value-type="float">
            <text:p>82,88</text:p>
          </table:table-cell>
          <table:table-cell office:value-type="float" office:value="72.03" calcext:value-type="float">
            <text:p>72,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636.89" calcext:value-type="float">
            <text:p>16.636,89</text:p>
          </table:table-cell>
          <table:table-cell office:value-type="float" office:value="97.56" calcext:value-type="float">
            <text:p>97,56</text:p>
          </table:table-cell>
          <table:table-cell office:value-type="float" office:value="105.62" calcext:value-type="float">
            <text:p>105,62</text:p>
          </table:table-cell>
          <table:table-cell office:value-type="float" office:value="173.1" calcext:value-type="float">
            <text:p>173,10</text:p>
          </table:table-cell>
          <table:table-cell office:value-type="float" office:value="152.17" calcext:value-type="float">
            <text:p>152,17</text:p>
          </table:table-cell>
          <table:table-cell office:value-type="float" office:value="93.88" calcext:value-type="float">
            <text:p>93,88</text:p>
          </table:table-cell>
          <table:table-cell office:value-type="float" office:value="158.76" calcext:value-type="float">
            <text:p>158,76</text:p>
          </table:table-cell>
          <table:table-cell office:value-type="float" office:value="187.98" calcext:value-type="float">
            <text:p>187,98</text:p>
          </table:table-cell>
          <table:table-cell office:value-type="float" office:value="152.06" calcext:value-type="float">
            <text:p>152,06</text:p>
          </table:table-cell>
          <table:table-cell office:value-type="float" office:value="83.31" calcext:value-type="float">
            <text:p>83,31</text:p>
          </table:table-cell>
          <table:table-cell office:value-type="float" office:value="83.63" calcext:value-type="float">
            <text:p>83,63</text:p>
          </table:table-cell>
          <table:table-cell office:value-type="float" office:value="84.95" calcext:value-type="float">
            <text:p>84,95</text:p>
          </table:table-cell>
          <table:table-cell office:value-type="float" office:value="70.24" calcext:value-type="float">
            <text:p>70,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6825.58" calcext:value-type="float">
            <text:p>16.825,58</text:p>
          </table:table-cell>
          <table:table-cell office:value-type="float" office:value="100.04" calcext:value-type="float">
            <text:p>100,04</text:p>
          </table:table-cell>
          <table:table-cell office:value-type="float" office:value="101.5" calcext:value-type="float">
            <text:p>101,50</text:p>
          </table:table-cell>
          <table:table-cell office:value-type="float" office:value="171.19" calcext:value-type="float">
            <text:p>171,19</text:p>
          </table:table-cell>
          <table:table-cell office:value-type="float" office:value="167.08" calcext:value-type="float">
            <text:p>167,08</text:p>
          </table:table-cell>
          <table:table-cell office:value-type="float" office:value="100.76" calcext:value-type="float">
            <text:p>100,76</text:p>
          </table:table-cell>
          <table:table-cell office:value-type="float" office:value="172.04" calcext:value-type="float">
            <text:p>172,04</text:p>
          </table:table-cell>
          <table:table-cell office:value-type="float" office:value="186.5" calcext:value-type="float">
            <text:p>186,50</text:p>
          </table:table-cell>
          <table:table-cell office:value-type="float" office:value="151.99" calcext:value-type="float">
            <text:p>151,99</text:p>
          </table:table-cell>
          <table:table-cell office:value-type="float" office:value="82.72" calcext:value-type="float">
            <text:p>82,72</text:p>
          </table:table-cell>
          <table:table-cell office:value-type="float" office:value="99.3" calcext:value-type="float">
            <text:p>99,30</text:p>
          </table:table-cell>
          <table:table-cell office:value-type="float" office:value="82.96" calcext:value-type="float">
            <text:p>82,96</text:p>
          </table:table-cell>
          <table:table-cell office:value-type="float" office:value="66.97" calcext:value-type="float">
            <text:p>66,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6720.53" calcext:value-type="float">
            <text:p>16.720,53</text:p>
          </table:table-cell>
          <table:table-cell office:value-type="float" office:value="97.76" calcext:value-type="float">
            <text:p>97,76</text:p>
          </table:table-cell>
          <table:table-cell office:value-type="float" office:value="104.67" calcext:value-type="float">
            <text:p>104,67</text:p>
          </table:table-cell>
          <table:table-cell office:value-type="float" office:value="173.13" calcext:value-type="float">
            <text:p>173,13</text:p>
          </table:table-cell>
          <table:table-cell office:value-type="float" office:value="153.43" calcext:value-type="float">
            <text:p>153,43</text:p>
          </table:table-cell>
          <table:table-cell office:value-type="float" office:value="112.24" calcext:value-type="float">
            <text:p>112,24</text:p>
          </table:table-cell>
          <table:table-cell office:value-type="float" office:value="158.86" calcext:value-type="float">
            <text:p>158,86</text:p>
          </table:table-cell>
          <table:table-cell office:value-type="float" office:value="175.65" calcext:value-type="float">
            <text:p>175,65</text:p>
          </table:table-cell>
          <table:table-cell office:value-type="float" office:value="184.35" calcext:value-type="float">
            <text:p>184,35</text:p>
          </table:table-cell>
          <table:table-cell office:value-type="float" office:value="83.55" calcext:value-type="float">
            <text:p>83,55</text:p>
          </table:table-cell>
          <table:table-cell office:value-type="float" office:value="83.04" calcext:value-type="float">
            <text:p>83,04</text:p>
          </table:table-cell>
          <table:table-cell office:value-type="float" office:value="83.31" calcext:value-type="float">
            <text:p>83,31</text:p>
          </table:table-cell>
          <table:table-cell office:value-type="float" office:value="68.37" calcext:value-type="float">
            <text:p>68,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7116.47" calcext:value-type="float">
            <text:p>17.116,47</text:p>
          </table:table-cell>
          <table:table-cell office:value-type="float" office:value="114.89" calcext:value-type="float">
            <text:p>114,89</text:p>
          </table:table-cell>
          <table:table-cell office:value-type="float" office:value="147.25" calcext:value-type="float">
            <text:p>147,25</text:p>
          </table:table-cell>
          <table:table-cell office:value-type="float" office:value="186.04" calcext:value-type="float">
            <text:p>186,04</text:p>
          </table:table-cell>
          <table:table-cell office:value-type="float" office:value="170.6" calcext:value-type="float">
            <text:p>170,60</text:p>
          </table:table-cell>
          <table:table-cell office:value-type="float" office:value="106.2" calcext:value-type="float">
            <text:p>106,20</text:p>
          </table:table-cell>
          <table:table-cell office:value-type="float" office:value="173.25" calcext:value-type="float">
            <text:p>173,25</text:p>
          </table:table-cell>
          <table:table-cell office:value-type="float" office:value="201.89" calcext:value-type="float">
            <text:p>201,89</text:p>
          </table:table-cell>
          <table:table-cell office:value-type="float" office:value="163.64" calcext:value-type="float">
            <text:p>163,64</text:p>
          </table:table-cell>
          <table:table-cell office:value-type="float" office:value="92" calcext:value-type="float">
            <text:p>92,00</text:p>
          </table:table-cell>
          <table:table-cell office:value-type="float" office:value="90.53" calcext:value-type="float">
            <text:p>90,53</text:p>
          </table:table-cell>
          <table:table-cell office:value-type="float" office:value="94.55" calcext:value-type="float">
            <text:p>94,55</text:p>
          </table:table-cell>
          <table:table-cell office:value-type="float" office:value="76.65" calcext:value-type="float">
            <text:p>76,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8517.99" calcext:value-type="float">
            <text:p>18.517,99</text:p>
          </table:table-cell>
          <table:table-cell office:value-type="float" office:value="109.63" calcext:value-type="float">
            <text:p>109,63</text:p>
          </table:table-cell>
          <table:table-cell office:value-type="float" office:value="113.03" calcext:value-type="float">
            <text:p>113,03</text:p>
          </table:table-cell>
          <table:table-cell office:value-type="float" office:value="183.78" calcext:value-type="float">
            <text:p>183,78</text:p>
          </table:table-cell>
          <table:table-cell office:value-type="float" office:value="159.36" calcext:value-type="float">
            <text:p>159,36</text:p>
          </table:table-cell>
          <table:table-cell office:value-type="float" office:value="99.92" calcext:value-type="float">
            <text:p>99,92</text:p>
          </table:table-cell>
          <table:table-cell office:value-type="float" office:value="168.18" calcext:value-type="float">
            <text:p>168,18</text:p>
          </table:table-cell>
          <table:table-cell office:value-type="float" office:value="191.6" calcext:value-type="float">
            <text:p>191,60</text:p>
          </table:table-cell>
          <table:table-cell office:value-type="float" office:value="161.77" calcext:value-type="float">
            <text:p>161,77</text:p>
          </table:table-cell>
          <table:table-cell office:value-type="float" office:value="97.25" calcext:value-type="float">
            <text:p>97,25</text:p>
          </table:table-cell>
          <table:table-cell office:value-type="float" office:value="85.96" calcext:value-type="float">
            <text:p>85,96</text:p>
          </table:table-cell>
          <table:table-cell office:value-type="float" office:value="86.81" calcext:value-type="float">
            <text:p>86,81</text:p>
          </table:table-cell>
          <table:table-cell office:value-type="float" office:value="79.17" calcext:value-type="float">
            <text:p>79,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8442.99" calcext:value-type="float">
            <text:p>18.442,99</text:p>
          </table:table-cell>
          <table:table-cell office:value-type="float" office:value="104.22" calcext:value-type="float">
            <text:p>104,22</text:p>
          </table:table-cell>
          <table:table-cell office:value-type="float" office:value="108.1" calcext:value-type="float">
            <text:p>108,10</text:p>
          </table:table-cell>
          <table:table-cell office:value-type="float" office:value="181.49" calcext:value-type="float">
            <text:p>181,49</text:p>
          </table:table-cell>
          <table:table-cell office:value-type="float" office:value="160.07" calcext:value-type="float">
            <text:p>160,07</text:p>
          </table:table-cell>
          <table:table-cell office:value-type="float" office:value="99.5" calcext:value-type="float">
            <text:p>99,50</text:p>
          </table:table-cell>
          <table:table-cell office:value-type="float" office:value="188.31" calcext:value-type="float">
            <text:p>188,31</text:p>
          </table:table-cell>
          <table:table-cell office:value-type="float" office:value="196.99" calcext:value-type="float">
            <text:p>196,99</text:p>
          </table:table-cell>
          <table:table-cell office:value-type="float" office:value="159.05" calcext:value-type="float">
            <text:p>159,05</text:p>
          </table:table-cell>
          <table:table-cell office:value-type="float" office:value="87.84" calcext:value-type="float">
            <text:p>87,84</text:p>
          </table:table-cell>
          <table:table-cell office:value-type="float" office:value="86.09" calcext:value-type="float">
            <text:p>86,09</text:p>
          </table:table-cell>
          <table:table-cell office:value-type="float" office:value="87.12" calcext:value-type="float">
            <text:p>87,12</text:p>
          </table:table-cell>
          <table:table-cell office:value-type="float" office:value="72.6" calcext:value-type="float">
            <text:p>72,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7822.99" calcext:value-type="float">
            <text:p>17.822,99</text:p>
          </table:table-cell>
          <table:table-cell office:value-type="float" office:value="99.46" calcext:value-type="float">
            <text:p>99,46</text:p>
          </table:table-cell>
          <table:table-cell office:value-type="float" office:value="103.91" calcext:value-type="float">
            <text:p>103,91</text:p>
          </table:table-cell>
          <table:table-cell office:value-type="float" office:value="173.79" calcext:value-type="float">
            <text:p>173,79</text:p>
          </table:table-cell>
          <table:table-cell office:value-type="float" office:value="167.86" calcext:value-type="float">
            <text:p>167,86</text:p>
          </table:table-cell>
          <table:table-cell office:value-type="float" office:value="95.16" calcext:value-type="float">
            <text:p>95,16</text:p>
          </table:table-cell>
          <table:table-cell office:value-type="float" office:value="157.5" calcext:value-type="float">
            <text:p>157,50</text:p>
          </table:table-cell>
          <table:table-cell office:value-type="float" office:value="182.99" calcext:value-type="float">
            <text:p>182,99</text:p>
          </table:table-cell>
          <table:table-cell office:value-type="float" office:value="151.84" calcext:value-type="float">
            <text:p>151,84</text:p>
          </table:table-cell>
          <table:table-cell office:value-type="float" office:value="82.49" calcext:value-type="float">
            <text:p>82,49</text:p>
          </table:table-cell>
          <table:table-cell office:value-type="float" office:value="82.1" calcext:value-type="float">
            <text:p>82,10</text:p>
          </table:table-cell>
          <table:table-cell office:value-type="float" office:value="82.49" calcext:value-type="float">
            <text:p>82,49</text:p>
          </table:table-cell>
          <table:table-cell office:value-type="float" office:value="69.28" calcext:value-type="float">
            <text:p>69,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6739.51" calcext:value-type="float">
            <text:p>16.739,51</text:p>
          </table:table-cell>
          <table:table-cell office:value-type="float" office:value="98.93" calcext:value-type="float">
            <text:p>98,93</text:p>
          </table:table-cell>
          <table:table-cell office:value-type="float" office:value="118.49" calcext:value-type="float">
            <text:p>118,49</text:p>
          </table:table-cell>
          <table:table-cell office:value-type="float" office:value="172.95" calcext:value-type="float">
            <text:p>172,95</text:p>
          </table:table-cell>
          <table:table-cell office:value-type="float" office:value="153.3" calcext:value-type="float">
            <text:p>153,30</text:p>
          </table:table-cell>
          <table:table-cell office:value-type="float" office:value="95.53" calcext:value-type="float">
            <text:p>95,53</text:p>
          </table:table-cell>
          <table:table-cell office:value-type="float" office:value="183.46" calcext:value-type="float">
            <text:p>183,46</text:p>
          </table:table-cell>
          <table:table-cell office:value-type="float" office:value="172.06" calcext:value-type="float">
            <text:p>172,06</text:p>
          </table:table-cell>
          <table:table-cell office:value-type="float" office:value="152.4" calcext:value-type="float">
            <text:p>152,40</text:p>
          </table:table-cell>
          <table:table-cell office:value-type="float" office:value="83.83" calcext:value-type="float">
            <text:p>83,83</text:p>
          </table:table-cell>
          <table:table-cell office:value-type="float" office:value="84.51" calcext:value-type="float">
            <text:p>84,51</text:p>
          </table:table-cell>
          <table:table-cell office:value-type="float" office:value="91.99" calcext:value-type="float">
            <text:p>91,99</text:p>
          </table:table-cell>
          <table:table-cell office:value-type="float" office:value="76.33" calcext:value-type="float">
            <text:p>76,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6760.24" calcext:value-type="float">
            <text:p>16.760,24</text:p>
          </table:table-cell>
          <table:table-cell office:value-type="float" office:value="97.34" calcext:value-type="float">
            <text:p>97,34</text:p>
          </table:table-cell>
          <table:table-cell office:value-type="float" office:value="102.85" calcext:value-type="float">
            <text:p>102,85</text:p>
          </table:table-cell>
          <table:table-cell office:value-type="float" office:value="171.35" calcext:value-type="float">
            <text:p>171,35</text:p>
          </table:table-cell>
          <table:table-cell office:value-type="float" office:value="151.54" calcext:value-type="float">
            <text:p>151,54</text:p>
          </table:table-cell>
          <table:table-cell office:value-type="float" office:value="100.11" calcext:value-type="float">
            <text:p>100,11</text:p>
          </table:table-cell>
          <table:table-cell office:value-type="float" office:value="158.56" calcext:value-type="float">
            <text:p>158,56</text:p>
          </table:table-cell>
          <table:table-cell office:value-type="float" office:value="187.75" calcext:value-type="float">
            <text:p>187,75</text:p>
          </table:table-cell>
          <table:table-cell office:value-type="float" office:value="160.17" calcext:value-type="float">
            <text:p>160,17</text:p>
          </table:table-cell>
          <table:table-cell office:value-type="float" office:value="81.68" calcext:value-type="float">
            <text:p>81,68</text:p>
          </table:table-cell>
          <table:table-cell office:value-type="float" office:value="81.65" calcext:value-type="float">
            <text:p>81,65</text:p>
          </table:table-cell>
          <table:table-cell office:value-type="float" office:value="83.17" calcext:value-type="float">
            <text:p>83,17</text:p>
          </table:table-cell>
          <table:table-cell office:value-type="float" office:value="71.38" calcext:value-type="float">
            <text:p>71,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794.45" calcext:value-type="float">
            <text:p>16.794,45</text:p>
          </table:table-cell>
          <table:table-cell office:value-type="float" office:value="100.71" calcext:value-type="float">
            <text:p>100,71</text:p>
          </table:table-cell>
          <table:table-cell office:value-type="float" office:value="127.43" calcext:value-type="float">
            <text:p>127,43</text:p>
          </table:table-cell>
          <table:table-cell office:value-type="float" office:value="181.76" calcext:value-type="float">
            <text:p>181,76</text:p>
          </table:table-cell>
          <table:table-cell office:value-type="float" office:value="153.46" calcext:value-type="float">
            <text:p>153,46</text:p>
          </table:table-cell>
          <table:table-cell office:value-type="float" office:value="95.3" calcext:value-type="float">
            <text:p>95,30</text:p>
          </table:table-cell>
          <table:table-cell office:value-type="float" office:value="164.37" calcext:value-type="float">
            <text:p>164,37</text:p>
          </table:table-cell>
          <table:table-cell office:value-type="float" office:value="186.5" calcext:value-type="float">
            <text:p>186,50</text:p>
          </table:table-cell>
          <table:table-cell office:value-type="float" office:value="153.23" calcext:value-type="float">
            <text:p>153,23</text:p>
          </table:table-cell>
          <table:table-cell office:value-type="float" office:value="81.94" calcext:value-type="float">
            <text:p>81,94</text:p>
          </table:table-cell>
          <table:table-cell office:value-type="float" office:value="83.14" calcext:value-type="float">
            <text:p>83,14</text:p>
          </table:table-cell>
          <table:table-cell office:value-type="float" office:value="83.73" calcext:value-type="float">
            <text:p>83,73</text:p>
          </table:table-cell>
          <table:table-cell office:value-type="float" office:value="68.62" calcext:value-type="float">
            <text:p>68,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604.8" calcext:value-type="float">
            <text:p>16.604,80</text:p>
          </table:table-cell>
          <table:table-cell office:value-type="float" office:value="98.78" calcext:value-type="float">
            <text:p>98,78</text:p>
          </table:table-cell>
          <table:table-cell office:value-type="float" office:value="103.63" calcext:value-type="float">
            <text:p>103,63</text:p>
          </table:table-cell>
          <table:table-cell office:value-type="float" office:value="203.01" calcext:value-type="float">
            <text:p>203,01</text:p>
          </table:table-cell>
          <table:table-cell office:value-type="float" office:value="150.34" calcext:value-type="float">
            <text:p>150,34</text:p>
          </table:table-cell>
          <table:table-cell office:value-type="float" office:value="94.09" calcext:value-type="float">
            <text:p>94,09</text:p>
          </table:table-cell>
          <table:table-cell office:value-type="float" office:value="156.09" calcext:value-type="float">
            <text:p>156,09</text:p>
          </table:table-cell>
          <table:table-cell office:value-type="float" office:value="179.08" calcext:value-type="float">
            <text:p>179,08</text:p>
          </table:table-cell>
          <table:table-cell office:value-type="float" office:value="149.77" calcext:value-type="float">
            <text:p>149,77</text:p>
          </table:table-cell>
          <table:table-cell office:value-type="float" office:value="81.34" calcext:value-type="float">
            <text:p>81,34</text:p>
          </table:table-cell>
          <table:table-cell office:value-type="float" office:value="81.42" calcext:value-type="float">
            <text:p>81,42</text:p>
          </table:table-cell>
          <table:table-cell office:value-type="float" office:value="81.55" calcext:value-type="float">
            <text:p>81,55</text:p>
          </table:table-cell>
          <table:table-cell office:value-type="float" office:value="69.45" calcext:value-type="float">
            <text:p>69,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6995.66" calcext:value-type="float">
            <text:p>16.995,66</text:p>
          </table:table-cell>
          <table:table-cell office:value-type="float" office:value="100.67" calcext:value-type="float">
            <text:p>100,67</text:p>
          </table:table-cell>
          <table:table-cell office:value-type="float" office:value="104.6" calcext:value-type="float">
            <text:p>104,60</text:p>
          </table:table-cell>
          <table:table-cell office:value-type="float" office:value="173.15" calcext:value-type="float">
            <text:p>173,15</text:p>
          </table:table-cell>
          <table:table-cell office:value-type="float" office:value="152.45" calcext:value-type="float">
            <text:p>152,45</text:p>
          </table:table-cell>
          <table:table-cell office:value-type="float" office:value="94.98" calcext:value-type="float">
            <text:p>94,98</text:p>
          </table:table-cell>
          <table:table-cell office:value-type="float" office:value="157.93" calcext:value-type="float">
            <text:p>157,93</text:p>
          </table:table-cell>
          <table:table-cell office:value-type="float" office:value="186.63" calcext:value-type="float">
            <text:p>186,63</text:p>
          </table:table-cell>
          <table:table-cell office:value-type="float" office:value="153.75" calcext:value-type="float">
            <text:p>153,75</text:p>
          </table:table-cell>
          <table:table-cell office:value-type="float" office:value="82.71" calcext:value-type="float">
            <text:p>82,71</text:p>
          </table:table-cell>
          <table:table-cell office:value-type="float" office:value="82.97" calcext:value-type="float">
            <text:p>82,97</text:p>
          </table:table-cell>
          <table:table-cell office:value-type="float" office:value="83.4" calcext:value-type="float">
            <text:p>83,40</text:p>
          </table:table-cell>
          <table:table-cell office:value-type="float" office:value="69.97" calcext:value-type="float">
            <text:p>69,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583.37" calcext:value-type="float">
            <text:p>16.583,37</text:p>
          </table:table-cell>
          <table:table-cell office:value-type="float" office:value="96.66" calcext:value-type="float">
            <text:p>96,66</text:p>
          </table:table-cell>
          <table:table-cell office:value-type="float" office:value="104.58" calcext:value-type="float">
            <text:p>104,58</text:p>
          </table:table-cell>
          <table:table-cell office:value-type="float" office:value="171.55" calcext:value-type="float">
            <text:p>171,55</text:p>
          </table:table-cell>
          <table:table-cell office:value-type="float" office:value="152.21" calcext:value-type="float">
            <text:p>152,21</text:p>
          </table:table-cell>
          <table:table-cell office:value-type="float" office:value="95.04" calcext:value-type="float">
            <text:p>95,04</text:p>
          </table:table-cell>
          <table:table-cell office:value-type="float" office:value="158.72" calcext:value-type="float">
            <text:p>158,72</text:p>
          </table:table-cell>
          <table:table-cell office:value-type="float" office:value="191.44" calcext:value-type="float">
            <text:p>191,44</text:p>
          </table:table-cell>
          <table:table-cell office:value-type="float" office:value="151.47" calcext:value-type="float">
            <text:p>151,47</text:p>
          </table:table-cell>
          <table:table-cell office:value-type="float" office:value="83.11" calcext:value-type="float">
            <text:p>83,11</text:p>
          </table:table-cell>
          <table:table-cell office:value-type="float" office:value="92.25" calcext:value-type="float">
            <text:p>92,25</text:p>
          </table:table-cell>
          <table:table-cell office:value-type="float" office:value="82.36" calcext:value-type="float">
            <text:p>82,36</text:p>
          </table:table-cell>
          <table:table-cell office:value-type="float" office:value="67.51" calcext:value-type="float">
            <text:p>67,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793.54" calcext:value-type="float">
            <text:p>16.793,54</text:p>
          </table:table-cell>
          <table:table-cell office:value-type="float" office:value="102.12" calcext:value-type="float">
            <text:p>102,12</text:p>
          </table:table-cell>
          <table:table-cell office:value-type="float" office:value="105.3" calcext:value-type="float">
            <text:p>105,30</text:p>
          </table:table-cell>
          <table:table-cell office:value-type="float" office:value="172.36" calcext:value-type="float">
            <text:p>172,36</text:p>
          </table:table-cell>
          <table:table-cell office:value-type="float" office:value="153.31" calcext:value-type="float">
            <text:p>153,31</text:p>
          </table:table-cell>
          <table:table-cell office:value-type="float" office:value="95.86" calcext:value-type="float">
            <text:p>95,86</text:p>
          </table:table-cell>
          <table:table-cell office:value-type="float" office:value="160.51" calcext:value-type="float">
            <text:p>160,51</text:p>
          </table:table-cell>
          <table:table-cell office:value-type="float" office:value="176.36" calcext:value-type="float">
            <text:p>176,36</text:p>
          </table:table-cell>
          <table:table-cell office:value-type="float" office:value="152.58" calcext:value-type="float">
            <text:p>152,58</text:p>
          </table:table-cell>
          <table:table-cell office:value-type="float" office:value="83.7" calcext:value-type="float">
            <text:p>83,70</text:p>
          </table:table-cell>
          <table:table-cell office:value-type="float" office:value="107.32" calcext:value-type="float">
            <text:p>107,32</text:p>
          </table:table-cell>
          <table:table-cell office:value-type="float" office:value="83.16" calcext:value-type="float">
            <text:p>83,16</text:p>
          </table:table-cell>
          <table:table-cell office:value-type="float" office:value="69.43" calcext:value-type="float">
            <text:p>69,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6673.67" calcext:value-type="float">
            <text:p>16.673,67</text:p>
          </table:table-cell>
          <table:table-cell office:value-type="float" office:value="96.36" calcext:value-type="float">
            <text:p>96,36</text:p>
          </table:table-cell>
          <table:table-cell office:value-type="float" office:value="105.32" calcext:value-type="float">
            <text:p>105,32</text:p>
          </table:table-cell>
          <table:table-cell office:value-type="float" office:value="172.29" calcext:value-type="float">
            <text:p>172,29</text:p>
          </table:table-cell>
          <table:table-cell office:value-type="float" office:value="168.37" calcext:value-type="float">
            <text:p>168,37</text:p>
          </table:table-cell>
          <table:table-cell office:value-type="float" office:value="95.95" calcext:value-type="float">
            <text:p>95,95</text:p>
          </table:table-cell>
          <table:table-cell office:value-type="float" office:value="158.01" calcext:value-type="float">
            <text:p>158,01</text:p>
          </table:table-cell>
          <table:table-cell office:value-type="float" office:value="208.3" calcext:value-type="float">
            <text:p>208,30</text:p>
          </table:table-cell>
          <table:table-cell office:value-type="float" office:value="150.92" calcext:value-type="float">
            <text:p>150,92</text:p>
          </table:table-cell>
          <table:table-cell office:value-type="float" office:value="82.42" calcext:value-type="float">
            <text:p>82,42</text:p>
          </table:table-cell>
          <table:table-cell office:value-type="float" office:value="82.78" calcext:value-type="float">
            <text:p>82,78</text:p>
          </table:table-cell>
          <table:table-cell office:value-type="float" office:value="83.07" calcext:value-type="float">
            <text:p>83,07</text:p>
          </table:table-cell>
          <table:table-cell office:value-type="float" office:value="70.77" calcext:value-type="float">
            <text:p>70,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6996.97" calcext:value-type="float">
            <text:p>16.996,97</text:p>
          </table:table-cell>
          <table:table-cell office:value-type="float" office:value="100.32" calcext:value-type="float">
            <text:p>100,32</text:p>
          </table:table-cell>
          <table:table-cell office:value-type="float" office:value="105.31" calcext:value-type="float">
            <text:p>105,31</text:p>
          </table:table-cell>
          <table:table-cell office:value-type="float" office:value="172.04" calcext:value-type="float">
            <text:p>172,04</text:p>
          </table:table-cell>
          <table:table-cell office:value-type="float" office:value="189.21" calcext:value-type="float">
            <text:p>189,21</text:p>
          </table:table-cell>
          <table:table-cell office:value-type="float" office:value="94.62" calcext:value-type="float">
            <text:p>94,62</text:p>
          </table:table-cell>
          <table:table-cell office:value-type="float" office:value="167.83" calcext:value-type="float">
            <text:p>167,83</text:p>
          </table:table-cell>
          <table:table-cell office:value-type="float" office:value="184.85" calcext:value-type="float">
            <text:p>184,85</text:p>
          </table:table-cell>
          <table:table-cell office:value-type="float" office:value="152.56" calcext:value-type="float">
            <text:p>152,56</text:p>
          </table:table-cell>
          <table:table-cell office:value-type="float" office:value="82.85" calcext:value-type="float">
            <text:p>82,85</text:p>
          </table:table-cell>
          <table:table-cell office:value-type="float" office:value="83.71" calcext:value-type="float">
            <text:p>83,71</text:p>
          </table:table-cell>
          <table:table-cell office:value-type="float" office:value="105.63" calcext:value-type="float">
            <text:p>105,63</text:p>
          </table:table-cell>
          <table:table-cell office:value-type="float" office:value="79.36" calcext:value-type="float">
            <text:p>79,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6642.68" calcext:value-type="float">
            <text:p>16.642,68</text:p>
          </table:table-cell>
          <table:table-cell office:value-type="float" office:value="96.91" calcext:value-type="float">
            <text:p>96,91</text:p>
          </table:table-cell>
          <table:table-cell office:value-type="float" office:value="106.56" calcext:value-type="float">
            <text:p>106,56</text:p>
          </table:table-cell>
          <table:table-cell office:value-type="float" office:value="171.06" calcext:value-type="float">
            <text:p>171,06</text:p>
          </table:table-cell>
          <table:table-cell office:value-type="float" office:value="150.87" calcext:value-type="float">
            <text:p>150,87</text:p>
          </table:table-cell>
          <table:table-cell office:value-type="float" office:value="93.34" calcext:value-type="float">
            <text:p>93,34</text:p>
          </table:table-cell>
          <table:table-cell office:value-type="float" office:value="157.51" calcext:value-type="float">
            <text:p>157,51</text:p>
          </table:table-cell>
          <table:table-cell office:value-type="float" office:value="173.1" calcext:value-type="float">
            <text:p>173,10</text:p>
          </table:table-cell>
          <table:table-cell office:value-type="float" office:value="151.05" calcext:value-type="float">
            <text:p>151,05</text:p>
          </table:table-cell>
          <table:table-cell office:value-type="float" office:value="82.19" calcext:value-type="float">
            <text:p>82,19</text:p>
          </table:table-cell>
          <table:table-cell office:value-type="float" office:value="82.36" calcext:value-type="float">
            <text:p>82,36</text:p>
          </table:table-cell>
          <table:table-cell office:value-type="float" office:value="81.42" calcext:value-type="float">
            <text:p>81,42</text:p>
          </table:table-cell>
          <table:table-cell office:value-type="float" office:value="65.11" calcext:value-type="float">
            <text:p>65,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6917.16" calcext:value-type="float">
            <text:p>16.917,16</text:p>
          </table:table-cell>
          <table:table-cell office:value-type="float" office:value="101.95" calcext:value-type="float">
            <text:p>101,95</text:p>
          </table:table-cell>
          <table:table-cell office:value-type="float" office:value="104.04" calcext:value-type="float">
            <text:p>104,04</text:p>
          </table:table-cell>
          <table:table-cell office:value-type="float" office:value="173.8" calcext:value-type="float">
            <text:p>173,80</text:p>
          </table:table-cell>
          <table:table-cell office:value-type="float" office:value="153.72" calcext:value-type="float">
            <text:p>153,72</text:p>
          </table:table-cell>
          <table:table-cell office:value-type="float" office:value="94.87" calcext:value-type="float">
            <text:p>94,87</text:p>
          </table:table-cell>
          <table:table-cell office:value-type="float" office:value="157.28" calcext:value-type="float">
            <text:p>157,28</text:p>
          </table:table-cell>
          <table:table-cell office:value-type="float" office:value="193.7" calcext:value-type="float">
            <text:p>193,70</text:p>
          </table:table-cell>
          <table:table-cell office:value-type="float" office:value="151.49" calcext:value-type="float">
            <text:p>151,49</text:p>
          </table:table-cell>
          <table:table-cell office:value-type="float" office:value="82.2" calcext:value-type="float">
            <text:p>82,20</text:p>
          </table:table-cell>
          <table:table-cell office:value-type="float" office:value="82.3" calcext:value-type="float">
            <text:p>82,30</text:p>
          </table:table-cell>
          <table:table-cell office:value-type="float" office:value="82.28" calcext:value-type="float">
            <text:p>82,28</text:p>
          </table:table-cell>
          <table:table-cell office:value-type="float" office:value="79.84" calcext:value-type="float">
            <text:p>79,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6498.93" calcext:value-type="float">
            <text:p>16.498,93</text:p>
          </table:table-cell>
          <table:table-cell office:value-type="float" office:value="96.29" calcext:value-type="float">
            <text:p>96,29</text:p>
          </table:table-cell>
          <table:table-cell office:value-type="float" office:value="104.61" calcext:value-type="float">
            <text:p>104,61</text:p>
          </table:table-cell>
          <table:table-cell office:value-type="float" office:value="170.73" calcext:value-type="float">
            <text:p>170,73</text:p>
          </table:table-cell>
          <table:table-cell office:value-type="float" office:value="150.9" calcext:value-type="float">
            <text:p>150,90</text:p>
          </table:table-cell>
          <table:table-cell office:value-type="float" office:value="114.96" calcext:value-type="float">
            <text:p>114,96</text:p>
          </table:table-cell>
          <table:table-cell office:value-type="float" office:value="155.71" calcext:value-type="float">
            <text:p>155,71</text:p>
          </table:table-cell>
          <table:table-cell office:value-type="float" office:value="185.75" calcext:value-type="float">
            <text:p>185,75</text:p>
          </table:table-cell>
          <table:table-cell office:value-type="float" office:value="179.57" calcext:value-type="float">
            <text:p>179,57</text:p>
          </table:table-cell>
          <table:table-cell office:value-type="float" office:value="81.47" calcext:value-type="float">
            <text:p>81,47</text:p>
          </table:table-cell>
          <table:table-cell office:value-type="float" office:value="81.1" calcext:value-type="float">
            <text:p>81,10</text:p>
          </table:table-cell>
          <table:table-cell office:value-type="float" office:value="81.48" calcext:value-type="float">
            <text:p>81,48</text:p>
          </table:table-cell>
          <table:table-cell office:value-type="float" office:value="68.11" calcext:value-type="float">
            <text:p>68,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6820.28" calcext:value-type="float">
            <text:p>16.820,28</text:p>
          </table:table-cell>
          <table:table-cell office:value-type="float" office:value="116.96" calcext:value-type="float">
            <text:p>116,96</text:p>
          </table:table-cell>
          <table:table-cell office:value-type="float" office:value="106.36" calcext:value-type="float">
            <text:p>106,36</text:p>
          </table:table-cell>
          <table:table-cell office:value-type="float" office:value="171.87" calcext:value-type="float">
            <text:p>171,87</text:p>
          </table:table-cell>
          <table:table-cell office:value-type="float" office:value="150.58" calcext:value-type="float">
            <text:p>150,58</text:p>
          </table:table-cell>
          <table:table-cell office:value-type="float" office:value="94.5" calcext:value-type="float">
            <text:p>94,50</text:p>
          </table:table-cell>
          <table:table-cell office:value-type="float" office:value="157.12" calcext:value-type="float">
            <text:p>157,12</text:p>
          </table:table-cell>
          <table:table-cell office:value-type="float" office:value="188.37" calcext:value-type="float">
            <text:p>188,37</text:p>
          </table:table-cell>
          <table:table-cell office:value-type="float" office:value="157.24" calcext:value-type="float">
            <text:p>157,24</text:p>
          </table:table-cell>
          <table:table-cell office:value-type="float" office:value="82.31" calcext:value-type="float">
            <text:p>82,31</text:p>
          </table:table-cell>
          <table:table-cell office:value-type="float" office:value="81.77" calcext:value-type="float">
            <text:p>81,77</text:p>
          </table:table-cell>
          <table:table-cell office:value-type="float" office:value="81.68" calcext:value-type="float">
            <text:p>81,68</text:p>
          </table:table-cell>
          <table:table-cell office:value-type="float" office:value="70.77" calcext:value-type="float">
            <text:p>70,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6722.5" calcext:value-type="float">
            <text:p>16.722,50</text:p>
          </table:table-cell>
          <table:table-cell office:value-type="float" office:value="96.34" calcext:value-type="float">
            <text:p>96,34</text:p>
          </table:table-cell>
          <table:table-cell office:value-type="float" office:value="102.71" calcext:value-type="float">
            <text:p>102,71</text:p>
          </table:table-cell>
          <table:table-cell office:value-type="float" office:value="171.29" calcext:value-type="float">
            <text:p>171,29</text:p>
          </table:table-cell>
          <table:table-cell office:value-type="float" office:value="150.5" calcext:value-type="float">
            <text:p>150,50</text:p>
          </table:table-cell>
          <table:table-cell office:value-type="float" office:value="94.11" calcext:value-type="float">
            <text:p>94,11</text:p>
          </table:table-cell>
          <table:table-cell office:value-type="float" office:value="158.01" calcext:value-type="float">
            <text:p>158,01</text:p>
          </table:table-cell>
          <table:table-cell office:value-type="float" office:value="187.01" calcext:value-type="float">
            <text:p>187,01</text:p>
          </table:table-cell>
          <table:table-cell office:value-type="float" office:value="156.61" calcext:value-type="float">
            <text:p>156,61</text:p>
          </table:table-cell>
          <table:table-cell office:value-type="float" office:value="82.2" calcext:value-type="float">
            <text:p>82,20</text:p>
          </table:table-cell>
          <table:table-cell office:value-type="float" office:value="82.75" calcext:value-type="float">
            <text:p>82,75</text:p>
          </table:table-cell>
          <table:table-cell office:value-type="float" office:value="82.84" calcext:value-type="float">
            <text:p>82,84</text:p>
          </table:table-cell>
          <table:table-cell office:value-type="float" office:value="71.72" calcext:value-type="float">
            <text:p>71,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6719.95" calcext:value-type="float">
            <text:p>16.719,95</text:p>
          </table:table-cell>
          <table:table-cell office:value-type="float" office:value="101.57" calcext:value-type="float">
            <text:p>101,57</text:p>
          </table:table-cell>
          <table:table-cell office:value-type="float" office:value="106.42" calcext:value-type="float">
            <text:p>106,42</text:p>
          </table:table-cell>
          <table:table-cell office:value-type="float" office:value="174.62" calcext:value-type="float">
            <text:p>174,62</text:p>
          </table:table-cell>
          <table:table-cell office:value-type="float" office:value="153.66" calcext:value-type="float">
            <text:p>153,66</text:p>
          </table:table-cell>
          <table:table-cell office:value-type="float" office:value="95.91" calcext:value-type="float">
            <text:p>95,91</text:p>
          </table:table-cell>
          <table:table-cell office:value-type="float" office:value="157.32" calcext:value-type="float">
            <text:p>157,32</text:p>
          </table:table-cell>
          <table:table-cell office:value-type="float" office:value="183.17" calcext:value-type="float">
            <text:p>183,17</text:p>
          </table:table-cell>
          <table:table-cell office:value-type="float" office:value="150.36" calcext:value-type="float">
            <text:p>150,36</text:p>
          </table:table-cell>
          <table:table-cell office:value-type="float" office:value="81.83" calcext:value-type="float">
            <text:p>81,83</text:p>
          </table:table-cell>
          <table:table-cell office:value-type="float" office:value="103.69" calcext:value-type="float">
            <text:p>103,69</text:p>
          </table:table-cell>
          <table:table-cell office:value-type="float" office:value="82.87" calcext:value-type="float">
            <text:p>82,87</text:p>
          </table:table-cell>
          <table:table-cell office:value-type="float" office:value="68.43" calcext:value-type="float">
            <text:p>68,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6636.02" calcext:value-type="float">
            <text:p>16.636,02</text:p>
          </table:table-cell>
          <table:table-cell office:value-type="float" office:value="96.77" calcext:value-type="float">
            <text:p>96,77</text:p>
          </table:table-cell>
          <table:table-cell office:value-type="float" office:value="135.3" calcext:value-type="float">
            <text:p>135,30</text:p>
          </table:table-cell>
          <table:table-cell office:value-type="float" office:value="170.45" calcext:value-type="float">
            <text:p>170,45</text:p>
          </table:table-cell>
          <table:table-cell office:value-type="float" office:value="150.27" calcext:value-type="float">
            <text:p>150,27</text:p>
          </table:table-cell>
          <table:table-cell office:value-type="float" office:value="93.17" calcext:value-type="float">
            <text:p>93,17</text:p>
          </table:table-cell>
          <table:table-cell office:value-type="float" office:value="156.17" calcext:value-type="float">
            <text:p>156,17</text:p>
          </table:table-cell>
          <table:table-cell office:value-type="float" office:value="171.96" calcext:value-type="float">
            <text:p>171,96</text:p>
          </table:table-cell>
          <table:table-cell office:value-type="float" office:value="150.07" calcext:value-type="float">
            <text:p>150,07</text:p>
          </table:table-cell>
          <table:table-cell office:value-type="float" office:value="81.69" calcext:value-type="float">
            <text:p>81,69</text:p>
          </table:table-cell>
          <table:table-cell office:value-type="float" office:value="81.96" calcext:value-type="float">
            <text:p>81,96</text:p>
          </table:table-cell>
          <table:table-cell office:value-type="float" office:value="81.08" calcext:value-type="float">
            <text:p>81,08</text:p>
          </table:table-cell>
          <table:table-cell office:value-type="float" office:value="68.18" calcext:value-type="float">
            <text:p>68,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6730.57" calcext:value-type="float">
            <text:p>16.730,57</text:p>
          </table:table-cell>
          <table:table-cell office:value-type="float" office:value="101.09" calcext:value-type="float">
            <text:p>101,09</text:p>
          </table:table-cell>
          <table:table-cell office:value-type="float" office:value="105.09" calcext:value-type="float">
            <text:p>105,09</text:p>
          </table:table-cell>
          <table:table-cell office:value-type="float" office:value="174" calcext:value-type="float">
            <text:p>174,00</text:p>
          </table:table-cell>
          <table:table-cell office:value-type="float" office:value="152.11" calcext:value-type="float">
            <text:p>152,11</text:p>
          </table:table-cell>
          <table:table-cell office:value-type="float" office:value="94.47" calcext:value-type="float">
            <text:p>94,47</text:p>
          </table:table-cell>
          <table:table-cell office:value-type="float" office:value="157.82" calcext:value-type="float">
            <text:p>157,82</text:p>
          </table:table-cell>
          <table:table-cell office:value-type="float" office:value="176.25" calcext:value-type="float">
            <text:p>176,25</text:p>
          </table:table-cell>
          <table:table-cell office:value-type="float" office:value="154.15" calcext:value-type="float">
            <text:p>154,15</text:p>
          </table:table-cell>
          <table:table-cell office:value-type="float" office:value="82.57" calcext:value-type="float">
            <text:p>82,57</text:p>
          </table:table-cell>
          <table:table-cell office:value-type="float" office:value="82.27" calcext:value-type="float">
            <text:p>82,27</text:p>
          </table:table-cell>
          <table:table-cell office:value-type="float" office:value="81.78" calcext:value-type="float">
            <text:p>81,78</text:p>
          </table:table-cell>
          <table:table-cell office:value-type="float" office:value="79.59" calcext:value-type="float">
            <text:p>79,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7080.75" calcext:value-type="float">
            <text:p>17.080,75</text:p>
          </table:table-cell>
          <table:table-cell office:value-type="float" office:value="97.68" calcext:value-type="float">
            <text:p>97,68</text:p>
          </table:table-cell>
          <table:table-cell office:value-type="float" office:value="164.52" calcext:value-type="float">
            <text:p>164,52</text:p>
          </table:table-cell>
          <table:table-cell office:value-type="float" office:value="202.65" calcext:value-type="float">
            <text:p>202,65</text:p>
          </table:table-cell>
          <table:table-cell office:value-type="float" office:value="163.94" calcext:value-type="float">
            <text:p>163,94</text:p>
          </table:table-cell>
          <table:table-cell office:value-type="float" office:value="102.68" calcext:value-type="float">
            <text:p>102,68</text:p>
          </table:table-cell>
          <table:table-cell office:value-type="float" office:value="171.64" calcext:value-type="float">
            <text:p>171,64</text:p>
          </table:table-cell>
          <table:table-cell office:value-type="float" office:value="201.88" calcext:value-type="float">
            <text:p>201,88</text:p>
          </table:table-cell>
          <table:table-cell office:value-type="float" office:value="164.51" calcext:value-type="float">
            <text:p>164,51</text:p>
          </table:table-cell>
          <table:table-cell office:value-type="float" office:value="93.85" calcext:value-type="float">
            <text:p>93,85</text:p>
          </table:table-cell>
          <table:table-cell office:value-type="float" office:value="92.65" calcext:value-type="float">
            <text:p>92,65</text:p>
          </table:table-cell>
          <table:table-cell office:value-type="float" office:value="91.31" calcext:value-type="float">
            <text:p>91,31</text:p>
          </table:table-cell>
          <table:table-cell office:value-type="float" office:value="84.85" calcext:value-type="float">
            <text:p>84,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7947" calcext:value-type="float">
            <text:p>17.947,00</text:p>
          </table:table-cell>
          <table:table-cell office:value-type="float" office:value="112.94" calcext:value-type="float">
            <text:p>112,94</text:p>
          </table:table-cell>
          <table:table-cell office:value-type="float" office:value="110.51" calcext:value-type="float">
            <text:p>110,51</text:p>
          </table:table-cell>
          <table:table-cell office:value-type="float" office:value="190.77" calcext:value-type="float">
            <text:p>190,77</text:p>
          </table:table-cell>
          <table:table-cell office:value-type="float" office:value="161.93" calcext:value-type="float">
            <text:p>161,93</text:p>
          </table:table-cell>
          <table:table-cell office:value-type="float" office:value="102.88" calcext:value-type="float">
            <text:p>102,88</text:p>
          </table:table-cell>
          <table:table-cell office:value-type="float" office:value="187.69" calcext:value-type="float">
            <text:p>187,69</text:p>
          </table:table-cell>
          <table:table-cell office:value-type="float" office:value="195.64" calcext:value-type="float">
            <text:p>195,64</text:p>
          </table:table-cell>
          <table:table-cell office:value-type="float" office:value="162.68" calcext:value-type="float">
            <text:p>162,68</text:p>
          </table:table-cell>
          <table:table-cell office:value-type="float" office:value="88.66" calcext:value-type="float">
            <text:p>88,66</text:p>
          </table:table-cell>
          <table:table-cell office:value-type="float" office:value="88.83" calcext:value-type="float">
            <text:p>88,83</text:p>
          </table:table-cell>
          <table:table-cell office:value-type="float" office:value="93.09" calcext:value-type="float">
            <text:p>93,09</text:p>
          </table:table-cell>
          <table:table-cell office:value-type="float" office:value="71.79" calcext:value-type="float">
            <text:p>71,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8502.78" calcext:value-type="float">
            <text:p>18.502,78</text:p>
          </table:table-cell>
          <table:table-cell office:value-type="float" office:value="106.69" calcext:value-type="float">
            <text:p>106,69</text:p>
          </table:table-cell>
          <table:table-cell office:value-type="float" office:value="140.92" calcext:value-type="float">
            <text:p>140,92</text:p>
          </table:table-cell>
          <table:table-cell office:value-type="float" office:value="183.32" calcext:value-type="float">
            <text:p>183,32</text:p>
          </table:table-cell>
          <table:table-cell office:value-type="float" office:value="161.13" calcext:value-type="float">
            <text:p>161,13</text:p>
          </table:table-cell>
          <table:table-cell office:value-type="float" office:value="100.98" calcext:value-type="float">
            <text:p>100,98</text:p>
          </table:table-cell>
          <table:table-cell office:value-type="float" office:value="167.63" calcext:value-type="float">
            <text:p>167,63</text:p>
          </table:table-cell>
          <table:table-cell office:value-type="float" office:value="213.23" calcext:value-type="float">
            <text:p>213,23</text:p>
          </table:table-cell>
          <table:table-cell office:value-type="float" office:value="161.84" calcext:value-type="float">
            <text:p>161,84</text:p>
          </table:table-cell>
          <table:table-cell office:value-type="float" office:value="87.74" calcext:value-type="float">
            <text:p>87,74</text:p>
          </table:table-cell>
          <table:table-cell office:value-type="float" office:value="86.93" calcext:value-type="float">
            <text:p>86,93</text:p>
          </table:table-cell>
          <table:table-cell office:value-type="float" office:value="88.02" calcext:value-type="float">
            <text:p>88,02</text:p>
          </table:table-cell>
          <table:table-cell office:value-type="float" office:value="77.81" calcext:value-type="float">
            <text:p>77,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7934.72" calcext:value-type="float">
            <text:p>17.934,72</text:p>
          </table:table-cell>
          <table:table-cell office:value-type="float" office:value="100.28" calcext:value-type="float">
            <text:p>100,28</text:p>
          </table:table-cell>
          <table:table-cell office:value-type="float" office:value="104.21" calcext:value-type="float">
            <text:p>104,21</text:p>
          </table:table-cell>
          <table:table-cell office:value-type="float" office:value="173.53" calcext:value-type="float">
            <text:p>173,53</text:p>
          </table:table-cell>
          <table:table-cell office:value-type="float" office:value="178.68" calcext:value-type="float">
            <text:p>178,68</text:p>
          </table:table-cell>
          <table:table-cell office:value-type="float" office:value="96.42" calcext:value-type="float">
            <text:p>96,42</text:p>
          </table:table-cell>
          <table:table-cell office:value-type="float" office:value="158.51" calcext:value-type="float">
            <text:p>158,51</text:p>
          </table:table-cell>
          <table:table-cell office:value-type="float" office:value="190.72" calcext:value-type="float">
            <text:p>190,72</text:p>
          </table:table-cell>
          <table:table-cell office:value-type="float" office:value="184.46" calcext:value-type="float">
            <text:p>184,46</text:p>
          </table:table-cell>
          <table:table-cell office:value-type="float" office:value="84.95" calcext:value-type="float">
            <text:p>84,95</text:p>
          </table:table-cell>
          <table:table-cell office:value-type="float" office:value="83.17" calcext:value-type="float">
            <text:p>83,17</text:p>
          </table:table-cell>
          <table:table-cell office:value-type="float" office:value="83.25" calcext:value-type="float">
            <text:p>83,25</text:p>
          </table:table-cell>
          <table:table-cell office:value-type="float" office:value="69.67" calcext:value-type="float">
            <text:p>69,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6710.96" calcext:value-type="float">
            <text:p>16.710,96</text:p>
          </table:table-cell>
          <table:table-cell office:value-type="float" office:value="104.68" calcext:value-type="float">
            <text:p>104,68</text:p>
          </table:table-cell>
          <table:table-cell office:value-type="float" office:value="104.65" calcext:value-type="float">
            <text:p>104,65</text:p>
          </table:table-cell>
          <table:table-cell office:value-type="float" office:value="173.35" calcext:value-type="float">
            <text:p>173,35</text:p>
          </table:table-cell>
          <table:table-cell office:value-type="float" office:value="152.58" calcext:value-type="float">
            <text:p>152,58</text:p>
          </table:table-cell>
          <table:table-cell office:value-type="float" office:value="94.85" calcext:value-type="float">
            <text:p>94,85</text:p>
          </table:table-cell>
          <table:table-cell office:value-type="float" office:value="158.18" calcext:value-type="float">
            <text:p>158,18</text:p>
          </table:table-cell>
          <table:table-cell office:value-type="float" office:value="181.86" calcext:value-type="float">
            <text:p>181,86</text:p>
          </table:table-cell>
          <table:table-cell office:value-type="float" office:value="152.22" calcext:value-type="float">
            <text:p>152,22</text:p>
          </table:table-cell>
          <table:table-cell office:value-type="float" office:value="83.08" calcext:value-type="float">
            <text:p>83,08</text:p>
          </table:table-cell>
          <table:table-cell office:value-type="float" office:value="83.19" calcext:value-type="float">
            <text:p>83,19</text:p>
          </table:table-cell>
          <table:table-cell office:value-type="float" office:value="83.36" calcext:value-type="float">
            <text:p>83,36</text:p>
          </table:table-cell>
          <table:table-cell office:value-type="float" office:value="70.28" calcext:value-type="float">
            <text:p>70,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6782.34" calcext:value-type="float">
            <text:p>16.782,34</text:p>
          </table:table-cell>
          <table:table-cell office:value-type="float" office:value="100.35" calcext:value-type="float">
            <text:p>100,35</text:p>
          </table:table-cell>
          <table:table-cell office:value-type="float" office:value="105.42" calcext:value-type="float">
            <text:p>105,42</text:p>
          </table:table-cell>
          <table:table-cell office:value-type="float" office:value="172.18" calcext:value-type="float">
            <text:p>172,18</text:p>
          </table:table-cell>
          <table:table-cell office:value-type="float" office:value="152.82" calcext:value-type="float">
            <text:p>152,82</text:p>
          </table:table-cell>
          <table:table-cell office:value-type="float" office:value="95.38" calcext:value-type="float">
            <text:p>95,38</text:p>
          </table:table-cell>
          <table:table-cell office:value-type="float" office:value="158.07" calcext:value-type="float">
            <text:p>158,07</text:p>
          </table:table-cell>
          <table:table-cell office:value-type="float" office:value="211.69" calcext:value-type="float">
            <text:p>211,69</text:p>
          </table:table-cell>
          <table:table-cell office:value-type="float" office:value="151.88" calcext:value-type="float">
            <text:p>151,88</text:p>
          </table:table-cell>
          <table:table-cell office:value-type="float" office:value="84.16" calcext:value-type="float">
            <text:p>84,16</text:p>
          </table:table-cell>
          <table:table-cell office:value-type="float" office:value="83.27" calcext:value-type="float">
            <text:p>83,27</text:p>
          </table:table-cell>
          <table:table-cell office:value-type="float" office:value="83.53" calcext:value-type="float">
            <text:p>83,53</text:p>
          </table:table-cell>
          <table:table-cell office:value-type="float" office:value="78.11" calcext:value-type="float">
            <text:p>78,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6765.27" calcext:value-type="float">
            <text:p>16.765,27</text:p>
          </table:table-cell>
          <table:table-cell office:value-type="float" office:value="100.61" calcext:value-type="float">
            <text:p>100,61</text:p>
          </table:table-cell>
          <table:table-cell office:value-type="float" office:value="105.5" calcext:value-type="float">
            <text:p>105,50</text:p>
          </table:table-cell>
          <table:table-cell office:value-type="float" office:value="174.2" calcext:value-type="float">
            <text:p>174,20</text:p>
          </table:table-cell>
          <table:table-cell office:value-type="float" office:value="156.23" calcext:value-type="float">
            <text:p>156,23</text:p>
          </table:table-cell>
          <table:table-cell office:value-type="float" office:value="96.91" calcext:value-type="float">
            <text:p>96,91</text:p>
          </table:table-cell>
          <table:table-cell office:value-type="float" office:value="159.91" calcext:value-type="float">
            <text:p>159,91</text:p>
          </table:table-cell>
          <table:table-cell office:value-type="float" office:value="178.73" calcext:value-type="float">
            <text:p>178,73</text:p>
          </table:table-cell>
          <table:table-cell office:value-type="float" office:value="152.92" calcext:value-type="float">
            <text:p>152,92</text:p>
          </table:table-cell>
          <table:table-cell office:value-type="float" office:value="83.59" calcext:value-type="float">
            <text:p>83,59</text:p>
          </table:table-cell>
          <table:table-cell office:value-type="float" office:value="83.16" calcext:value-type="float">
            <text:p>83,16</text:p>
          </table:table-cell>
          <table:table-cell office:value-type="float" office:value="83.43" calcext:value-type="float">
            <text:p>83,43</text:p>
          </table:table-cell>
          <table:table-cell office:value-type="float" office:value="84.63" calcext:value-type="float">
            <text:p>84,63</text:p>
          </table:table-cell>
          <table:table-cell table:number-columns-repeated="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Max Time</text:p>
          </table:table-cell>
          <table:table-cell table:formula="of:=MAX([.C26:.C75])" office:value-type="float" office:value="18517.99" calcext:value-type="float">
            <text:p>18.517,99</text:p>
          </table:table-cell>
          <table:table-cell table:formula="of:=MAX([.D26:.D75])" office:value-type="float" office:value="133.42" calcext:value-type="float">
            <text:p>133,42</text:p>
          </table:table-cell>
          <table:table-cell table:formula="of:=MAX([.E26:.E75])" office:value-type="float" office:value="164.52" calcext:value-type="float">
            <text:p>164,52</text:p>
          </table:table-cell>
          <table:table-cell table:formula="of:=MAX([.F26:.F75])" office:value-type="float" office:value="204.86" calcext:value-type="float">
            <text:p>204,86</text:p>
          </table:table-cell>
          <table:table-cell table:formula="of:=MAX([.G26:.G75])" office:value-type="float" office:value="189.21" calcext:value-type="float">
            <text:p>189,21</text:p>
          </table:table-cell>
          <table:table-cell table:formula="of:=MAX([.H26:.H75])" office:value-type="float" office:value="114.96" calcext:value-type="float">
            <text:p>114,96</text:p>
          </table:table-cell>
          <table:table-cell table:formula="of:=MAX([.I26:.I75])" office:value-type="float" office:value="188.31" calcext:value-type="float">
            <text:p>188,31</text:p>
          </table:table-cell>
          <table:table-cell table:formula="of:=MAX([.J26:.J75])" office:value-type="float" office:value="214.96" calcext:value-type="float">
            <text:p>214,96</text:p>
          </table:table-cell>
          <table:table-cell table:formula="of:=MAX([.K26:.K75])" office:value-type="float" office:value="184.46" calcext:value-type="float">
            <text:p>184,46</text:p>
          </table:table-cell>
          <table:table-cell table:formula="of:=MAX([.L26:.L75])" office:value-type="float" office:value="110.13" calcext:value-type="float">
            <text:p>110,13</text:p>
          </table:table-cell>
          <table:table-cell table:formula="of:=MAX([.M26:.M75])" office:value-type="float" office:value="107.32" calcext:value-type="float">
            <text:p>107,32</text:p>
          </table:table-cell>
          <table:table-cell table:formula="of:=MAX([.N26:.N75])" office:value-type="float" office:value="105.63" calcext:value-type="float">
            <text:p>105,63</text:p>
          </table:table-cell>
          <table:table-cell table:formula="of:=MAX([.O26:.O75])" office:value-type="float" office:value="98.86" calcext:value-type="float">
            <text:p>98,8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 Time</text:p>
          </table:table-cell>
          <table:table-cell table:formula="of:=MIN([.C26:.C75])" office:value-type="float" office:value="16498.93" calcext:value-type="float">
            <text:p>16.498,93</text:p>
          </table:table-cell>
          <table:table-cell table:formula="of:=MIN([.D26:.D75])" office:value-type="float" office:value="96.29" calcext:value-type="float">
            <text:p>96,29</text:p>
          </table:table-cell>
          <table:table-cell table:formula="of:=MIN([.E26:.E75])" office:value-type="float" office:value="101.5" calcext:value-type="float">
            <text:p>101,50</text:p>
          </table:table-cell>
          <table:table-cell table:formula="of:=MIN([.F26:.F75])" office:value-type="float" office:value="170.45" calcext:value-type="float">
            <text:p>170,45</text:p>
          </table:table-cell>
          <table:table-cell table:formula="of:=MIN([.G26:.G75])" office:value-type="float" office:value="147.94" calcext:value-type="float">
            <text:p>147,94</text:p>
          </table:table-cell>
          <table:table-cell table:formula="of:=MIN([.H26:.H75])" office:value-type="float" office:value="91.4" calcext:value-type="float">
            <text:p>91,40</text:p>
          </table:table-cell>
          <table:table-cell table:formula="of:=MIN([.I26:.I75])" office:value-type="float" office:value="155.63" calcext:value-type="float">
            <text:p>155,63</text:p>
          </table:table-cell>
          <table:table-cell table:formula="of:=MIN([.J26:.J75])" office:value-type="float" office:value="171.96" calcext:value-type="float">
            <text:p>171,96</text:p>
          </table:table-cell>
          <table:table-cell table:formula="of:=MIN([.K26:.K75])" office:value-type="float" office:value="148.15" calcext:value-type="float">
            <text:p>148,15</text:p>
          </table:table-cell>
          <table:table-cell table:formula="of:=MIN([.L26:.L75])" office:value-type="float" office:value="81.15" calcext:value-type="float">
            <text:p>81,15</text:p>
          </table:table-cell>
          <table:table-cell table:formula="of:=MIN([.M26:.M75])" office:value-type="float" office:value="79.33" calcext:value-type="float">
            <text:p>79,33</text:p>
          </table:table-cell>
          <table:table-cell table:formula="of:=MIN([.N26:.N75])" office:value-type="float" office:value="80.23" calcext:value-type="float">
            <text:p>80,23</text:p>
          </table:table-cell>
          <table:table-cell table:formula="of:=MIN([.O26:.O75])" office:value-type="float" office:value="65.11" calcext:value-type="float">
            <text:p>65,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verage Time</text:p>
          </table:table-cell>
          <table:table-cell table:formula="of:=AVERAGE([.C26:.C75])" office:value-type="float" office:value="16976.9512" calcext:value-type="float">
            <text:p>16.976,95</text:p>
          </table:table-cell>
          <table:table-cell table:formula="of:=AVERAGE([.D26:.D75])" office:value-type="float" office:value="102.426" calcext:value-type="float">
            <text:p>102,43</text:p>
          </table:table-cell>
          <table:table-cell table:formula="of:=AVERAGE([.E26:.E75])" office:value-type="float" office:value="110.5982" calcext:value-type="float">
            <text:p>110,60</text:p>
          </table:table-cell>
          <table:table-cell table:formula="of:=AVERAGE([.F26:.F75])" office:value-type="float" office:value="176.9596" calcext:value-type="float">
            <text:p>176,96</text:p>
          </table:table-cell>
          <table:table-cell table:formula="of:=AVERAGE([.G26:.G75])" office:value-type="float" office:value="156.0652" calcext:value-type="float">
            <text:p>156,07</text:p>
          </table:table-cell>
          <table:table-cell table:formula="of:=AVERAGE([.H26:.H75])" office:value-type="float" office:value="97.1134" calcext:value-type="float">
            <text:p>97,11</text:p>
          </table:table-cell>
          <table:table-cell table:formula="of:=AVERAGE([.I26:.I75])" office:value-type="float" office:value="162.2752" calcext:value-type="float">
            <text:p>162,28</text:p>
          </table:table-cell>
          <table:table-cell table:formula="of:=AVERAGE([.J26:.J75])" office:value-type="float" office:value="187.9164" calcext:value-type="float">
            <text:p>187,92</text:p>
          </table:table-cell>
          <table:table-cell table:formula="of:=AVERAGE([.K26:.K75])" office:value-type="float" office:value="156.2418" calcext:value-type="float">
            <text:p>156,24</text:p>
          </table:table-cell>
          <table:table-cell table:formula="of:=AVERAGE([.L26:.L75])" office:value-type="float" office:value="84.91" calcext:value-type="float">
            <text:p>84,91</text:p>
          </table:table-cell>
          <table:table-cell table:formula="of:=AVERAGE([.M26:.M75])" office:value-type="float" office:value="85.7458" calcext:value-type="float">
            <text:p>85,75</text:p>
          </table:table-cell>
          <table:table-cell table:formula="of:=AVERAGE([.N26:.N75])" office:value-type="float" office:value="84.8186" calcext:value-type="float">
            <text:p>84,82</text:p>
          </table:table-cell>
          <table:table-cell table:formula="of:=AVERAGE([.O26:.O75])" office:value-type="float" office:value="72.9586" calcext:value-type="float">
            <text:p>72,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rcentage</text:p>
          </table:table-cell>
          <table:table-cell/>
          <table:table-cell office:value-type="float" office:value="100" calcext:value-type="float">
            <text:p>100,00</text:p>
          </table:table-cell>
          <table:table-cell table:formula="of:=([.D81]/[.E81]) *100" office:value-type="float" office:value="92.6109104849808" calcext:value-type="float">
            <text:p>92,61</text:p>
          </table:table-cell>
          <table:table-cell table:formula="of:=([.D81]/[.F81]) *100" office:value-type="float" office:value="57.8810078684626" calcext:value-type="float">
            <text:p>57,88</text:p>
          </table:table-cell>
          <table:table-cell table:formula="of:=([.D81]/[.G81]) *100" office:value-type="float" office:value="65.6302622237373" calcext:value-type="float">
            <text:p>65,63</text:p>
          </table:table-cell>
          <table:table-cell table:formula="of:=([.D81]/[.H81]) *100" office:value-type="float" office:value="105.470511793429" calcext:value-type="float">
            <text:p>105,47</text:p>
          </table:table-cell>
          <table:table-cell table:formula="of:=([.D81]/[.I81]) *100" office:value-type="float" office:value="63.118702056753" calcext:value-type="float">
            <text:p>63,12</text:p>
          </table:table-cell>
          <table:table-cell table:formula="of:=([.D81]/[.J81]) *100" office:value-type="float" office:value="54.5061527360039" calcext:value-type="float">
            <text:p>54,51</text:p>
          </table:table-cell>
          <table:table-cell table:formula="of:=([.D81]/[.K81]) *100" office:value-type="float" office:value="65.5560803830985" calcext:value-type="float">
            <text:p>65,56</text:p>
          </table:table-cell>
          <table:table-cell table:formula="of:=([.D81]/[.L81]) *100" office:value-type="float" office:value="120.628901189495" calcext:value-type="float">
            <text:p>120,63</text:p>
          </table:table-cell>
          <table:table-cell table:formula="of:=([.D81]/[.M81]) *100" office:value-type="float" office:value="119.453081083855" calcext:value-type="float">
            <text:p>119,45</text:p>
          </table:table-cell>
          <table:table-cell table:formula="of:=([.D81]/[.N81]) *100" office:value-type="float" office:value="120.758890149095" calcext:value-type="float">
            <text:p>120,76</text:p>
          </table:table-cell>
          <table:table-cell table:formula="of:=([.D81]/[.O81]) *100" office:value-type="float" office:value="140.38920702974" calcext:value-type="float">
            <text:p>140,39</text:p>
          </table:table-cell>
          <table:table-cell table:number-columns-repeated="5"/>
        </table:table-row>
      </table:table>
      <table:table table:name="Linux (libgdiplus)" table:style-name="ta1">
        <table:shapes>
          <draw:frame draw:z-index="0" draw:style-name="gr1" draw:text-style-name="P1" svg:width="159.94mm" svg:height="89.99mm" svg:x="15.05mm" svg:y="10.33mm">
            <draw:object draw:notify-on-update-of-ranges="'Linux (libgdiplus)'.C25:'Linux (libgdiplus)'.O25 'Linux (libgdiplus)'.B81:'Linux (libgdiplus)'.B81 'Linux (libgdiplus)'.C81:'Linux (libgdiplus)'.O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1.03mm" svg:y="10.83mm">
            <draw:object draw:notify-on-update-of-ranges="'Linux (libgdiplus)'.D25:'Linux (libgdiplus)'.O25 'Linux (libgdiplus)'.B81:'Linux (libgdiplus)'.B81 'Linux (libgdiplus)'.D81:'Linux (libgdiplus)'.O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89.98mm" svg:x="363.82mm" svg:y="111.12mm">
            <draw:object draw:notify-on-update-of-ranges="'Linux (libgdiplus)'.D25:'Linux (libgdiplus)'.O25 'Linux (libgdiplus)'.B82:'Linux (libgdiplus)'.B82 'Linux (libgdiplus)'.D82:'Linux (libgdiplus)'.O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 table:number-rows-repeated="2">
          <table:table-cell table:number-columns-repeated="2"/>
          <table:table-cell table:style-name="Default" table:number-columns-repeated="1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13"/>
          <table:table-cell table:style-name="ce3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Platform</text:p>
          </table:table-cell>
          <table:covered-table-cell/>
        </table:table-row>
        <table:table-row table:style-name="ro1">
          <table:table-cell table:number-columns-repeated="2"/>
          <table:table-cell table:style-name="Default" table:number-columns-repeated="13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Ms:</text:p>
          </table:table-cell>
          <table:table-cell office:value-type="string" calcext:value-type="string">
            <text:p>Marshal Double Copy</text:p>
          </table:table-cell>
          <table:table-cell/>
          <table:table-cell office:value-type="string" calcext:value-type="string">
            <text:p>CPU:</text:p>
          </table:table-cell>
          <table:table-cell office:value-type="string" calcext:value-type="string">
            <text:p>AMD Threadripper 1920X</text:p>
          </table:table-cell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Sp:</text:p>
          </table:table-cell>
          <table:table-cell office:value-type="string" calcext:value-type="string">
            <text:p>Usage of Span&lt;byte&gt;</text:p>
          </table:table-cell>
          <table:table-cell/>
          <table:table-cell office:value-type="string" calcext:value-type="string">
            <text:p>RAM:</text:p>
          </table:table-cell>
          <table:table-cell office:value-type="string" calcext:value-type="string">
            <text:p>4x8GB @ 3200MHZ (2xNUMA)</text:p>
          </table:table-cell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Mt:</text:p>
          </table:table-cell>
          <table:table-cell office:value-type="string" calcext:value-type="string">
            <text:p>Multithreaded</text:p>
          </table:table-cell>
          <table:table-cell/>
          <table:table-cell office:value-type="string" calcext:value-type="string">
            <text:p>OS:</text:p>
          </table:table-cell>
          <table:table-cell office:value-type="string" calcext:value-type="string">
            <text:p>Kubuntu 19.10 Linux 5.3</text:p>
          </table:table-cell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Un:</text:p>
          </table:table-cell>
          <table:table-cell office:value-type="string" calcext:value-type="string">
            <text:p>Unsafe</text:p>
          </table:table-cell>
          <table:table-cell table:number-columns-repeated="2"/>
          <table:table-cell office:value-type="string" calcext:value-type="string">
            <text:p>Libgdiplus (Mono)</text:p>
          </table:table-cell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Cn:</text:p>
          </table:table-cell>
          <table:table-cell office:value-type="string" calcext:value-type="string">
            <text:p>Constant Pixel Siz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Ur:</text:p>
          </table:table-cell>
          <table:table-cell office:value-type="string" calcext:value-type="string">
            <text:p>Loop Unroll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Pl:</text:p>
          </table:table-cell>
          <table:table-cell office:value-type="string" calcext:value-type="string">
            <text:p>Pipelining Friendly if statement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Uc:</text:p>
          </table:table-cell>
          <table:table-cell office:value-type="string" calcext:value-type="string">
            <text:p>Unchecked Arithmeti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13"/>
          <table:table-cell office:value-type="string" calcext:value-type="string">
            <text:p>Fx:</text:p>
          </table:table-cell>
          <table:table-cell office:value-type="string" calcext:value-type="string">
            <text:p>Fixed mask array</text:p>
          </table:table-cell>
          <table:table-cell table:number-columns-repeated="3"/>
        </table:table-row>
        <table:table-row table:style-name="ro1" table:number-rows-repeated="11">
          <table:table-cell table:number-columns-repeated="2"/>
          <table:table-cell table:style-name="Default" table:number-columns-repeated="13"/>
          <table:table-cell table:number-columns-repeated="5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style-name="Default" office:value-type="string" calcext:value-type="string">
            <text:p>SetPixel()</text:p>
          </table:table-cell>
          <table:table-cell table:style-name="Default" office:value-type="string" calcext:value-type="string">
            <text:p>Ms</text:p>
          </table:table-cell>
          <table:table-cell table:style-name="Default" office:value-type="string" calcext:value-type="string">
            <text:p>Ms,Sp,Mt</text:p>
          </table:table-cell>
          <table:table-cell table:style-name="Default" office:value-type="string" calcext:value-type="string">
            <text:p>Un,Sp</text:p>
          </table:table-cell>
          <table:table-cell table:style-name="Default" office:value-type="string" calcext:value-type="string">
            <text:p>Un,Sp,Cn</text:p>
          </table:table-cell>
          <table:table-cell table:style-name="Default" office:value-type="string" calcext:value-type="string">
            <text:p>Un,Sp,Cn,Ur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Un,Cn</text:p>
          </table:table-cell>
          <table:table-cell table:style-name="Default" office:value-type="string" calcext:value-type="string">
            <text:p>Un,Cn,Pl</text:p>
          </table:table-cell>
          <table:table-cell table:style-name="Default" office:value-type="string" calcext:value-type="string">
            <text:p>Un,Cn,Ur</text:p>
          </table:table-cell>
          <table:table-cell table:style-name="Default" office:value-type="string" calcext:value-type="string">
            <text:p>Un,Cn,Ur,Uc</text:p>
          </table:table-cell>
          <table:table-cell table:style-name="Default" office:value-type="string" calcext:value-type="string">
            <text:p>Un,Cn,Ur,Uc,Fx</text:p>
          </table:table-cell>
          <table:table-cell table:style-name="Default" office:value-type="string" calcext:value-type="string">
            <text:p>Un,Cn,Ur,Uc,Fx,Mt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988.3" calcext:value-type="float">
            <text:p>8.988,30</text:p>
          </table:table-cell>
          <table:table-cell office:value-type="float" office:value="140.94" calcext:value-type="float">
            <text:p>140,94</text:p>
          </table:table-cell>
          <table:table-cell office:value-type="float" office:value="117.61" calcext:value-type="float">
            <text:p>117,61</text:p>
          </table:table-cell>
          <table:table-cell office:value-type="float" office:value="712.68" calcext:value-type="float">
            <text:p>712,68</text:p>
          </table:table-cell>
          <table:table-cell office:value-type="float" office:value="192.33" calcext:value-type="float">
            <text:p>192,33</text:p>
          </table:table-cell>
          <table:table-cell office:value-type="float" office:value="109.84" calcext:value-type="float">
            <text:p>109,84</text:p>
          </table:table-cell>
          <table:table-cell office:value-type="float" office:value="719.93" calcext:value-type="float">
            <text:p>719,93</text:p>
          </table:table-cell>
          <table:table-cell office:value-type="float" office:value="174.42" calcext:value-type="float">
            <text:p>174,42</text:p>
          </table:table-cell>
          <table:table-cell office:value-type="float" office:value="165.42" calcext:value-type="float">
            <text:p>165,42</text:p>
          </table:table-cell>
          <table:table-cell office:value-type="float" office:value="104.44" calcext:value-type="float">
            <text:p>104,44</text:p>
          </table:table-cell>
          <table:table-cell office:value-type="float" office:value="104.09" calcext:value-type="float">
            <text:p>104,09</text:p>
          </table:table-cell>
          <table:table-cell office:value-type="float" office:value="95.53" calcext:value-type="float">
            <text:p>95,53</text:p>
          </table:table-cell>
          <table:table-cell office:value-type="float" office:value="95.93" calcext:value-type="float">
            <text:p>95,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002.63" calcext:value-type="float">
            <text:p>9.002,63</text:p>
          </table:table-cell>
          <table:table-cell office:value-type="float" office:value="150.76" calcext:value-type="float">
            <text:p>150,76</text:p>
          </table:table-cell>
          <table:table-cell office:value-type="float" office:value="121.08" calcext:value-type="float">
            <text:p>121,08</text:p>
          </table:table-cell>
          <table:table-cell office:value-type="float" office:value="683.98" calcext:value-type="float">
            <text:p>683,98</text:p>
          </table:table-cell>
          <table:table-cell office:value-type="float" office:value="188.95" calcext:value-type="float">
            <text:p>188,95</text:p>
          </table:table-cell>
          <table:table-cell office:value-type="float" office:value="128.75" calcext:value-type="float">
            <text:p>128,75</text:p>
          </table:table-cell>
          <table:table-cell office:value-type="float" office:value="676.78" calcext:value-type="float">
            <text:p>676,78</text:p>
          </table:table-cell>
          <table:table-cell office:value-type="float" office:value="175.9" calcext:value-type="float">
            <text:p>175,90</text:p>
          </table:table-cell>
          <table:table-cell office:value-type="float" office:value="168.33" calcext:value-type="float">
            <text:p>168,33</text:p>
          </table:table-cell>
          <table:table-cell office:value-type="float" office:value="103.77" calcext:value-type="float">
            <text:p>103,77</text:p>
          </table:table-cell>
          <table:table-cell office:value-type="float" office:value="111.15" calcext:value-type="float">
            <text:p>111,15</text:p>
          </table:table-cell>
          <table:table-cell office:value-type="float" office:value="95.33" calcext:value-type="float">
            <text:p>95,33</text:p>
          </table:table-cell>
          <table:table-cell office:value-type="float" office:value="77.51" calcext:value-type="float">
            <text:p>77,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984.53" calcext:value-type="float">
            <text:p>8.984,53</text:p>
          </table:table-cell>
          <table:table-cell office:value-type="float" office:value="141.15" calcext:value-type="float">
            <text:p>141,15</text:p>
          </table:table-cell>
          <table:table-cell office:value-type="float" office:value="135.25" calcext:value-type="float">
            <text:p>135,25</text:p>
          </table:table-cell>
          <table:table-cell office:value-type="float" office:value="687.14" calcext:value-type="float">
            <text:p>687,14</text:p>
          </table:table-cell>
          <table:table-cell office:value-type="float" office:value="193.62" calcext:value-type="float">
            <text:p>193,62</text:p>
          </table:table-cell>
          <table:table-cell office:value-type="float" office:value="108.72" calcext:value-type="float">
            <text:p>108,72</text:p>
          </table:table-cell>
          <table:table-cell office:value-type="float" office:value="698.69" calcext:value-type="float">
            <text:p>698,69</text:p>
          </table:table-cell>
          <table:table-cell office:value-type="float" office:value="173.82" calcext:value-type="float">
            <text:p>173,82</text:p>
          </table:table-cell>
          <table:table-cell office:value-type="float" office:value="164.26" calcext:value-type="float">
            <text:p>164,26</text:p>
          </table:table-cell>
          <table:table-cell office:value-type="float" office:value="136.43" calcext:value-type="float">
            <text:p>136,43</text:p>
          </table:table-cell>
          <table:table-cell office:value-type="float" office:value="103.42" calcext:value-type="float">
            <text:p>103,42</text:p>
          </table:table-cell>
          <table:table-cell office:value-type="float" office:value="94.94" calcext:value-type="float">
            <text:p>94,94</text:p>
          </table:table-cell>
          <table:table-cell office:value-type="float" office:value="74.29" calcext:value-type="float">
            <text:p>74,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851.23" calcext:value-type="float">
            <text:p>8.851,23</text:p>
          </table:table-cell>
          <table:table-cell office:value-type="float" office:value="141.81" calcext:value-type="float">
            <text:p>141,81</text:p>
          </table:table-cell>
          <table:table-cell office:value-type="float" office:value="123.97" calcext:value-type="float">
            <text:p>123,97</text:p>
          </table:table-cell>
          <table:table-cell office:value-type="float" office:value="691.29" calcext:value-type="float">
            <text:p>691,29</text:p>
          </table:table-cell>
          <table:table-cell office:value-type="float" office:value="191.24" calcext:value-type="float">
            <text:p>191,24</text:p>
          </table:table-cell>
          <table:table-cell office:value-type="float" office:value="139.38" calcext:value-type="float">
            <text:p>139,38</text:p>
          </table:table-cell>
          <table:table-cell office:value-type="float" office:value="693.15" calcext:value-type="float">
            <text:p>693,15</text:p>
          </table:table-cell>
          <table:table-cell office:value-type="float" office:value="173.67" calcext:value-type="float">
            <text:p>173,67</text:p>
          </table:table-cell>
          <table:table-cell office:value-type="float" office:value="168.35" calcext:value-type="float">
            <text:p>168,35</text:p>
          </table:table-cell>
          <table:table-cell office:value-type="float" office:value="105.18" calcext:value-type="float">
            <text:p>105,18</text:p>
          </table:table-cell>
          <table:table-cell office:value-type="float" office:value="130.95" calcext:value-type="float">
            <text:p>130,95</text:p>
          </table:table-cell>
          <table:table-cell office:value-type="float" office:value="96.17" calcext:value-type="float">
            <text:p>96,17</text:p>
          </table:table-cell>
          <table:table-cell office:value-type="float" office:value="77.65" calcext:value-type="float">
            <text:p>77,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795.38" calcext:value-type="float">
            <text:p>8.795,38</text:p>
          </table:table-cell>
          <table:table-cell office:value-type="float" office:value="138.07" calcext:value-type="float">
            <text:p>138,07</text:p>
          </table:table-cell>
          <table:table-cell office:value-type="float" office:value="115.65" calcext:value-type="float">
            <text:p>115,65</text:p>
          </table:table-cell>
          <table:table-cell office:value-type="float" office:value="707.92" calcext:value-type="float">
            <text:p>707,92</text:p>
          </table:table-cell>
          <table:table-cell office:value-type="float" office:value="195.85" calcext:value-type="float">
            <text:p>195,85</text:p>
          </table:table-cell>
          <table:table-cell office:value-type="float" office:value="120.87" calcext:value-type="float">
            <text:p>120,87</text:p>
          </table:table-cell>
          <table:table-cell office:value-type="float" office:value="691.56" calcext:value-type="float">
            <text:p>691,56</text:p>
          </table:table-cell>
          <table:table-cell office:value-type="float" office:value="199.41" calcext:value-type="float">
            <text:p>199,41</text:p>
          </table:table-cell>
          <table:table-cell office:value-type="float" office:value="167.79" calcext:value-type="float">
            <text:p>167,79</text:p>
          </table:table-cell>
          <table:table-cell office:value-type="float" office:value="104.14" calcext:value-type="float">
            <text:p>104,14</text:p>
          </table:table-cell>
          <table:table-cell office:value-type="float" office:value="104.65" calcext:value-type="float">
            <text:p>104,65</text:p>
          </table:table-cell>
          <table:table-cell office:value-type="float" office:value="95.54" calcext:value-type="float">
            <text:p>95,54</text:p>
          </table:table-cell>
          <table:table-cell office:value-type="float" office:value="78.09" calcext:value-type="float">
            <text:p>78,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878.94" calcext:value-type="float">
            <text:p>8.878,94</text:p>
          </table:table-cell>
          <table:table-cell office:value-type="float" office:value="137.18" calcext:value-type="float">
            <text:p>137,18</text:p>
          </table:table-cell>
          <table:table-cell office:value-type="float" office:value="136.8" calcext:value-type="float">
            <text:p>136,80</text:p>
          </table:table-cell>
          <table:table-cell office:value-type="float" office:value="691.77" calcext:value-type="float">
            <text:p>691,77</text:p>
          </table:table-cell>
          <table:table-cell office:value-type="float" office:value="193.67" calcext:value-type="float">
            <text:p>193,67</text:p>
          </table:table-cell>
          <table:table-cell office:value-type="float" office:value="133.27" calcext:value-type="float">
            <text:p>133,27</text:p>
          </table:table-cell>
          <table:table-cell office:value-type="float" office:value="690.62" calcext:value-type="float">
            <text:p>690,62</text:p>
          </table:table-cell>
          <table:table-cell office:value-type="float" office:value="200.36" calcext:value-type="float">
            <text:p>200,36</text:p>
          </table:table-cell>
          <table:table-cell office:value-type="float" office:value="165.14" calcext:value-type="float">
            <text:p>165,14</text:p>
          </table:table-cell>
          <table:table-cell office:value-type="float" office:value="103.71" calcext:value-type="float">
            <text:p>103,71</text:p>
          </table:table-cell>
          <table:table-cell office:value-type="float" office:value="104.7" calcext:value-type="float">
            <text:p>104,70</text:p>
          </table:table-cell>
          <table:table-cell office:value-type="float" office:value="95.4" calcext:value-type="float">
            <text:p>95,40</text:p>
          </table:table-cell>
          <table:table-cell office:value-type="float" office:value="108.61" calcext:value-type="float">
            <text:p>108,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940.65" calcext:value-type="float">
            <text:p>8.940,65</text:p>
          </table:table-cell>
          <table:table-cell office:value-type="float" office:value="142.65" calcext:value-type="float">
            <text:p>142,65</text:p>
          </table:table-cell>
          <table:table-cell office:value-type="float" office:value="118.16" calcext:value-type="float">
            <text:p>118,16</text:p>
          </table:table-cell>
          <table:table-cell office:value-type="float" office:value="676.92" calcext:value-type="float">
            <text:p>676,92</text:p>
          </table:table-cell>
          <table:table-cell office:value-type="float" office:value="194.5" calcext:value-type="float">
            <text:p>194,50</text:p>
          </table:table-cell>
          <table:table-cell office:value-type="float" office:value="107.66" calcext:value-type="float">
            <text:p>107,66</text:p>
          </table:table-cell>
          <table:table-cell office:value-type="float" office:value="674.49" calcext:value-type="float">
            <text:p>674,49</text:p>
          </table:table-cell>
          <table:table-cell office:value-type="float" office:value="180.59" calcext:value-type="float">
            <text:p>180,59</text:p>
          </table:table-cell>
          <table:table-cell office:value-type="float" office:value="162.85" calcext:value-type="float">
            <text:p>162,85</text:p>
          </table:table-cell>
          <table:table-cell office:value-type="float" office:value="104.19" calcext:value-type="float">
            <text:p>104,19</text:p>
          </table:table-cell>
          <table:table-cell office:value-type="float" office:value="104.07" calcext:value-type="float">
            <text:p>104,07</text:p>
          </table:table-cell>
          <table:table-cell office:value-type="float" office:value="112.48" calcext:value-type="float">
            <text:p>112,48</text:p>
          </table:table-cell>
          <table:table-cell office:value-type="float" office:value="77.21" calcext:value-type="float">
            <text:p>77,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8899.68" calcext:value-type="float">
            <text:p>8.899,68</text:p>
          </table:table-cell>
          <table:table-cell office:value-type="float" office:value="135.48" calcext:value-type="float">
            <text:p>135,48</text:p>
          </table:table-cell>
          <table:table-cell office:value-type="float" office:value="141.12" calcext:value-type="float">
            <text:p>141,12</text:p>
          </table:table-cell>
          <table:table-cell office:value-type="float" office:value="686.89" calcext:value-type="float">
            <text:p>686,89</text:p>
          </table:table-cell>
          <table:table-cell office:value-type="float" office:value="194.22" calcext:value-type="float">
            <text:p>194,22</text:p>
          </table:table-cell>
          <table:table-cell office:value-type="float" office:value="136.67" calcext:value-type="float">
            <text:p>136,67</text:p>
          </table:table-cell>
          <table:table-cell office:value-type="float" office:value="686.31" calcext:value-type="float">
            <text:p>686,31</text:p>
          </table:table-cell>
          <table:table-cell office:value-type="float" office:value="195.22" calcext:value-type="float">
            <text:p>195,22</text:p>
          </table:table-cell>
          <table:table-cell office:value-type="float" office:value="164.6" calcext:value-type="float">
            <text:p>164,60</text:p>
          </table:table-cell>
          <table:table-cell office:value-type="float" office:value="103.2" calcext:value-type="float">
            <text:p>103,20</text:p>
          </table:table-cell>
          <table:table-cell office:value-type="float" office:value="103.91" calcext:value-type="float">
            <text:p>103,91</text:p>
          </table:table-cell>
          <table:table-cell office:value-type="float" office:value="94.58" calcext:value-type="float">
            <text:p>94,58</text:p>
          </table:table-cell>
          <table:table-cell office:value-type="float" office:value="80.39" calcext:value-type="float">
            <text:p>80,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865.99" calcext:value-type="float">
            <text:p>8.865,99</text:p>
          </table:table-cell>
          <table:table-cell office:value-type="float" office:value="139.97" calcext:value-type="float">
            <text:p>139,97</text:p>
          </table:table-cell>
          <table:table-cell office:value-type="float" office:value="119.2" calcext:value-type="float">
            <text:p>119,20</text:p>
          </table:table-cell>
          <table:table-cell office:value-type="float" office:value="687.79" calcext:value-type="float">
            <text:p>687,79</text:p>
          </table:table-cell>
          <table:table-cell office:value-type="float" office:value="191.48" calcext:value-type="float">
            <text:p>191,48</text:p>
          </table:table-cell>
          <table:table-cell office:value-type="float" office:value="126.25" calcext:value-type="float">
            <text:p>126,25</text:p>
          </table:table-cell>
          <table:table-cell office:value-type="float" office:value="679.72" calcext:value-type="float">
            <text:p>679,72</text:p>
          </table:table-cell>
          <table:table-cell office:value-type="float" office:value="210.38" calcext:value-type="float">
            <text:p>210,38</text:p>
          </table:table-cell>
          <table:table-cell office:value-type="float" office:value="164.98" calcext:value-type="float">
            <text:p>164,98</text:p>
          </table:table-cell>
          <table:table-cell office:value-type="float" office:value="104.06" calcext:value-type="float">
            <text:p>104,06</text:p>
          </table:table-cell>
          <table:table-cell office:value-type="float" office:value="105.5" calcext:value-type="float">
            <text:p>105,50</text:p>
          </table:table-cell>
          <table:table-cell office:value-type="float" office:value="96.13" calcext:value-type="float">
            <text:p>96,13</text:p>
          </table:table-cell>
          <table:table-cell office:value-type="float" office:value="73.1" calcext:value-type="float">
            <text:p>73,1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941.82" calcext:value-type="float">
            <text:p>8.941,82</text:p>
          </table:table-cell>
          <table:table-cell office:value-type="float" office:value="139.31" calcext:value-type="float">
            <text:p>139,31</text:p>
          </table:table-cell>
          <table:table-cell office:value-type="float" office:value="117.61" calcext:value-type="float">
            <text:p>117,61</text:p>
          </table:table-cell>
          <table:table-cell office:value-type="float" office:value="693.88" calcext:value-type="float">
            <text:p>693,88</text:p>
          </table:table-cell>
          <table:table-cell office:value-type="float" office:value="188.86" calcext:value-type="float">
            <text:p>188,86</text:p>
          </table:table-cell>
          <table:table-cell office:value-type="float" office:value="127.34" calcext:value-type="float">
            <text:p>127,34</text:p>
          </table:table-cell>
          <table:table-cell office:value-type="float" office:value="686.71" calcext:value-type="float">
            <text:p>686,71</text:p>
          </table:table-cell>
          <table:table-cell office:value-type="float" office:value="201.49" calcext:value-type="float">
            <text:p>201,49</text:p>
          </table:table-cell>
          <table:table-cell office:value-type="float" office:value="165.14" calcext:value-type="float">
            <text:p>165,14</text:p>
          </table:table-cell>
          <table:table-cell office:value-type="float" office:value="104.32" calcext:value-type="float">
            <text:p>104,32</text:p>
          </table:table-cell>
          <table:table-cell office:value-type="float" office:value="104.36" calcext:value-type="float">
            <text:p>104,36</text:p>
          </table:table-cell>
          <table:table-cell office:value-type="float" office:value="95.42" calcext:value-type="float">
            <text:p>95,42</text:p>
          </table:table-cell>
          <table:table-cell office:value-type="float" office:value="79.9" calcext:value-type="float">
            <text:p>79,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049.76" calcext:value-type="float">
            <text:p>9.049,76</text:p>
          </table:table-cell>
          <table:table-cell office:value-type="float" office:value="140.16" calcext:value-type="float">
            <text:p>140,16</text:p>
          </table:table-cell>
          <table:table-cell office:value-type="float" office:value="186.7" calcext:value-type="float">
            <text:p>186,70</text:p>
          </table:table-cell>
          <table:table-cell office:value-type="float" office:value="725.87" calcext:value-type="float">
            <text:p>725,87</text:p>
          </table:table-cell>
          <table:table-cell office:value-type="float" office:value="251.85" calcext:value-type="float">
            <text:p>251,85</text:p>
          </table:table-cell>
          <table:table-cell office:value-type="float" office:value="134.12" calcext:value-type="float">
            <text:p>134,12</text:p>
          </table:table-cell>
          <table:table-cell office:value-type="float" office:value="714.68" calcext:value-type="float">
            <text:p>714,68</text:p>
          </table:table-cell>
          <table:table-cell office:value-type="float" office:value="198.06" calcext:value-type="float">
            <text:p>198,06</text:p>
          </table:table-cell>
          <table:table-cell office:value-type="float" office:value="165" calcext:value-type="float">
            <text:p>165,00</text:p>
          </table:table-cell>
          <table:table-cell office:value-type="float" office:value="129.66" calcext:value-type="float">
            <text:p>129,66</text:p>
          </table:table-cell>
          <table:table-cell office:value-type="float" office:value="103.87" calcext:value-type="float">
            <text:p>103,87</text:p>
          </table:table-cell>
          <table:table-cell office:value-type="float" office:value="120.42" calcext:value-type="float">
            <text:p>120,42</text:p>
          </table:table-cell>
          <table:table-cell office:value-type="float" office:value="78.73" calcext:value-type="float">
            <text:p>78,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886.68" calcext:value-type="float">
            <text:p>8.886,68</text:p>
          </table:table-cell>
          <table:table-cell office:value-type="float" office:value="139.43" calcext:value-type="float">
            <text:p>139,43</text:p>
          </table:table-cell>
          <table:table-cell office:value-type="float" office:value="126.77" calcext:value-type="float">
            <text:p>126,77</text:p>
          </table:table-cell>
          <table:table-cell office:value-type="float" office:value="712.64" calcext:value-type="float">
            <text:p>712,64</text:p>
          </table:table-cell>
          <table:table-cell office:value-type="float" office:value="193.15" calcext:value-type="float">
            <text:p>193,15</text:p>
          </table:table-cell>
          <table:table-cell office:value-type="float" office:value="110.61" calcext:value-type="float">
            <text:p>110,61</text:p>
          </table:table-cell>
          <table:table-cell office:value-type="float" office:value="689.17" calcext:value-type="float">
            <text:p>689,17</text:p>
          </table:table-cell>
          <table:table-cell office:value-type="float" office:value="170.29" calcext:value-type="float">
            <text:p>170,29</text:p>
          </table:table-cell>
          <table:table-cell office:value-type="float" office:value="165.63" calcext:value-type="float">
            <text:p>165,63</text:p>
          </table:table-cell>
          <table:table-cell office:value-type="float" office:value="129.28" calcext:value-type="float">
            <text:p>129,28</text:p>
          </table:table-cell>
          <table:table-cell office:value-type="float" office:value="104.14" calcext:value-type="float">
            <text:p>104,14</text:p>
          </table:table-cell>
          <table:table-cell office:value-type="float" office:value="95.66" calcext:value-type="float">
            <text:p>95,66</text:p>
          </table:table-cell>
          <table:table-cell office:value-type="float" office:value="77.43" calcext:value-type="float">
            <text:p>77,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915.33" calcext:value-type="float">
            <text:p>8.915,33</text:p>
          </table:table-cell>
          <table:table-cell office:value-type="float" office:value="139.49" calcext:value-type="float">
            <text:p>139,49</text:p>
          </table:table-cell>
          <table:table-cell office:value-type="float" office:value="117.95" calcext:value-type="float">
            <text:p>117,95</text:p>
          </table:table-cell>
          <table:table-cell office:value-type="float" office:value="699.58" calcext:value-type="float">
            <text:p>699,58</text:p>
          </table:table-cell>
          <table:table-cell office:value-type="float" office:value="193.88" calcext:value-type="float">
            <text:p>193,88</text:p>
          </table:table-cell>
          <table:table-cell office:value-type="float" office:value="126.31" calcext:value-type="float">
            <text:p>126,31</text:p>
          </table:table-cell>
          <table:table-cell office:value-type="float" office:value="691.13" calcext:value-type="float">
            <text:p>691,13</text:p>
          </table:table-cell>
          <table:table-cell office:value-type="float" office:value="199.6" calcext:value-type="float">
            <text:p>199,60</text:p>
          </table:table-cell>
          <table:table-cell office:value-type="float" office:value="165.32" calcext:value-type="float">
            <text:p>165,32</text:p>
          </table:table-cell>
          <table:table-cell office:value-type="float" office:value="105.1" calcext:value-type="float">
            <text:p>105,10</text:p>
          </table:table-cell>
          <table:table-cell office:value-type="float" office:value="104.95" calcext:value-type="float">
            <text:p>104,95</text:p>
          </table:table-cell>
          <table:table-cell office:value-type="float" office:value="97.7" calcext:value-type="float">
            <text:p>97,70</text:p>
          </table:table-cell>
          <table:table-cell office:value-type="float" office:value="77.37" calcext:value-type="float">
            <text:p>77,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055.02" calcext:value-type="float">
            <text:p>9.055,02</text:p>
          </table:table-cell>
          <table:table-cell office:value-type="float" office:value="143.12" calcext:value-type="float">
            <text:p>143,12</text:p>
          </table:table-cell>
          <table:table-cell office:value-type="float" office:value="119.85" calcext:value-type="float">
            <text:p>119,85</text:p>
          </table:table-cell>
          <table:table-cell office:value-type="float" office:value="680.25" calcext:value-type="float">
            <text:p>680,25</text:p>
          </table:table-cell>
          <table:table-cell office:value-type="float" office:value="187.99" calcext:value-type="float">
            <text:p>187,99</text:p>
          </table:table-cell>
          <table:table-cell office:value-type="float" office:value="118.25" calcext:value-type="float">
            <text:p>118,25</text:p>
          </table:table-cell>
          <table:table-cell office:value-type="float" office:value="681.54" calcext:value-type="float">
            <text:p>681,54</text:p>
          </table:table-cell>
          <table:table-cell office:value-type="float" office:value="180.62" calcext:value-type="float">
            <text:p>180,62</text:p>
          </table:table-cell>
          <table:table-cell office:value-type="float" office:value="166.57" calcext:value-type="float">
            <text:p>166,57</text:p>
          </table:table-cell>
          <table:table-cell office:value-type="float" office:value="103.53" calcext:value-type="float">
            <text:p>103,53</text:p>
          </table:table-cell>
          <table:table-cell office:value-type="float" office:value="121.41" calcext:value-type="float">
            <text:p>121,41</text:p>
          </table:table-cell>
          <table:table-cell office:value-type="float" office:value="94.68" calcext:value-type="float">
            <text:p>94,68</text:p>
          </table:table-cell>
          <table:table-cell office:value-type="float" office:value="77.28" calcext:value-type="float">
            <text:p>77,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167.6" calcext:value-type="float">
            <text:p>9.167,60</text:p>
          </table:table-cell>
          <table:table-cell office:value-type="float" office:value="140.08" calcext:value-type="float">
            <text:p>140,08</text:p>
          </table:table-cell>
          <table:table-cell office:value-type="float" office:value="135.77" calcext:value-type="float">
            <text:p>135,77</text:p>
          </table:table-cell>
          <table:table-cell office:value-type="float" office:value="675.83" calcext:value-type="float">
            <text:p>675,83</text:p>
          </table:table-cell>
          <table:table-cell office:value-type="float" office:value="195.63" calcext:value-type="float">
            <text:p>195,63</text:p>
          </table:table-cell>
          <table:table-cell office:value-type="float" office:value="109.73" calcext:value-type="float">
            <text:p>109,73</text:p>
          </table:table-cell>
          <table:table-cell office:value-type="float" office:value="683.6" calcext:value-type="float">
            <text:p>683,60</text:p>
          </table:table-cell>
          <table:table-cell office:value-type="float" office:value="168.38" calcext:value-type="float">
            <text:p>168,38</text:p>
          </table:table-cell>
          <table:table-cell office:value-type="float" office:value="162.96" calcext:value-type="float">
            <text:p>162,96</text:p>
          </table:table-cell>
          <table:table-cell office:value-type="float" office:value="120.62" calcext:value-type="float">
            <text:p>120,62</text:p>
          </table:table-cell>
          <table:table-cell office:value-type="float" office:value="102.4" calcext:value-type="float">
            <text:p>102,40</text:p>
          </table:table-cell>
          <table:table-cell office:value-type="float" office:value="94.01" calcext:value-type="float">
            <text:p>94,01</text:p>
          </table:table-cell>
          <table:table-cell office:value-type="float" office:value="72.85" calcext:value-type="float">
            <text:p>72,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838.55" calcext:value-type="float">
            <text:p>8.838,55</text:p>
          </table:table-cell>
          <table:table-cell office:value-type="float" office:value="137.69" calcext:value-type="float">
            <text:p>137,69</text:p>
          </table:table-cell>
          <table:table-cell office:value-type="float" office:value="142.23" calcext:value-type="float">
            <text:p>142,23</text:p>
          </table:table-cell>
          <table:table-cell office:value-type="float" office:value="689.3" calcext:value-type="float">
            <text:p>689,30</text:p>
          </table:table-cell>
          <table:table-cell office:value-type="float" office:value="194.23" calcext:value-type="float">
            <text:p>194,23</text:p>
          </table:table-cell>
          <table:table-cell office:value-type="float" office:value="109" calcext:value-type="float">
            <text:p>109,00</text:p>
          </table:table-cell>
          <table:table-cell office:value-type="float" office:value="692.91" calcext:value-type="float">
            <text:p>692,91</text:p>
          </table:table-cell>
          <table:table-cell office:value-type="float" office:value="191.1" calcext:value-type="float">
            <text:p>191,10</text:p>
          </table:table-cell>
          <table:table-cell office:value-type="float" office:value="167.68" calcext:value-type="float">
            <text:p>167,68</text:p>
          </table:table-cell>
          <table:table-cell office:value-type="float" office:value="103.24" calcext:value-type="float">
            <text:p>103,24</text:p>
          </table:table-cell>
          <table:table-cell office:value-type="float" office:value="128.77" calcext:value-type="float">
            <text:p>128,77</text:p>
          </table:table-cell>
          <table:table-cell office:value-type="float" office:value="94.96" calcext:value-type="float">
            <text:p>94,96</text:p>
          </table:table-cell>
          <table:table-cell office:value-type="float" office:value="77.09" calcext:value-type="float">
            <text:p>77,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942.31" calcext:value-type="float">
            <text:p>8.942,31</text:p>
          </table:table-cell>
          <table:table-cell office:value-type="float" office:value="139.34" calcext:value-type="float">
            <text:p>139,34</text:p>
          </table:table-cell>
          <table:table-cell office:value-type="float" office:value="123.43" calcext:value-type="float">
            <text:p>123,43</text:p>
          </table:table-cell>
          <table:table-cell office:value-type="float" office:value="694.72" calcext:value-type="float">
            <text:p>694,72</text:p>
          </table:table-cell>
          <table:table-cell office:value-type="float" office:value="192.21" calcext:value-type="float">
            <text:p>192,21</text:p>
          </table:table-cell>
          <table:table-cell office:value-type="float" office:value="127.51" calcext:value-type="float">
            <text:p>127,51</text:p>
          </table:table-cell>
          <table:table-cell office:value-type="float" office:value="687.47" calcext:value-type="float">
            <text:p>687,47</text:p>
          </table:table-cell>
          <table:table-cell office:value-type="float" office:value="197.57" calcext:value-type="float">
            <text:p>197,57</text:p>
          </table:table-cell>
          <table:table-cell office:value-type="float" office:value="165.26" calcext:value-type="float">
            <text:p>165,26</text:p>
          </table:table-cell>
          <table:table-cell office:value-type="float" office:value="103.6" calcext:value-type="float">
            <text:p>103,60</text:p>
          </table:table-cell>
          <table:table-cell office:value-type="float" office:value="104.32" calcext:value-type="float">
            <text:p>104,32</text:p>
          </table:table-cell>
          <table:table-cell office:value-type="float" office:value="95.21" calcext:value-type="float">
            <text:p>95,21</text:p>
          </table:table-cell>
          <table:table-cell office:value-type="float" office:value="77.74" calcext:value-type="float">
            <text:p>77,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746.35" calcext:value-type="float">
            <text:p>8.746,35</text:p>
          </table:table-cell>
          <table:table-cell office:value-type="float" office:value="140.31" calcext:value-type="float">
            <text:p>140,31</text:p>
          </table:table-cell>
          <table:table-cell office:value-type="float" office:value="123.94" calcext:value-type="float">
            <text:p>123,94</text:p>
          </table:table-cell>
          <table:table-cell office:value-type="float" office:value="734.6" calcext:value-type="float">
            <text:p>734,60</text:p>
          </table:table-cell>
          <table:table-cell office:value-type="float" office:value="222.9" calcext:value-type="float">
            <text:p>222,90</text:p>
          </table:table-cell>
          <table:table-cell office:value-type="float" office:value="134.08" calcext:value-type="float">
            <text:p>134,08</text:p>
          </table:table-cell>
          <table:table-cell office:value-type="float" office:value="686.79" calcext:value-type="float">
            <text:p>686,79</text:p>
          </table:table-cell>
          <table:table-cell office:value-type="float" office:value="198.17" calcext:value-type="float">
            <text:p>198,17</text:p>
          </table:table-cell>
          <table:table-cell office:value-type="float" office:value="165.05" calcext:value-type="float">
            <text:p>165,05</text:p>
          </table:table-cell>
          <table:table-cell office:value-type="float" office:value="129.14" calcext:value-type="float">
            <text:p>129,14</text:p>
          </table:table-cell>
          <table:table-cell office:value-type="float" office:value="104.59" calcext:value-type="float">
            <text:p>104,59</text:p>
          </table:table-cell>
          <table:table-cell office:value-type="float" office:value="95.42" calcext:value-type="float">
            <text:p>95,42</text:p>
          </table:table-cell>
          <table:table-cell office:value-type="float" office:value="101.36" calcext:value-type="float">
            <text:p>101,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905.42" calcext:value-type="float">
            <text:p>8.905,42</text:p>
          </table:table-cell>
          <table:table-cell office:value-type="float" office:value="140.24" calcext:value-type="float">
            <text:p>140,24</text:p>
          </table:table-cell>
          <table:table-cell office:value-type="float" office:value="115.98" calcext:value-type="float">
            <text:p>115,98</text:p>
          </table:table-cell>
          <table:table-cell office:value-type="float" office:value="701.02" calcext:value-type="float">
            <text:p>701,02</text:p>
          </table:table-cell>
          <table:table-cell office:value-type="float" office:value="191.46" calcext:value-type="float">
            <text:p>191,46</text:p>
          </table:table-cell>
          <table:table-cell office:value-type="float" office:value="129.18" calcext:value-type="float">
            <text:p>129,18</text:p>
          </table:table-cell>
          <table:table-cell office:value-type="float" office:value="692.59" calcext:value-type="float">
            <text:p>692,59</text:p>
          </table:table-cell>
          <table:table-cell office:value-type="float" office:value="199.65" calcext:value-type="float">
            <text:p>199,65</text:p>
          </table:table-cell>
          <table:table-cell office:value-type="float" office:value="167.07" calcext:value-type="float">
            <text:p>167,07</text:p>
          </table:table-cell>
          <table:table-cell office:value-type="float" office:value="104.7" calcext:value-type="float">
            <text:p>104,70</text:p>
          </table:table-cell>
          <table:table-cell office:value-type="float" office:value="104.56" calcext:value-type="float">
            <text:p>104,56</text:p>
          </table:table-cell>
          <table:table-cell office:value-type="float" office:value="95.75" calcext:value-type="float">
            <text:p>95,75</text:p>
          </table:table-cell>
          <table:table-cell office:value-type="float" office:value="78.07" calcext:value-type="float">
            <text:p>78,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835.29" calcext:value-type="float">
            <text:p>8.835,29</text:p>
          </table:table-cell>
          <table:table-cell office:value-type="float" office:value="140.05" calcext:value-type="float">
            <text:p>140,05</text:p>
          </table:table-cell>
          <table:table-cell office:value-type="float" office:value="121.13" calcext:value-type="float">
            <text:p>121,13</text:p>
          </table:table-cell>
          <table:table-cell office:value-type="float" office:value="697.26" calcext:value-type="float">
            <text:p>697,26</text:p>
          </table:table-cell>
          <table:table-cell office:value-type="float" office:value="200.78" calcext:value-type="float">
            <text:p>200,78</text:p>
          </table:table-cell>
          <table:table-cell office:value-type="float" office:value="110.28" calcext:value-type="float">
            <text:p>110,28</text:p>
          </table:table-cell>
          <table:table-cell office:value-type="float" office:value="697.94" calcext:value-type="float">
            <text:p>697,94</text:p>
          </table:table-cell>
          <table:table-cell office:value-type="float" office:value="172.46" calcext:value-type="float">
            <text:p>172,46</text:p>
          </table:table-cell>
          <table:table-cell office:value-type="float" office:value="177.9" calcext:value-type="float">
            <text:p>177,90</text:p>
          </table:table-cell>
          <table:table-cell office:value-type="float" office:value="104.95" calcext:value-type="float">
            <text:p>104,95</text:p>
          </table:table-cell>
          <table:table-cell office:value-type="float" office:value="105.13" calcext:value-type="float">
            <text:p>105,13</text:p>
          </table:table-cell>
          <table:table-cell office:value-type="float" office:value="96.24" calcext:value-type="float">
            <text:p>96,24</text:p>
          </table:table-cell>
          <table:table-cell office:value-type="float" office:value="87.63" calcext:value-type="float">
            <text:p>87,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912.22" calcext:value-type="float">
            <text:p>8.912,22</text:p>
          </table:table-cell>
          <table:table-cell office:value-type="float" office:value="153.96" calcext:value-type="float">
            <text:p>153,96</text:p>
          </table:table-cell>
          <table:table-cell office:value-type="float" office:value="120.82" calcext:value-type="float">
            <text:p>120,82</text:p>
          </table:table-cell>
          <table:table-cell office:value-type="float" office:value="687.73" calcext:value-type="float">
            <text:p>687,73</text:p>
          </table:table-cell>
          <table:table-cell office:value-type="float" office:value="201.31" calcext:value-type="float">
            <text:p>201,31</text:p>
          </table:table-cell>
          <table:table-cell office:value-type="float" office:value="109.46" calcext:value-type="float">
            <text:p>109,46</text:p>
          </table:table-cell>
          <table:table-cell office:value-type="float" office:value="691.12" calcext:value-type="float">
            <text:p>691,12</text:p>
          </table:table-cell>
          <table:table-cell office:value-type="float" office:value="188.1" calcext:value-type="float">
            <text:p>188,10</text:p>
          </table:table-cell>
          <table:table-cell office:value-type="float" office:value="165.07" calcext:value-type="float">
            <text:p>165,07</text:p>
          </table:table-cell>
          <table:table-cell office:value-type="float" office:value="104.58" calcext:value-type="float">
            <text:p>104,58</text:p>
          </table:table-cell>
          <table:table-cell office:value-type="float" office:value="105.12" calcext:value-type="float">
            <text:p>105,12</text:p>
          </table:table-cell>
          <table:table-cell office:value-type="float" office:value="121.9" calcext:value-type="float">
            <text:p>121,90</text:p>
          </table:table-cell>
          <table:table-cell office:value-type="float" office:value="77.17" calcext:value-type="float">
            <text:p>77,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845.17" calcext:value-type="float">
            <text:p>8.845,17</text:p>
          </table:table-cell>
          <table:table-cell office:value-type="float" office:value="138.54" calcext:value-type="float">
            <text:p>138,54</text:p>
          </table:table-cell>
          <table:table-cell office:value-type="float" office:value="145.57" calcext:value-type="float">
            <text:p>145,57</text:p>
          </table:table-cell>
          <table:table-cell office:value-type="float" office:value="693.1" calcext:value-type="float">
            <text:p>693,10</text:p>
          </table:table-cell>
          <table:table-cell office:value-type="float" office:value="191.41" calcext:value-type="float">
            <text:p>191,41</text:p>
          </table:table-cell>
          <table:table-cell office:value-type="float" office:value="132.04" calcext:value-type="float">
            <text:p>132,04</text:p>
          </table:table-cell>
          <table:table-cell office:value-type="float" office:value="691.93" calcext:value-type="float">
            <text:p>691,93</text:p>
          </table:table-cell>
          <table:table-cell office:value-type="float" office:value="200.09" calcext:value-type="float">
            <text:p>200,09</text:p>
          </table:table-cell>
          <table:table-cell office:value-type="float" office:value="167.95" calcext:value-type="float">
            <text:p>167,95</text:p>
          </table:table-cell>
          <table:table-cell office:value-type="float" office:value="105.21" calcext:value-type="float">
            <text:p>105,21</text:p>
          </table:table-cell>
          <table:table-cell office:value-type="float" office:value="104.56" calcext:value-type="float">
            <text:p>104,56</text:p>
          </table:table-cell>
          <table:table-cell office:value-type="float" office:value="96.58" calcext:value-type="float">
            <text:p>96,58</text:p>
          </table:table-cell>
          <table:table-cell office:value-type="float" office:value="93.44" calcext:value-type="float">
            <text:p>93,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156.53" calcext:value-type="float">
            <text:p>9.156,53</text:p>
          </table:table-cell>
          <table:table-cell office:value-type="float" office:value="141.17" calcext:value-type="float">
            <text:p>141,17</text:p>
          </table:table-cell>
          <table:table-cell office:value-type="float" office:value="146.33" calcext:value-type="float">
            <text:p>146,33</text:p>
          </table:table-cell>
          <table:table-cell office:value-type="float" office:value="710.16" calcext:value-type="float">
            <text:p>710,16</text:p>
          </table:table-cell>
          <table:table-cell office:value-type="float" office:value="199.18" calcext:value-type="float">
            <text:p>199,18</text:p>
          </table:table-cell>
          <table:table-cell office:value-type="float" office:value="121.44" calcext:value-type="float">
            <text:p>121,44</text:p>
          </table:table-cell>
          <table:table-cell office:value-type="float" office:value="707.72" calcext:value-type="float">
            <text:p>707,72</text:p>
          </table:table-cell>
          <table:table-cell office:value-type="float" office:value="191.64" calcext:value-type="float">
            <text:p>191,64</text:p>
          </table:table-cell>
          <table:table-cell office:value-type="float" office:value="165.98" calcext:value-type="float">
            <text:p>165,98</text:p>
          </table:table-cell>
          <table:table-cell office:value-type="float" office:value="130.81" calcext:value-type="float">
            <text:p>130,81</text:p>
          </table:table-cell>
          <table:table-cell office:value-type="float" office:value="114.36" calcext:value-type="float">
            <text:p>114,36</text:p>
          </table:table-cell>
          <table:table-cell office:value-type="float" office:value="98.46" calcext:value-type="float">
            <text:p>98,46</text:p>
          </table:table-cell>
          <table:table-cell office:value-type="float" office:value="75.63" calcext:value-type="float">
            <text:p>75,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950.65" calcext:value-type="float">
            <text:p>8.950,65</text:p>
          </table:table-cell>
          <table:table-cell office:value-type="float" office:value="147.62" calcext:value-type="float">
            <text:p>147,62</text:p>
          </table:table-cell>
          <table:table-cell office:value-type="float" office:value="118.86" calcext:value-type="float">
            <text:p>118,86</text:p>
          </table:table-cell>
          <table:table-cell office:value-type="float" office:value="695.42" calcext:value-type="float">
            <text:p>695,42</text:p>
          </table:table-cell>
          <table:table-cell office:value-type="float" office:value="204.67" calcext:value-type="float">
            <text:p>204,67</text:p>
          </table:table-cell>
          <table:table-cell office:value-type="float" office:value="112.8" calcext:value-type="float">
            <text:p>112,80</text:p>
          </table:table-cell>
          <table:table-cell office:value-type="float" office:value="694.49" calcext:value-type="float">
            <text:p>694,49</text:p>
          </table:table-cell>
          <table:table-cell office:value-type="float" office:value="198.83" calcext:value-type="float">
            <text:p>198,83</text:p>
          </table:table-cell>
          <table:table-cell office:value-type="float" office:value="168.49" calcext:value-type="float">
            <text:p>168,49</text:p>
          </table:table-cell>
          <table:table-cell office:value-type="float" office:value="107.6" calcext:value-type="float">
            <text:p>107,60</text:p>
          </table:table-cell>
          <table:table-cell office:value-type="float" office:value="109" calcext:value-type="float">
            <text:p>109,00</text:p>
          </table:table-cell>
          <table:table-cell office:value-type="float" office:value="99.27" calcext:value-type="float">
            <text:p>99,27</text:p>
          </table:table-cell>
          <table:table-cell office:value-type="float" office:value="81.89" calcext:value-type="float">
            <text:p>81,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985.9" calcext:value-type="float">
            <text:p>8.985,90</text:p>
          </table:table-cell>
          <table:table-cell office:value-type="float" office:value="139.52" calcext:value-type="float">
            <text:p>139,52</text:p>
          </table:table-cell>
          <table:table-cell office:value-type="float" office:value="139.06" calcext:value-type="float">
            <text:p>139,06</text:p>
          </table:table-cell>
          <table:table-cell office:value-type="float" office:value="686.48" calcext:value-type="float">
            <text:p>686,48</text:p>
          </table:table-cell>
          <table:table-cell office:value-type="float" office:value="194.45" calcext:value-type="float">
            <text:p>194,45</text:p>
          </table:table-cell>
          <table:table-cell office:value-type="float" office:value="117.48" calcext:value-type="float">
            <text:p>117,48</text:p>
          </table:table-cell>
          <table:table-cell office:value-type="float" office:value="687.94" calcext:value-type="float">
            <text:p>687,94</text:p>
          </table:table-cell>
          <table:table-cell office:value-type="float" office:value="191.83" calcext:value-type="float">
            <text:p>191,83</text:p>
          </table:table-cell>
          <table:table-cell office:value-type="float" office:value="163.36" calcext:value-type="float">
            <text:p>163,36</text:p>
          </table:table-cell>
          <table:table-cell office:value-type="float" office:value="128.24" calcext:value-type="float">
            <text:p>128,24</text:p>
          </table:table-cell>
          <table:table-cell office:value-type="float" office:value="102.86" calcext:value-type="float">
            <text:p>102,86</text:p>
          </table:table-cell>
          <table:table-cell office:value-type="float" office:value="95.81" calcext:value-type="float">
            <text:p>95,81</text:p>
          </table:table-cell>
          <table:table-cell office:value-type="float" office:value="74.66" calcext:value-type="float">
            <text:p>74,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999.44" calcext:value-type="float">
            <text:p>8.999,44</text:p>
          </table:table-cell>
          <table:table-cell office:value-type="float" office:value="140.88" calcext:value-type="float">
            <text:p>140,88</text:p>
          </table:table-cell>
          <table:table-cell office:value-type="float" office:value="119.29" calcext:value-type="float">
            <text:p>119,29</text:p>
          </table:table-cell>
          <table:table-cell office:value-type="float" office:value="717.06" calcext:value-type="float">
            <text:p>717,06</text:p>
          </table:table-cell>
          <table:table-cell office:value-type="float" office:value="195.98" calcext:value-type="float">
            <text:p>195,98</text:p>
          </table:table-cell>
          <table:table-cell office:value-type="float" office:value="108.74" calcext:value-type="float">
            <text:p>108,74</text:p>
          </table:table-cell>
          <table:table-cell office:value-type="float" office:value="712.38" calcext:value-type="float">
            <text:p>712,38</text:p>
          </table:table-cell>
          <table:table-cell office:value-type="float" office:value="169.96" calcext:value-type="float">
            <text:p>169,96</text:p>
          </table:table-cell>
          <table:table-cell office:value-type="float" office:value="166.91" calcext:value-type="float">
            <text:p>166,91</text:p>
          </table:table-cell>
          <table:table-cell office:value-type="float" office:value="103.43" calcext:value-type="float">
            <text:p>103,43</text:p>
          </table:table-cell>
          <table:table-cell office:value-type="float" office:value="103.59" calcext:value-type="float">
            <text:p>103,59</text:p>
          </table:table-cell>
          <table:table-cell office:value-type="float" office:value="121.08" calcext:value-type="float">
            <text:p>121,08</text:p>
          </table:table-cell>
          <table:table-cell office:value-type="float" office:value="102.08" calcext:value-type="float">
            <text:p>102,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945.14" calcext:value-type="float">
            <text:p>8.945,14</text:p>
          </table:table-cell>
          <table:table-cell office:value-type="float" office:value="137.01" calcext:value-type="float">
            <text:p>137,01</text:p>
          </table:table-cell>
          <table:table-cell office:value-type="float" office:value="142.6" calcext:value-type="float">
            <text:p>142,60</text:p>
          </table:table-cell>
          <table:table-cell office:value-type="float" office:value="691.88" calcext:value-type="float">
            <text:p>691,88</text:p>
          </table:table-cell>
          <table:table-cell office:value-type="float" office:value="194.84" calcext:value-type="float">
            <text:p>194,84</text:p>
          </table:table-cell>
          <table:table-cell office:value-type="float" office:value="118.53" calcext:value-type="float">
            <text:p>118,53</text:p>
          </table:table-cell>
          <table:table-cell office:value-type="float" office:value="691.23" calcext:value-type="float">
            <text:p>691,23</text:p>
          </table:table-cell>
          <table:table-cell office:value-type="float" office:value="189.96" calcext:value-type="float">
            <text:p>189,96</text:p>
          </table:table-cell>
          <table:table-cell office:value-type="float" office:value="165.51" calcext:value-type="float">
            <text:p>165,51</text:p>
          </table:table-cell>
          <table:table-cell office:value-type="float" office:value="104.91" calcext:value-type="float">
            <text:p>104,91</text:p>
          </table:table-cell>
          <table:table-cell office:value-type="float" office:value="129.62" calcext:value-type="float">
            <text:p>129,62</text:p>
          </table:table-cell>
          <table:table-cell office:value-type="float" office:value="95.34" calcext:value-type="float">
            <text:p>95,34</text:p>
          </table:table-cell>
          <table:table-cell office:value-type="float" office:value="73.2" calcext:value-type="float">
            <text:p>73,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822.53" calcext:value-type="float">
            <text:p>8.822,53</text:p>
          </table:table-cell>
          <table:table-cell office:value-type="float" office:value="140.71" calcext:value-type="float">
            <text:p>140,71</text:p>
          </table:table-cell>
          <table:table-cell office:value-type="float" office:value="123.03" calcext:value-type="float">
            <text:p>123,03</text:p>
          </table:table-cell>
          <table:table-cell office:value-type="float" office:value="692.02" calcext:value-type="float">
            <text:p>692,02</text:p>
          </table:table-cell>
          <table:table-cell office:value-type="float" office:value="218.11" calcext:value-type="float">
            <text:p>218,11</text:p>
          </table:table-cell>
          <table:table-cell office:value-type="float" office:value="109.13" calcext:value-type="float">
            <text:p>109,13</text:p>
          </table:table-cell>
          <table:table-cell office:value-type="float" office:value="693.17" calcext:value-type="float">
            <text:p>693,17</text:p>
          </table:table-cell>
          <table:table-cell office:value-type="float" office:value="173.66" calcext:value-type="float">
            <text:p>173,66</text:p>
          </table:table-cell>
          <table:table-cell office:value-type="float" office:value="165.29" calcext:value-type="float">
            <text:p>165,29</text:p>
          </table:table-cell>
          <table:table-cell office:value-type="float" office:value="129.12" calcext:value-type="float">
            <text:p>129,12</text:p>
          </table:table-cell>
          <table:table-cell office:value-type="float" office:value="103.91" calcext:value-type="float">
            <text:p>103,91</text:p>
          </table:table-cell>
          <table:table-cell office:value-type="float" office:value="95.38" calcext:value-type="float">
            <text:p>95,38</text:p>
          </table:table-cell>
          <table:table-cell office:value-type="float" office:value="75.68" calcext:value-type="float">
            <text:p>75,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947.15" calcext:value-type="float">
            <text:p>8.947,15</text:p>
          </table:table-cell>
          <table:table-cell office:value-type="float" office:value="141.1" calcext:value-type="float">
            <text:p>141,10</text:p>
          </table:table-cell>
          <table:table-cell office:value-type="float" office:value="120.52" calcext:value-type="float">
            <text:p>120,52</text:p>
          </table:table-cell>
          <table:table-cell office:value-type="float" office:value="695.82" calcext:value-type="float">
            <text:p>695,82</text:p>
          </table:table-cell>
          <table:table-cell office:value-type="float" office:value="193.01" calcext:value-type="float">
            <text:p>193,01</text:p>
          </table:table-cell>
          <table:table-cell office:value-type="float" office:value="132.17" calcext:value-type="float">
            <text:p>132,17</text:p>
          </table:table-cell>
          <table:table-cell office:value-type="float" office:value="692.04" calcext:value-type="float">
            <text:p>692,04</text:p>
          </table:table-cell>
          <table:table-cell office:value-type="float" office:value="180.14" calcext:value-type="float">
            <text:p>180,14</text:p>
          </table:table-cell>
          <table:table-cell office:value-type="float" office:value="164.86" calcext:value-type="float">
            <text:p>164,86</text:p>
          </table:table-cell>
          <table:table-cell office:value-type="float" office:value="104.93" calcext:value-type="float">
            <text:p>104,93</text:p>
          </table:table-cell>
          <table:table-cell office:value-type="float" office:value="122.78" calcext:value-type="float">
            <text:p>122,78</text:p>
          </table:table-cell>
          <table:table-cell office:value-type="float" office:value="95.39" calcext:value-type="float">
            <text:p>95,39</text:p>
          </table:table-cell>
          <table:table-cell office:value-type="float" office:value="77.86" calcext:value-type="float">
            <text:p>77,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871.54" calcext:value-type="float">
            <text:p>8.871,54</text:p>
          </table:table-cell>
          <table:table-cell office:value-type="float" office:value="139.46" calcext:value-type="float">
            <text:p>139,46</text:p>
          </table:table-cell>
          <table:table-cell office:value-type="float" office:value="152.33" calcext:value-type="float">
            <text:p>152,33</text:p>
          </table:table-cell>
          <table:table-cell office:value-type="float" office:value="689.34" calcext:value-type="float">
            <text:p>689,34</text:p>
          </table:table-cell>
          <table:table-cell office:value-type="float" office:value="216.77" calcext:value-type="float">
            <text:p>216,77</text:p>
          </table:table-cell>
          <table:table-cell office:value-type="float" office:value="134.44" calcext:value-type="float">
            <text:p>134,44</text:p>
          </table:table-cell>
          <table:table-cell office:value-type="float" office:value="714.23" calcext:value-type="float">
            <text:p>714,23</text:p>
          </table:table-cell>
          <table:table-cell office:value-type="float" office:value="193.95" calcext:value-type="float">
            <text:p>193,95</text:p>
          </table:table-cell>
          <table:table-cell office:value-type="float" office:value="193.17" calcext:value-type="float">
            <text:p>193,17</text:p>
          </table:table-cell>
          <table:table-cell office:value-type="float" office:value="128.76" calcext:value-type="float">
            <text:p>128,76</text:p>
          </table:table-cell>
          <table:table-cell office:value-type="float" office:value="103.39" calcext:value-type="float">
            <text:p>103,39</text:p>
          </table:table-cell>
          <table:table-cell office:value-type="float" office:value="95.31" calcext:value-type="float">
            <text:p>95,31</text:p>
          </table:table-cell>
          <table:table-cell office:value-type="float" office:value="104.27" calcext:value-type="float">
            <text:p>104,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9051.81" calcext:value-type="float">
            <text:p>9.051,81</text:p>
          </table:table-cell>
          <table:table-cell office:value-type="float" office:value="140.95" calcext:value-type="float">
            <text:p>140,95</text:p>
          </table:table-cell>
          <table:table-cell office:value-type="float" office:value="155.15" calcext:value-type="float">
            <text:p>155,15</text:p>
          </table:table-cell>
          <table:table-cell office:value-type="float" office:value="736.75" calcext:value-type="float">
            <text:p>736,75</text:p>
          </table:table-cell>
          <table:table-cell office:value-type="float" office:value="247.08" calcext:value-type="float">
            <text:p>247,08</text:p>
          </table:table-cell>
          <table:table-cell office:value-type="float" office:value="135.53" calcext:value-type="float">
            <text:p>135,53</text:p>
          </table:table-cell>
          <table:table-cell office:value-type="float" office:value="718.75" calcext:value-type="float">
            <text:p>718,75</text:p>
          </table:table-cell>
          <table:table-cell office:value-type="float" office:value="201.09" calcext:value-type="float">
            <text:p>201,09</text:p>
          </table:table-cell>
          <table:table-cell office:value-type="float" office:value="165.73" calcext:value-type="float">
            <text:p>165,73</text:p>
          </table:table-cell>
          <table:table-cell office:value-type="float" office:value="130.14" calcext:value-type="float">
            <text:p>130,14</text:p>
          </table:table-cell>
          <table:table-cell office:value-type="float" office:value="105.46" calcext:value-type="float">
            <text:p>105,46</text:p>
          </table:table-cell>
          <table:table-cell office:value-type="float" office:value="121.42" calcext:value-type="float">
            <text:p>121,42</text:p>
          </table:table-cell>
          <table:table-cell office:value-type="float" office:value="80.45" calcext:value-type="float">
            <text:p>80,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8943.77" calcext:value-type="float">
            <text:p>8.943,77</text:p>
          </table:table-cell>
          <table:table-cell office:value-type="float" office:value="138.94" calcext:value-type="float">
            <text:p>138,94</text:p>
          </table:table-cell>
          <table:table-cell office:value-type="float" office:value="141.44" calcext:value-type="float">
            <text:p>141,44</text:p>
          </table:table-cell>
          <table:table-cell office:value-type="float" office:value="682.46" calcext:value-type="float">
            <text:p>682,46</text:p>
          </table:table-cell>
          <table:table-cell office:value-type="float" office:value="193.7" calcext:value-type="float">
            <text:p>193,70</text:p>
          </table:table-cell>
          <table:table-cell office:value-type="float" office:value="119.87" calcext:value-type="float">
            <text:p>119,87</text:p>
          </table:table-cell>
          <table:table-cell office:value-type="float" office:value="688.23" calcext:value-type="float">
            <text:p>688,23</text:p>
          </table:table-cell>
          <table:table-cell office:value-type="float" office:value="189.31" calcext:value-type="float">
            <text:p>189,31</text:p>
          </table:table-cell>
          <table:table-cell office:value-type="float" office:value="164.37" calcext:value-type="float">
            <text:p>164,37</text:p>
          </table:table-cell>
          <table:table-cell office:value-type="float" office:value="129.07" calcext:value-type="float">
            <text:p>129,07</text:p>
          </table:table-cell>
          <table:table-cell office:value-type="float" office:value="102.66" calcext:value-type="float">
            <text:p>102,66</text:p>
          </table:table-cell>
          <table:table-cell office:value-type="float" office:value="94.38" calcext:value-type="float">
            <text:p>94,38</text:p>
          </table:table-cell>
          <table:table-cell office:value-type="float" office:value="75.67" calcext:value-type="float">
            <text:p>75,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8960.84" calcext:value-type="float">
            <text:p>8.960,84</text:p>
          </table:table-cell>
          <table:table-cell office:value-type="float" office:value="138.06" calcext:value-type="float">
            <text:p>138,06</text:p>
          </table:table-cell>
          <table:table-cell office:value-type="float" office:value="139.57" calcext:value-type="float">
            <text:p>139,57</text:p>
          </table:table-cell>
          <table:table-cell office:value-type="float" office:value="683.88" calcext:value-type="float">
            <text:p>683,88</text:p>
          </table:table-cell>
          <table:table-cell office:value-type="float" office:value="194.9" calcext:value-type="float">
            <text:p>194,90</text:p>
          </table:table-cell>
          <table:table-cell office:value-type="float" office:value="127.49" calcext:value-type="float">
            <text:p>127,49</text:p>
          </table:table-cell>
          <table:table-cell office:value-type="float" office:value="697.48" calcext:value-type="float">
            <text:p>697,48</text:p>
          </table:table-cell>
          <table:table-cell office:value-type="float" office:value="185.53" calcext:value-type="float">
            <text:p>185,53</text:p>
          </table:table-cell>
          <table:table-cell office:value-type="float" office:value="167.38" calcext:value-type="float">
            <text:p>167,38</text:p>
          </table:table-cell>
          <table:table-cell office:value-type="float" office:value="104.05" calcext:value-type="float">
            <text:p>104,05</text:p>
          </table:table-cell>
          <table:table-cell office:value-type="float" office:value="128.77" calcext:value-type="float">
            <text:p>128,77</text:p>
          </table:table-cell>
          <table:table-cell office:value-type="float" office:value="99.99" calcext:value-type="float">
            <text:p>99,99</text:p>
          </table:table-cell>
          <table:table-cell office:value-type="float" office:value="85.96" calcext:value-type="float">
            <text:p>85,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8924.64" calcext:value-type="float">
            <text:p>8.924,64</text:p>
          </table:table-cell>
          <table:table-cell office:value-type="float" office:value="148.31" calcext:value-type="float">
            <text:p>148,31</text:p>
          </table:table-cell>
          <table:table-cell office:value-type="float" office:value="119.46" calcext:value-type="float">
            <text:p>119,46</text:p>
          </table:table-cell>
          <table:table-cell office:value-type="float" office:value="758.67" calcext:value-type="float">
            <text:p>758,67</text:p>
          </table:table-cell>
          <table:table-cell office:value-type="float" office:value="232.81" calcext:value-type="float">
            <text:p>232,81</text:p>
          </table:table-cell>
          <table:table-cell office:value-type="float" office:value="138.96" calcext:value-type="float">
            <text:p>138,96</text:p>
          </table:table-cell>
          <table:table-cell office:value-type="float" office:value="734.01" calcext:value-type="float">
            <text:p>734,01</text:p>
          </table:table-cell>
          <table:table-cell office:value-type="float" office:value="176.48" calcext:value-type="float">
            <text:p>176,48</text:p>
          </table:table-cell>
          <table:table-cell office:value-type="float" office:value="200.05" calcext:value-type="float">
            <text:p>200,05</text:p>
          </table:table-cell>
          <table:table-cell office:value-type="float" office:value="110.61" calcext:value-type="float">
            <text:p>110,61</text:p>
          </table:table-cell>
          <table:table-cell office:value-type="float" office:value="132.73" calcext:value-type="float">
            <text:p>132,73</text:p>
          </table:table-cell>
          <table:table-cell office:value-type="float" office:value="98.73" calcext:value-type="float">
            <text:p>98,73</text:p>
          </table:table-cell>
          <table:table-cell office:value-type="float" office:value="101.6" calcext:value-type="float">
            <text:p>101,6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8857.45" calcext:value-type="float">
            <text:p>8.857,45</text:p>
          </table:table-cell>
          <table:table-cell office:value-type="float" office:value="140.15" calcext:value-type="float">
            <text:p>140,15</text:p>
          </table:table-cell>
          <table:table-cell office:value-type="float" office:value="138.14" calcext:value-type="float">
            <text:p>138,14</text:p>
          </table:table-cell>
          <table:table-cell office:value-type="float" office:value="692.33" calcext:value-type="float">
            <text:p>692,33</text:p>
          </table:table-cell>
          <table:table-cell office:value-type="float" office:value="193.81" calcext:value-type="float">
            <text:p>193,81</text:p>
          </table:table-cell>
          <table:table-cell office:value-type="float" office:value="116.62" calcext:value-type="float">
            <text:p>116,62</text:p>
          </table:table-cell>
          <table:table-cell office:value-type="float" office:value="691.45" calcext:value-type="float">
            <text:p>691,45</text:p>
          </table:table-cell>
          <table:table-cell office:value-type="float" office:value="192.94" calcext:value-type="float">
            <text:p>192,94</text:p>
          </table:table-cell>
          <table:table-cell office:value-type="float" office:value="166.06" calcext:value-type="float">
            <text:p>166,06</text:p>
          </table:table-cell>
          <table:table-cell office:value-type="float" office:value="129.69" calcext:value-type="float">
            <text:p>129,69</text:p>
          </table:table-cell>
          <table:table-cell office:value-type="float" office:value="103.93" calcext:value-type="float">
            <text:p>103,93</text:p>
          </table:table-cell>
          <table:table-cell office:value-type="float" office:value="95.97" calcext:value-type="float">
            <text:p>95,97</text:p>
          </table:table-cell>
          <table:table-cell office:value-type="float" office:value="80.05" calcext:value-type="float">
            <text:p>80,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9009.58" calcext:value-type="float">
            <text:p>9.009,58</text:p>
          </table:table-cell>
          <table:table-cell office:value-type="float" office:value="141.33" calcext:value-type="float">
            <text:p>141,33</text:p>
          </table:table-cell>
          <table:table-cell office:value-type="float" office:value="122.36" calcext:value-type="float">
            <text:p>122,36</text:p>
          </table:table-cell>
          <table:table-cell office:value-type="float" office:value="717.62" calcext:value-type="float">
            <text:p>717,62</text:p>
          </table:table-cell>
          <table:table-cell office:value-type="float" office:value="193.74" calcext:value-type="float">
            <text:p>193,74</text:p>
          </table:table-cell>
          <table:table-cell office:value-type="float" office:value="109.71" calcext:value-type="float">
            <text:p>109,71</text:p>
          </table:table-cell>
          <table:table-cell office:value-type="float" office:value="692.44" calcext:value-type="float">
            <text:p>692,44</text:p>
          </table:table-cell>
          <table:table-cell office:value-type="float" office:value="198.66" calcext:value-type="float">
            <text:p>198,66</text:p>
          </table:table-cell>
          <table:table-cell office:value-type="float" office:value="166.37" calcext:value-type="float">
            <text:p>166,37</text:p>
          </table:table-cell>
          <table:table-cell office:value-type="float" office:value="104.61" calcext:value-type="float">
            <text:p>104,61</text:p>
          </table:table-cell>
          <table:table-cell office:value-type="float" office:value="104.51" calcext:value-type="float">
            <text:p>104,51</text:p>
          </table:table-cell>
          <table:table-cell office:value-type="float" office:value="95.71" calcext:value-type="float">
            <text:p>95,71</text:p>
          </table:table-cell>
          <table:table-cell office:value-type="float" office:value="76.77" calcext:value-type="float">
            <text:p>76,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869.96" calcext:value-type="float">
            <text:p>8.869,96</text:p>
          </table:table-cell>
          <table:table-cell office:value-type="float" office:value="140.76" calcext:value-type="float">
            <text:p>140,76</text:p>
          </table:table-cell>
          <table:table-cell office:value-type="float" office:value="123.57" calcext:value-type="float">
            <text:p>123,57</text:p>
          </table:table-cell>
          <table:table-cell office:value-type="float" office:value="736.77" calcext:value-type="float">
            <text:p>736,77</text:p>
          </table:table-cell>
          <table:table-cell office:value-type="float" office:value="215.79" calcext:value-type="float">
            <text:p>215,79</text:p>
          </table:table-cell>
          <table:table-cell office:value-type="float" office:value="136.34" calcext:value-type="float">
            <text:p>136,34</text:p>
          </table:table-cell>
          <table:table-cell office:value-type="float" office:value="694.42" calcext:value-type="float">
            <text:p>694,42</text:p>
          </table:table-cell>
          <table:table-cell office:value-type="float" office:value="197.36" calcext:value-type="float">
            <text:p>197,36</text:p>
          </table:table-cell>
          <table:table-cell office:value-type="float" office:value="165.16" calcext:value-type="float">
            <text:p>165,16</text:p>
          </table:table-cell>
          <table:table-cell office:value-type="float" office:value="129.15" calcext:value-type="float">
            <text:p>129,15</text:p>
          </table:table-cell>
          <table:table-cell office:value-type="float" office:value="103.67" calcext:value-type="float">
            <text:p>103,67</text:p>
          </table:table-cell>
          <table:table-cell office:value-type="float" office:value="96.24" calcext:value-type="float">
            <text:p>96,24</text:p>
          </table:table-cell>
          <table:table-cell office:value-type="float" office:value="77.78" calcext:value-type="float">
            <text:p>77,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8879.78" calcext:value-type="float">
            <text:p>8.879,78</text:p>
          </table:table-cell>
          <table:table-cell office:value-type="float" office:value="140.61" calcext:value-type="float">
            <text:p>140,61</text:p>
          </table:table-cell>
          <table:table-cell office:value-type="float" office:value="118.27" calcext:value-type="float">
            <text:p>118,27</text:p>
          </table:table-cell>
          <table:table-cell office:value-type="float" office:value="741.74" calcext:value-type="float">
            <text:p>741,74</text:p>
          </table:table-cell>
          <table:table-cell office:value-type="float" office:value="216.61" calcext:value-type="float">
            <text:p>216,61</text:p>
          </table:table-cell>
          <table:table-cell office:value-type="float" office:value="134.3" calcext:value-type="float">
            <text:p>134,30</text:p>
          </table:table-cell>
          <table:table-cell office:value-type="float" office:value="711.43" calcext:value-type="float">
            <text:p>711,43</text:p>
          </table:table-cell>
          <table:table-cell office:value-type="float" office:value="198.24" calcext:value-type="float">
            <text:p>198,24</text:p>
          </table:table-cell>
          <table:table-cell office:value-type="float" office:value="194.22" calcext:value-type="float">
            <text:p>194,22</text:p>
          </table:table-cell>
          <table:table-cell office:value-type="float" office:value="120.24" calcext:value-type="float">
            <text:p>120,24</text:p>
          </table:table-cell>
          <table:table-cell office:value-type="float" office:value="116.08" calcext:value-type="float">
            <text:p>116,08</text:p>
          </table:table-cell>
          <table:table-cell office:value-type="float" office:value="94.92" calcext:value-type="float">
            <text:p>94,92</text:p>
          </table:table-cell>
          <table:table-cell office:value-type="float" office:value="96.22" calcext:value-type="float">
            <text:p>96,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8904.48" calcext:value-type="float">
            <text:p>8.904,48</text:p>
          </table:table-cell>
          <table:table-cell office:value-type="float" office:value="151.08" calcext:value-type="float">
            <text:p>151,08</text:p>
          </table:table-cell>
          <table:table-cell office:value-type="float" office:value="118.24" calcext:value-type="float">
            <text:p>118,24</text:p>
          </table:table-cell>
          <table:table-cell office:value-type="float" office:value="716.67" calcext:value-type="float">
            <text:p>716,67</text:p>
          </table:table-cell>
          <table:table-cell office:value-type="float" office:value="193.28" calcext:value-type="float">
            <text:p>193,28</text:p>
          </table:table-cell>
          <table:table-cell office:value-type="float" office:value="110.06" calcext:value-type="float">
            <text:p>110,06</text:p>
          </table:table-cell>
          <table:table-cell office:value-type="float" office:value="691.95" calcext:value-type="float">
            <text:p>691,95</text:p>
          </table:table-cell>
          <table:table-cell office:value-type="float" office:value="184.49" calcext:value-type="float">
            <text:p>184,49</text:p>
          </table:table-cell>
          <table:table-cell office:value-type="float" office:value="165.67" calcext:value-type="float">
            <text:p>165,67</text:p>
          </table:table-cell>
          <table:table-cell office:value-type="float" office:value="116.79" calcext:value-type="float">
            <text:p>116,79</text:p>
          </table:table-cell>
          <table:table-cell office:value-type="float" office:value="104.46" calcext:value-type="float">
            <text:p>104,46</text:p>
          </table:table-cell>
          <table:table-cell office:value-type="float" office:value="95.75" calcext:value-type="float">
            <text:p>95,75</text:p>
          </table:table-cell>
          <table:table-cell office:value-type="float" office:value="103.15" calcext:value-type="float">
            <text:p>103,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8960.68" calcext:value-type="float">
            <text:p>8.960,68</text:p>
          </table:table-cell>
          <table:table-cell office:value-type="float" office:value="142.02" calcext:value-type="float">
            <text:p>142,02</text:p>
          </table:table-cell>
          <table:table-cell office:value-type="float" office:value="128.24" calcext:value-type="float">
            <text:p>128,24</text:p>
          </table:table-cell>
          <table:table-cell office:value-type="float" office:value="742.37" calcext:value-type="float">
            <text:p>742,37</text:p>
          </table:table-cell>
          <table:table-cell office:value-type="float" office:value="238.91" calcext:value-type="float">
            <text:p>238,91</text:p>
          </table:table-cell>
          <table:table-cell office:value-type="float" office:value="134.11" calcext:value-type="float">
            <text:p>134,11</text:p>
          </table:table-cell>
          <table:table-cell office:value-type="float" office:value="703.05" calcext:value-type="float">
            <text:p>703,05</text:p>
          </table:table-cell>
          <table:table-cell office:value-type="float" office:value="197.82" calcext:value-type="float">
            <text:p>197,82</text:p>
          </table:table-cell>
          <table:table-cell office:value-type="float" office:value="189.93" calcext:value-type="float">
            <text:p>189,93</text:p>
          </table:table-cell>
          <table:table-cell office:value-type="float" office:value="128.87" calcext:value-type="float">
            <text:p>128,87</text:p>
          </table:table-cell>
          <table:table-cell office:value-type="float" office:value="104.02" calcext:value-type="float">
            <text:p>104,02</text:p>
          </table:table-cell>
          <table:table-cell office:value-type="float" office:value="95.39" calcext:value-type="float">
            <text:p>95,39</text:p>
          </table:table-cell>
          <table:table-cell office:value-type="float" office:value="96.66" calcext:value-type="float">
            <text:p>96,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8737.86" calcext:value-type="float">
            <text:p>8.737,86</text:p>
          </table:table-cell>
          <table:table-cell office:value-type="float" office:value="140.06" calcext:value-type="float">
            <text:p>140,06</text:p>
          </table:table-cell>
          <table:table-cell office:value-type="float" office:value="142.47" calcext:value-type="float">
            <text:p>142,47</text:p>
          </table:table-cell>
          <table:table-cell office:value-type="float" office:value="682.54" calcext:value-type="float">
            <text:p>682,54</text:p>
          </table:table-cell>
          <table:table-cell office:value-type="float" office:value="188.26" calcext:value-type="float">
            <text:p>188,26</text:p>
          </table:table-cell>
          <table:table-cell office:value-type="float" office:value="115.16" calcext:value-type="float">
            <text:p>115,16</text:p>
          </table:table-cell>
          <table:table-cell office:value-type="float" office:value="681.12" calcext:value-type="float">
            <text:p>681,12</text:p>
          </table:table-cell>
          <table:table-cell office:value-type="float" office:value="190.22" calcext:value-type="float">
            <text:p>190,22</text:p>
          </table:table-cell>
          <table:table-cell office:value-type="float" office:value="163.42" calcext:value-type="float">
            <text:p>163,42</text:p>
          </table:table-cell>
          <table:table-cell office:value-type="float" office:value="128.34" calcext:value-type="float">
            <text:p>128,34</text:p>
          </table:table-cell>
          <table:table-cell office:value-type="float" office:value="103.09" calcext:value-type="float">
            <text:p>103,09</text:p>
          </table:table-cell>
          <table:table-cell office:value-type="float" office:value="94.7" calcext:value-type="float">
            <text:p>94,70</text:p>
          </table:table-cell>
          <table:table-cell office:value-type="float" office:value="74.32" calcext:value-type="float">
            <text:p>74,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8827.88" calcext:value-type="float">
            <text:p>8.827,88</text:p>
          </table:table-cell>
          <table:table-cell office:value-type="float" office:value="139.77" calcext:value-type="float">
            <text:p>139,77</text:p>
          </table:table-cell>
          <table:table-cell office:value-type="float" office:value="145.17" calcext:value-type="float">
            <text:p>145,17</text:p>
          </table:table-cell>
          <table:table-cell office:value-type="float" office:value="683.9" calcext:value-type="float">
            <text:p>683,90</text:p>
          </table:table-cell>
          <table:table-cell office:value-type="float" office:value="189.07" calcext:value-type="float">
            <text:p>189,07</text:p>
          </table:table-cell>
          <table:table-cell office:value-type="float" office:value="133.72" calcext:value-type="float">
            <text:p>133,72</text:p>
          </table:table-cell>
          <table:table-cell office:value-type="float" office:value="680.26" calcext:value-type="float">
            <text:p>680,26</text:p>
          </table:table-cell>
          <table:table-cell office:value-type="float" office:value="171.73" calcext:value-type="float">
            <text:p>171,73</text:p>
          </table:table-cell>
          <table:table-cell office:value-type="float" office:value="197.87" calcext:value-type="float">
            <text:p>197,87</text:p>
          </table:table-cell>
          <table:table-cell office:value-type="float" office:value="102.96" calcext:value-type="float">
            <text:p>102,96</text:p>
          </table:table-cell>
          <table:table-cell office:value-type="float" office:value="103.36" calcext:value-type="float">
            <text:p>103,36</text:p>
          </table:table-cell>
          <table:table-cell office:value-type="float" office:value="95.16" calcext:value-type="float">
            <text:p>95,16</text:p>
          </table:table-cell>
          <table:table-cell office:value-type="float" office:value="75.06" calcext:value-type="float">
            <text:p>75,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8996.07" calcext:value-type="float">
            <text:p>8.996,07</text:p>
          </table:table-cell>
          <table:table-cell office:value-type="float" office:value="141.55" calcext:value-type="float">
            <text:p>141,55</text:p>
          </table:table-cell>
          <table:table-cell office:value-type="float" office:value="122.46" calcext:value-type="float">
            <text:p>122,46</text:p>
          </table:table-cell>
          <table:table-cell office:value-type="float" office:value="721.91" calcext:value-type="float">
            <text:p>721,91</text:p>
          </table:table-cell>
          <table:table-cell office:value-type="float" office:value="193.1" calcext:value-type="float">
            <text:p>193,10</text:p>
          </table:table-cell>
          <table:table-cell office:value-type="float" office:value="109.93" calcext:value-type="float">
            <text:p>109,93</text:p>
          </table:table-cell>
          <table:table-cell office:value-type="float" office:value="717.56" calcext:value-type="float">
            <text:p>717,56</text:p>
          </table:table-cell>
          <table:table-cell office:value-type="float" office:value="174.37" calcext:value-type="float">
            <text:p>174,37</text:p>
          </table:table-cell>
          <table:table-cell office:value-type="float" office:value="173.75" calcext:value-type="float">
            <text:p>173,75</text:p>
          </table:table-cell>
          <table:table-cell office:value-type="float" office:value="109.43" calcext:value-type="float">
            <text:p>109,43</text:p>
          </table:table-cell>
          <table:table-cell office:value-type="float" office:value="106.9" calcext:value-type="float">
            <text:p>106,90</text:p>
          </table:table-cell>
          <table:table-cell office:value-type="float" office:value="95.96" calcext:value-type="float">
            <text:p>95,96</text:p>
          </table:table-cell>
          <table:table-cell office:value-type="float" office:value="99.45" calcext:value-type="float">
            <text:p>99,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8841.18" calcext:value-type="float">
            <text:p>8.841,18</text:p>
          </table:table-cell>
          <table:table-cell office:value-type="float" office:value="141.48" calcext:value-type="float">
            <text:p>141,48</text:p>
          </table:table-cell>
          <table:table-cell office:value-type="float" office:value="124.01" calcext:value-type="float">
            <text:p>124,01</text:p>
          </table:table-cell>
          <table:table-cell office:value-type="float" office:value="737.04" calcext:value-type="float">
            <text:p>737,04</text:p>
          </table:table-cell>
          <table:table-cell office:value-type="float" office:value="230.96" calcext:value-type="float">
            <text:p>230,96</text:p>
          </table:table-cell>
          <table:table-cell office:value-type="float" office:value="133.73" calcext:value-type="float">
            <text:p>133,73</text:p>
          </table:table-cell>
          <table:table-cell office:value-type="float" office:value="707.98" calcext:value-type="float">
            <text:p>707,98</text:p>
          </table:table-cell>
          <table:table-cell office:value-type="float" office:value="197.21" calcext:value-type="float">
            <text:p>197,21</text:p>
          </table:table-cell>
          <table:table-cell office:value-type="float" office:value="194.71" calcext:value-type="float">
            <text:p>194,71</text:p>
          </table:table-cell>
          <table:table-cell office:value-type="float" office:value="103.06" calcext:value-type="float">
            <text:p>103,06</text:p>
          </table:table-cell>
          <table:table-cell office:value-type="float" office:value="129.19" calcext:value-type="float">
            <text:p>129,19</text:p>
          </table:table-cell>
          <table:table-cell office:value-type="float" office:value="95.05" calcext:value-type="float">
            <text:p>95,05</text:p>
          </table:table-cell>
          <table:table-cell office:value-type="float" office:value="104.09" calcext:value-type="float">
            <text:p>104,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8955.99" calcext:value-type="float">
            <text:p>8.955,99</text:p>
          </table:table-cell>
          <table:table-cell office:value-type="float" office:value="143.15" calcext:value-type="float">
            <text:p>143,15</text:p>
          </table:table-cell>
          <table:table-cell office:value-type="float" office:value="122.8" calcext:value-type="float">
            <text:p>122,80</text:p>
          </table:table-cell>
          <table:table-cell office:value-type="float" office:value="706.55" calcext:value-type="float">
            <text:p>706,55</text:p>
          </table:table-cell>
          <table:table-cell office:value-type="float" office:value="198.9" calcext:value-type="float">
            <text:p>198,90</text:p>
          </table:table-cell>
          <table:table-cell office:value-type="float" office:value="123.71" calcext:value-type="float">
            <text:p>123,71</text:p>
          </table:table-cell>
          <table:table-cell office:value-type="float" office:value="677.89" calcext:value-type="float">
            <text:p>677,89</text:p>
          </table:table-cell>
          <table:table-cell office:value-type="float" office:value="176.88" calcext:value-type="float">
            <text:p>176,88</text:p>
          </table:table-cell>
          <table:table-cell office:value-type="float" office:value="164.08" calcext:value-type="float">
            <text:p>164,08</text:p>
          </table:table-cell>
          <table:table-cell office:value-type="float" office:value="104.77" calcext:value-type="float">
            <text:p>104,77</text:p>
          </table:table-cell>
          <table:table-cell office:value-type="float" office:value="115.57" calcext:value-type="float">
            <text:p>115,57</text:p>
          </table:table-cell>
          <table:table-cell office:value-type="float" office:value="94.21" calcext:value-type="float">
            <text:p>94,21</text:p>
          </table:table-cell>
          <table:table-cell office:value-type="float" office:value="73.36" calcext:value-type="float">
            <text:p>73,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8988.32" calcext:value-type="float">
            <text:p>8.988,32</text:p>
          </table:table-cell>
          <table:table-cell office:value-type="float" office:value="144.61" calcext:value-type="float">
            <text:p>144,61</text:p>
          </table:table-cell>
          <table:table-cell office:value-type="float" office:value="119.27" calcext:value-type="float">
            <text:p>119,27</text:p>
          </table:table-cell>
          <table:table-cell office:value-type="float" office:value="690.01" calcext:value-type="float">
            <text:p>690,01</text:p>
          </table:table-cell>
          <table:table-cell office:value-type="float" office:value="198.35" calcext:value-type="float">
            <text:p>198,35</text:p>
          </table:table-cell>
          <table:table-cell office:value-type="float" office:value="125.31" calcext:value-type="float">
            <text:p>125,31</text:p>
          </table:table-cell>
          <table:table-cell office:value-type="float" office:value="689.41" calcext:value-type="float">
            <text:p>689,41</text:p>
          </table:table-cell>
          <table:table-cell office:value-type="float" office:value="177.17" calcext:value-type="float">
            <text:p>177,17</text:p>
          </table:table-cell>
          <table:table-cell office:value-type="float" office:value="165.84" calcext:value-type="float">
            <text:p>165,84</text:p>
          </table:table-cell>
          <table:table-cell office:value-type="float" office:value="106.45" calcext:value-type="float">
            <text:p>106,45</text:p>
          </table:table-cell>
          <table:table-cell office:value-type="float" office:value="114.55" calcext:value-type="float">
            <text:p>114,55</text:p>
          </table:table-cell>
          <table:table-cell office:value-type="float" office:value="95.89" calcext:value-type="float">
            <text:p>95,89</text:p>
          </table:table-cell>
          <table:table-cell office:value-type="float" office:value="141.12" calcext:value-type="float">
            <text:p>141,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8802.75" calcext:value-type="float">
            <text:p>8.802,75</text:p>
          </table:table-cell>
          <table:table-cell office:value-type="float" office:value="140.5" calcext:value-type="float">
            <text:p>140,50</text:p>
          </table:table-cell>
          <table:table-cell office:value-type="float" office:value="137.95" calcext:value-type="float">
            <text:p>137,95</text:p>
          </table:table-cell>
          <table:table-cell office:value-type="float" office:value="689.1" calcext:value-type="float">
            <text:p>689,10</text:p>
          </table:table-cell>
          <table:table-cell office:value-type="float" office:value="191.45" calcext:value-type="float">
            <text:p>191,45</text:p>
          </table:table-cell>
          <table:table-cell office:value-type="float" office:value="119.91" calcext:value-type="float">
            <text:p>119,91</text:p>
          </table:table-cell>
          <table:table-cell office:value-type="float" office:value="691" calcext:value-type="float">
            <text:p>691,00</text:p>
          </table:table-cell>
          <table:table-cell office:value-type="float" office:value="182.63" calcext:value-type="float">
            <text:p>182,63</text:p>
          </table:table-cell>
          <table:table-cell office:value-type="float" office:value="190.3" calcext:value-type="float">
            <text:p>190,30</text:p>
          </table:table-cell>
          <table:table-cell office:value-type="float" office:value="103.89" calcext:value-type="float">
            <text:p>103,89</text:p>
          </table:table-cell>
          <table:table-cell office:value-type="float" office:value="103.64" calcext:value-type="float">
            <text:p>103,64</text:p>
          </table:table-cell>
          <table:table-cell office:value-type="float" office:value="95.13" calcext:value-type="float">
            <text:p>95,13</text:p>
          </table:table-cell>
          <table:table-cell office:value-type="float" office:value="126.74" calcext:value-type="float">
            <text:p>126,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8904.63" calcext:value-type="float">
            <text:p>8.904,63</text:p>
          </table:table-cell>
          <table:table-cell office:value-type="float" office:value="140.14" calcext:value-type="float">
            <text:p>140,14</text:p>
          </table:table-cell>
          <table:table-cell office:value-type="float" office:value="127.75" calcext:value-type="float">
            <text:p>127,75</text:p>
          </table:table-cell>
          <table:table-cell office:value-type="float" office:value="713.51" calcext:value-type="float">
            <text:p>713,51</text:p>
          </table:table-cell>
          <table:table-cell office:value-type="float" office:value="191.92" calcext:value-type="float">
            <text:p>191,92</text:p>
          </table:table-cell>
          <table:table-cell office:value-type="float" office:value="109.56" calcext:value-type="float">
            <text:p>109,56</text:p>
          </table:table-cell>
          <table:table-cell office:value-type="float" office:value="687.19" calcext:value-type="float">
            <text:p>687,19</text:p>
          </table:table-cell>
          <table:table-cell office:value-type="float" office:value="199.15" calcext:value-type="float">
            <text:p>199,15</text:p>
          </table:table-cell>
          <table:table-cell office:value-type="float" office:value="164.01" calcext:value-type="float">
            <text:p>164,01</text:p>
          </table:table-cell>
          <table:table-cell office:value-type="float" office:value="103.25" calcext:value-type="float">
            <text:p>103,25</text:p>
          </table:table-cell>
          <table:table-cell office:value-type="float" office:value="105.69" calcext:value-type="float">
            <text:p>105,69</text:p>
          </table:table-cell>
          <table:table-cell office:value-type="float" office:value="95.52" calcext:value-type="float">
            <text:p>95,52</text:p>
          </table:table-cell>
          <table:table-cell office:value-type="float" office:value="80.33" calcext:value-type="float">
            <text:p>80,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9192.35" calcext:value-type="float">
            <text:p>9.192,35</text:p>
          </table:table-cell>
          <table:table-cell office:value-type="float" office:value="140.8" calcext:value-type="float">
            <text:p>140,80</text:p>
          </table:table-cell>
          <table:table-cell office:value-type="float" office:value="123.91" calcext:value-type="float">
            <text:p>123,91</text:p>
          </table:table-cell>
          <table:table-cell office:value-type="float" office:value="689.37" calcext:value-type="float">
            <text:p>689,37</text:p>
          </table:table-cell>
          <table:table-cell office:value-type="float" office:value="192.72" calcext:value-type="float">
            <text:p>192,72</text:p>
          </table:table-cell>
          <table:table-cell office:value-type="float" office:value="126.81" calcext:value-type="float">
            <text:p>126,81</text:p>
          </table:table-cell>
          <table:table-cell office:value-type="float" office:value="681.81" calcext:value-type="float">
            <text:p>681,81</text:p>
          </table:table-cell>
          <table:table-cell office:value-type="float" office:value="172.85" calcext:value-type="float">
            <text:p>172,85</text:p>
          </table:table-cell>
          <table:table-cell office:value-type="float" office:value="190.03" calcext:value-type="float">
            <text:p>190,03</text:p>
          </table:table-cell>
          <table:table-cell office:value-type="float" office:value="103.29" calcext:value-type="float">
            <text:p>103,29</text:p>
          </table:table-cell>
          <table:table-cell office:value-type="float" office:value="103.19" calcext:value-type="float">
            <text:p>103,19</text:p>
          </table:table-cell>
          <table:table-cell office:value-type="float" office:value="95.02" calcext:value-type="float">
            <text:p>95,02</text:p>
          </table:table-cell>
          <table:table-cell office:value-type="float" office:value="80.26" calcext:value-type="float">
            <text:p>80,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965.9" calcext:value-type="float">
            <text:p>8.965,90</text:p>
          </table:table-cell>
          <table:table-cell office:value-type="float" office:value="139.85" calcext:value-type="float">
            <text:p>139,85</text:p>
          </table:table-cell>
          <table:table-cell office:value-type="float" office:value="148.36" calcext:value-type="float">
            <text:p>148,36</text:p>
          </table:table-cell>
          <table:table-cell office:value-type="float" office:value="687.56" calcext:value-type="float">
            <text:p>687,56</text:p>
          </table:table-cell>
          <table:table-cell office:value-type="float" office:value="250.57" calcext:value-type="float">
            <text:p>250,57</text:p>
          </table:table-cell>
          <table:table-cell office:value-type="float" office:value="135.78" calcext:value-type="float">
            <text:p>135,78</text:p>
          </table:table-cell>
          <table:table-cell office:value-type="float" office:value="712.61" calcext:value-type="float">
            <text:p>712,61</text:p>
          </table:table-cell>
          <table:table-cell office:value-type="float" office:value="199.19" calcext:value-type="float">
            <text:p>199,19</text:p>
          </table:table-cell>
          <table:table-cell office:value-type="float" office:value="191.88" calcext:value-type="float">
            <text:p>191,88</text:p>
          </table:table-cell>
          <table:table-cell office:value-type="float" office:value="104.61" calcext:value-type="float">
            <text:p>104,61</text:p>
          </table:table-cell>
          <table:table-cell office:value-type="float" office:value="130.23" calcext:value-type="float">
            <text:p>130,23</text:p>
          </table:table-cell>
          <table:table-cell office:value-type="float" office:value="95.28" calcext:value-type="float">
            <text:p>95,28</text:p>
          </table:table-cell>
          <table:table-cell office:value-type="float" office:value="106.23" calcext:value-type="float">
            <text:p>106,23</text:p>
          </table:table-cell>
          <table:table-cell table:number-columns-repeated="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Max Time</text:p>
          </table:table-cell>
          <table:table-cell table:formula="of:=MAX([.C26:.C75])" office:value-type="float" office:value="9192.35" calcext:value-type="float">
            <text:p>9.192,35</text:p>
          </table:table-cell>
          <table:table-cell table:formula="of:=MAX([.D26:.D75])" office:value-type="float" office:value="153.96" calcext:value-type="float">
            <text:p>153,96</text:p>
          </table:table-cell>
          <table:table-cell table:formula="of:=MAX([.E26:.E75])" office:value-type="float" office:value="186.7" calcext:value-type="float">
            <text:p>186,70</text:p>
          </table:table-cell>
          <table:table-cell table:formula="of:=MAX([.F26:.F75])" office:value-type="float" office:value="758.67" calcext:value-type="float">
            <text:p>758,67</text:p>
          </table:table-cell>
          <table:table-cell table:formula="of:=MAX([.G26:.G75])" office:value-type="float" office:value="251.85" calcext:value-type="float">
            <text:p>251,85</text:p>
          </table:table-cell>
          <table:table-cell table:formula="of:=MAX([.H26:.H75])" office:value-type="float" office:value="139.38" calcext:value-type="float">
            <text:p>139,38</text:p>
          </table:table-cell>
          <table:table-cell table:formula="of:=MAX([.I26:.I75])" office:value-type="float" office:value="734.01" calcext:value-type="float">
            <text:p>734,01</text:p>
          </table:table-cell>
          <table:table-cell table:formula="of:=MAX([.J26:.J75])" office:value-type="float" office:value="210.38" calcext:value-type="float">
            <text:p>210,38</text:p>
          </table:table-cell>
          <table:table-cell table:formula="of:=MAX([.K26:.K75])" office:value-type="float" office:value="200.05" calcext:value-type="float">
            <text:p>200,05</text:p>
          </table:table-cell>
          <table:table-cell table:formula="of:=MAX([.L26:.L75])" office:value-type="float" office:value="136.43" calcext:value-type="float">
            <text:p>136,43</text:p>
          </table:table-cell>
          <table:table-cell table:formula="of:=MAX([.M26:.M75])" office:value-type="float" office:value="132.73" calcext:value-type="float">
            <text:p>132,73</text:p>
          </table:table-cell>
          <table:table-cell table:formula="of:=MAX([.N26:.N75])" office:value-type="float" office:value="121.9" calcext:value-type="float">
            <text:p>121,90</text:p>
          </table:table-cell>
          <table:table-cell table:formula="of:=MAX([.O26:.O75])" office:value-type="float" office:value="141.12" calcext:value-type="float">
            <text:p>141,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 Time</text:p>
          </table:table-cell>
          <table:table-cell table:formula="of:=MIN([.C26:.C75])" office:value-type="float" office:value="8737.86" calcext:value-type="float">
            <text:p>8.737,86</text:p>
          </table:table-cell>
          <table:table-cell table:formula="of:=MIN([.D26:.D75])" office:value-type="float" office:value="135.48" calcext:value-type="float">
            <text:p>135,48</text:p>
          </table:table-cell>
          <table:table-cell table:formula="of:=MIN([.E26:.E75])" office:value-type="float" office:value="115.65" calcext:value-type="float">
            <text:p>115,65</text:p>
          </table:table-cell>
          <table:table-cell table:formula="of:=MIN([.F26:.F75])" office:value-type="float" office:value="675.83" calcext:value-type="float">
            <text:p>675,83</text:p>
          </table:table-cell>
          <table:table-cell table:formula="of:=MIN([.G26:.G75])" office:value-type="float" office:value="187.99" calcext:value-type="float">
            <text:p>187,99</text:p>
          </table:table-cell>
          <table:table-cell table:formula="of:=MIN([.H26:.H75])" office:value-type="float" office:value="107.66" calcext:value-type="float">
            <text:p>107,66</text:p>
          </table:table-cell>
          <table:table-cell table:formula="of:=MIN([.I26:.I75])" office:value-type="float" office:value="674.49" calcext:value-type="float">
            <text:p>674,49</text:p>
          </table:table-cell>
          <table:table-cell table:formula="of:=MIN([.J26:.J75])" office:value-type="float" office:value="168.38" calcext:value-type="float">
            <text:p>168,38</text:p>
          </table:table-cell>
          <table:table-cell table:formula="of:=MIN([.K26:.K75])" office:value-type="float" office:value="162.85" calcext:value-type="float">
            <text:p>162,85</text:p>
          </table:table-cell>
          <table:table-cell table:formula="of:=MIN([.L26:.L75])" office:value-type="float" office:value="102.96" calcext:value-type="float">
            <text:p>102,96</text:p>
          </table:table-cell>
          <table:table-cell table:formula="of:=MIN([.M26:.M75])" office:value-type="float" office:value="102.4" calcext:value-type="float">
            <text:p>102,40</text:p>
          </table:table-cell>
          <table:table-cell table:formula="of:=MIN([.N26:.N75])" office:value-type="float" office:value="94.01" calcext:value-type="float">
            <text:p>94,01</text:p>
          </table:table-cell>
          <table:table-cell table:formula="of:=MIN([.O26:.O75])" office:value-type="float" office:value="72.85" calcext:value-type="float">
            <text:p>72,8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verage Time</text:p>
          </table:table-cell>
          <table:table-cell table:formula="of:=AVERAGE([.C26:.C75])" office:value-type="float" office:value="8930.073" calcext:value-type="float">
            <text:p>8.930,07</text:p>
          </table:table-cell>
          <table:table-cell table:formula="of:=AVERAGE([.D26:.D75])" office:value-type="float" office:value="141.2264" calcext:value-type="float">
            <text:p>141,23</text:p>
          </table:table-cell>
          <table:table-cell table:formula="of:=AVERAGE([.E26:.E75])" office:value-type="float" office:value="130.144" calcext:value-type="float">
            <text:p>130,14</text:p>
          </table:table-cell>
          <table:table-cell table:formula="of:=AVERAGE([.F26:.F75])" office:value-type="float" office:value="702.0218" calcext:value-type="float">
            <text:p>702,02</text:p>
          </table:table-cell>
          <table:table-cell table:formula="of:=AVERAGE([.G26:.G75])" office:value-type="float" office:value="202.0892" calcext:value-type="float">
            <text:p>202,09</text:p>
          </table:table-cell>
          <table:table-cell table:formula="of:=AVERAGE([.H26:.H75])" office:value-type="float" office:value="122.8132" calcext:value-type="float">
            <text:p>122,81</text:p>
          </table:table-cell>
          <table:table-cell table:formula="of:=AVERAGE([.I26:.I75])" office:value-type="float" office:value="694.8414" calcext:value-type="float">
            <text:p>694,84</text:p>
          </table:table-cell>
          <table:table-cell table:formula="of:=AVERAGE([.J26:.J75])" office:value-type="float" office:value="188.0528" calcext:value-type="float">
            <text:p>188,05</text:p>
          </table:table-cell>
          <table:table-cell table:formula="of:=AVERAGE([.K26:.K75])" office:value-type="float" office:value="171.0544" calcext:value-type="float">
            <text:p>171,05</text:p>
          </table:table-cell>
          <table:table-cell table:formula="of:=AVERAGE([.L26:.L75])" office:value-type="float" office:value="112.5624" calcext:value-type="float">
            <text:p>112,56</text:p>
          </table:table-cell>
          <table:table-cell table:formula="of:=AVERAGE([.M26:.M75])" office:value-type="float" office:value="109.6366" calcext:value-type="float">
            <text:p>109,64</text:p>
          </table:table-cell>
          <table:table-cell table:formula="of:=AVERAGE([.N26:.N75])" office:value-type="float" office:value="98.1302" calcext:value-type="float">
            <text:p>98,13</text:p>
          </table:table-cell>
          <table:table-cell table:formula="of:=AVERAGE([.O26:.O75])" office:value-type="float" office:value="85.9876" calcext:value-type="float">
            <text:p>85,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ercentage</text:p>
          </table:table-cell>
          <table:table-cell/>
          <table:table-cell office:value-type="float" office:value="100" calcext:value-type="float">
            <text:p>100,00</text:p>
          </table:table-cell>
          <table:table-cell table:formula="of:=([.D81]/[.E81]) *100" office:value-type="float" office:value="108.515490533563" calcext:value-type="float">
            <text:p>108,52</text:p>
          </table:table-cell>
          <table:table-cell table:formula="of:=([.D81]/[.F81]) *100" office:value-type="float" office:value="20.1170960787827" calcext:value-type="float">
            <text:p>20,12</text:p>
          </table:table-cell>
          <table:table-cell table:formula="of:=([.D81]/[.G81]) *100" office:value-type="float" office:value="69.8832000918407" calcext:value-type="float">
            <text:p>69,88</text:p>
          </table:table-cell>
          <table:table-cell table:formula="of:=([.D81]/[.H81]) *100" office:value-type="float" office:value="114.992850931333" calcext:value-type="float">
            <text:p>114,99</text:p>
          </table:table-cell>
          <table:table-cell table:formula="of:=([.D81]/[.I81]) *100" office:value-type="float" office:value="20.3249835142235" calcext:value-type="float">
            <text:p>20,32</text:p>
          </table:table-cell>
          <table:table-cell table:formula="of:=([.D81]/[.J81]) *100" office:value-type="float" office:value="75.0993338041231" calcext:value-type="float">
            <text:p>75,10</text:p>
          </table:table-cell>
          <table:table-cell table:formula="of:=([.D81]/[.K81]) *100" office:value-type="float" office:value="82.5622725869665" calcext:value-type="float">
            <text:p>82,56</text:p>
          </table:table-cell>
          <table:table-cell table:formula="of:=([.D81]/[.L81]) *100" office:value-type="float" office:value="125.464986531915" calcext:value-type="float">
            <text:p>125,46</text:p>
          </table:table-cell>
          <table:table-cell table:formula="of:=([.D81]/[.M81]) *100" office:value-type="float" office:value="128.813188296609" calcext:value-type="float">
            <text:p>128,81</text:p>
          </table:table-cell>
          <table:table-cell table:formula="of:=([.D81]/[.N81]) *100" office:value-type="float" office:value="143.917366926797" calcext:value-type="float">
            <text:p>143,92</text:p>
          </table:table-cell>
          <table:table-cell table:formula="of:=([.D81]/[.O81]) *100" office:value-type="float" office:value="164.240425363657" calcext:value-type="float">
            <text:p>164,2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8:02:37.768425379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2T20:08:52.511225163</meta:creation-date>
    <dc:date>2019-11-03T18:08:01.148713682</dc:date>
    <meta:editing-duration>PT1H4M21S</meta:editing-duration>
    <meta:editing-cycles>19</meta:editing-cycles>
    <meta:generator>LibreOffice/6.3.2.2$Linux_X86_64 LibreOffice_project/30$Build-2</meta:generator>
    <meta:document-statistic meta:table-count="2" meta:cell-count="1593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cm" xlink:href=".." xlink:type="simple" chart:class="chart:bar" chart:style-name="ch1">
        <chart:title svg:x="5.748cm" svg:y="0.316cm" chart:style-name="ch2">
          <text:p>Time elapsed per test</text:p>
        </chart:title>
        <chart:legend chart:legend-position="end" svg:x="12.996cm" svg:y="4.197cm" style:legend-expansion="high" chart:style-name="ch3"/>
        <chart:plot-area chart:style-name="ch4" table:cell-range-address="'Linux (libgdiplus)'.C25:'Linux (libgdiplus)'.O25 'Linux (libgdiplus)'.B81:'Linux (libgdiplus)'.O81" chart:data-source-has-labels="both" svg:x="1.303cm" svg:y="1.271cm" svg:width="11.374cm" svg:height="7.549cm">
          <chartooo:coordinate-region svg:x="3.159cm" svg:y="1.271cm" svg:width="9.518cm" svg:height="4.66cm"/>
          <chart:axis chart:dimension="x" chart:name="primary-x" chart:style-name="ch5" chartooo:axis-type="auto">
            <chartooo:date-scale/>
            <chart:categories table:cell-range-address="'Linux (libgdiplus)'.C25:'Linux (libgdiplus)'.O25"/>
          </chart:axis>
          <chart:axis chart:dimension="y" chart:name="primary-y" chart:style-name="ch6">
            <chart:title svg:x="0.451cm" svg:y="5.936cm" chart:style-name="ch7">
              <text:p>Milliseconds</text:p>
            </chart:title>
            <chart:grid chart:style-name="ch8" chart:class="major"/>
          </chart:axis>
          <chart:series chart:style-name="ch9" chart:values-cell-range-address="'Linux (libgdiplus)'.C81:'Linux (libgdiplus)'.O81" chart:label-cell-address="'Linux (libgdiplus)'.B81:'Linux (libgdiplus)'.B8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Pixel()</text:p>
                <draw:g>
                  <svg:desc>'Linux (libgdiplus)'.C25:'Linux (libgdiplus)'.O25</svg:desc>
                </draw:g>
              </table:table-cell>
              <table:table-cell office:value-type="string">
                <text:p>Ms</text:p>
              </table:table-cell>
              <table:table-cell office:value-type="string">
                <text:p>Ms,Sp,Mt</text:p>
              </table:table-cell>
              <table:table-cell office:value-type="string">
                <text:p>Un,Sp</text:p>
              </table:table-cell>
              <table:table-cell office:value-type="string">
                <text:p>Un,Sp,Cn</text:p>
              </table:table-cell>
              <table:table-cell office:value-type="string">
                <text:p>Un,Sp,Cn,Ur</text:p>
              </table:table-cell>
              <table:table-cell office:value-type="string">
                <text:p>Un</text:p>
              </table:table-cell>
              <table:table-cell office:value-type="string">
                <text:p>Un,Cn</text:p>
              </table:table-cell>
              <table:table-cell office:value-type="string">
                <text:p>Un,Cn,Pl</text:p>
              </table:table-cell>
              <table:table-cell office:value-type="string">
                <text:p>Un,Cn,Ur</text:p>
              </table:table-cell>
              <table:table-cell office:value-type="string">
                <text:p>Un,Cn,Ur,Uc</text:p>
              </table:table-cell>
              <table:table-cell office:value-type="string">
                <text:p>Un,Cn,Ur,Uc,Fx</text:p>
              </table:table-cell>
              <table:table-cell office:value-type="string">
                <text:p>Un,Cn,Ur,Uc,Fx,Mt</text:p>
              </table:table-cell>
            </table:table-row>
          </table:table-header-rows>
          <table:table-rows>
            <table:table-row>
              <table:table-cell office:value-type="string">
                <text:p>Average Time</text:p>
                <draw:g>
                  <svg:desc>'Linux (libgdiplus)'.B81:'Linux (libgdiplus)'.B81</svg:desc>
                </draw:g>
              </table:table-cell>
              <table:table-cell office:value-type="float" office:value="8930.073">
                <text:p>8930.073</text:p>
                <draw:g>
                  <svg:desc>'Linux (libgdiplus)'.C81:'Linux (libgdiplus)'.O81</svg:desc>
                </draw:g>
              </table:table-cell>
              <table:table-cell office:value-type="float" office:value="141.2264">
                <text:p>141.2264</text:p>
              </table:table-cell>
              <table:table-cell office:value-type="float" office:value="130.144">
                <text:p>130.144</text:p>
              </table:table-cell>
              <table:table-cell office:value-type="float" office:value="702.0218">
                <text:p>702.0218</text:p>
              </table:table-cell>
              <table:table-cell office:value-type="float" office:value="202.0892">
                <text:p>202.0892</text:p>
              </table:table-cell>
              <table:table-cell office:value-type="float" office:value="122.8132">
                <text:p>122.8132</text:p>
              </table:table-cell>
              <table:table-cell office:value-type="float" office:value="694.8414">
                <text:p>694.8414</text:p>
              </table:table-cell>
              <table:table-cell office:value-type="float" office:value="188.0528">
                <text:p>188.0528</text:p>
              </table:table-cell>
              <table:table-cell office:value-type="float" office:value="171.0544">
                <text:p>171.0544</text:p>
              </table:table-cell>
              <table:table-cell office:value-type="float" office:value="112.5624">
                <text:p>112.5624</text:p>
              </table:table-cell>
              <table:table-cell office:value-type="float" office:value="109.6366">
                <text:p>109.6366</text:p>
              </table:table-cell>
              <table:table-cell office:value-type="float" office:value="98.1302">
                <text:p>98.1302</text:p>
              </table:table-cell>
              <table:table-cell office:value-type="float" office:value="85.9876">
                <text:p>85.9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63cm" svg:y="0.262cm" chart:style-name="ch2">
          <text:p>Time elapsed per test (without SetPixel())</text:p>
        </chart:title>
        <chart:legend chart:legend-position="end" svg:x="13.001cm" svg:y="4.197cm" style:legend-expansion="high" chart:style-name="ch3"/>
        <chart:plot-area chart:style-name="ch4" table:cell-range-address="'Linux (libgdiplus)'.D25:'Linux (libgdiplus)'.O25 'Linux (libgdiplus)'.B81:'Linux (libgdiplus)'.B81 'Linux (libgdiplus)'.D81:'Linux (libgdiplus)'.O81" chart:data-source-has-labels="both" svg:x="1.304cm" svg:y="1.271cm" svg:width="11.377cm" svg:height="7.549cm">
          <chartooo:coordinate-region svg:x="2.661cm" svg:y="1.271cm" svg:width="10.02cm" svg:height="4.659cm"/>
          <chart:axis chart:dimension="x" chart:name="primary-x" chart:style-name="ch5" chartooo:axis-type="auto">
            <chartooo:date-scale/>
            <chart:categories table:cell-range-address="'Linux (libgdiplus)'.D25:'Linux (libgdiplus)'.O25"/>
          </chart:axis>
          <chart:axis chart:dimension="y" chart:name="primary-y" chart:style-name="ch6">
            <chart:title svg:x="0.451cm" svg:y="5.936cm" chart:style-name="ch7">
              <text:p>Milliseconds</text:p>
            </chart:title>
            <chart:grid chart:style-name="ch8" chart:class="major"/>
          </chart:axis>
          <chart:series chart:style-name="ch9" chart:values-cell-range-address="'Linux (libgdiplus)'.D81:'Linux (libgdiplus)'.O81" chart:label-cell-address="'Linux (libgdiplus)'.B81:'Linux (libgdiplus)'.B8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</text:p>
                <draw:g>
                  <svg:desc>'Linux (libgdiplus)'.D25:'Linux (libgdiplus)'.O25</svg:desc>
                </draw:g>
              </table:table-cell>
              <table:table-cell office:value-type="string">
                <text:p>Ms,Sp,Mt</text:p>
              </table:table-cell>
              <table:table-cell office:value-type="string">
                <text:p>Un,Sp</text:p>
              </table:table-cell>
              <table:table-cell office:value-type="string">
                <text:p>Un,Sp,Cn</text:p>
              </table:table-cell>
              <table:table-cell office:value-type="string">
                <text:p>Un,Sp,Cn,Ur</text:p>
              </table:table-cell>
              <table:table-cell office:value-type="string">
                <text:p>Un</text:p>
              </table:table-cell>
              <table:table-cell office:value-type="string">
                <text:p>Un,Cn</text:p>
              </table:table-cell>
              <table:table-cell office:value-type="string">
                <text:p>Un,Cn,Pl</text:p>
              </table:table-cell>
              <table:table-cell office:value-type="string">
                <text:p>Un,Cn,Ur</text:p>
              </table:table-cell>
              <table:table-cell office:value-type="string">
                <text:p>Un,Cn,Ur,Uc</text:p>
              </table:table-cell>
              <table:table-cell office:value-type="string">
                <text:p>Un,Cn,Ur,Uc,Fx</text:p>
              </table:table-cell>
              <table:table-cell office:value-type="string">
                <text:p>Un,Cn,Ur,Uc,Fx,Mt</text:p>
              </table:table-cell>
            </table:table-row>
          </table:table-header-rows>
          <table:table-rows>
            <table:table-row>
              <table:table-cell office:value-type="string">
                <text:p>Average Time</text:p>
                <draw:g>
                  <svg:desc>'Linux (libgdiplus)'.B81:'Linux (libgdiplus)'.B81</svg:desc>
                </draw:g>
              </table:table-cell>
              <table:table-cell office:value-type="float" office:value="141.2264">
                <text:p>141.2264</text:p>
                <draw:g>
                  <svg:desc>'Linux (libgdiplus)'.D81:'Linux (libgdiplus)'.O81</svg:desc>
                </draw:g>
              </table:table-cell>
              <table:table-cell office:value-type="float" office:value="130.144">
                <text:p>130.144</text:p>
              </table:table-cell>
              <table:table-cell office:value-type="float" office:value="702.0218">
                <text:p>702.0218</text:p>
              </table:table-cell>
              <table:table-cell office:value-type="float" office:value="202.0892">
                <text:p>202.0892</text:p>
              </table:table-cell>
              <table:table-cell office:value-type="float" office:value="122.8132">
                <text:p>122.8132</text:p>
              </table:table-cell>
              <table:table-cell office:value-type="float" office:value="694.8414">
                <text:p>694.8414</text:p>
              </table:table-cell>
              <table:table-cell office:value-type="float" office:value="188.0528">
                <text:p>188.0528</text:p>
              </table:table-cell>
              <table:table-cell office:value-type="float" office:value="171.0544">
                <text:p>171.0544</text:p>
              </table:table-cell>
              <table:table-cell office:value-type="float" office:value="112.5624">
                <text:p>112.5624</text:p>
              </table:table-cell>
              <table:table-cell office:value-type="float" office:value="109.6366">
                <text:p>109.6366</text:p>
              </table:table-cell>
              <table:table-cell office:value-type="float" office:value="98.1302">
                <text:p>98.1302</text:p>
              </table:table-cell>
              <table:table-cell office:value-type="float" office:value="85.9876">
                <text:p>85.98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5.145cm" svg:y="0.35cm" chart:style-name="ch2">
          <text:p>Percentages Relative to Ms</text:p>
        </chart:title>
        <chart:legend chart:legend-position="end" svg:x="13.389cm" svg:y="4.196cm" style:legend-expansion="high" chart:style-name="ch3"/>
        <chart:plot-area chart:style-name="ch4" table:cell-range-address="'Linux (libgdiplus)'.D25:'Linux (libgdiplus)'.O25 'Linux (libgdiplus)'.B82:'Linux (libgdiplus)'.B82 'Linux (libgdiplus)'.D82:'Linux (libgdiplus)'.O82" chart:data-source-has-labels="both" svg:x="1.303cm" svg:y="1.269cm" svg:width="11.767cm" svg:height="7.551cm">
          <chartooo:coordinate-region svg:x="2.66cm" svg:y="1.269cm" svg:width="10.41cm" svg:height="4.662cm"/>
          <chart:axis chart:dimension="x" chart:name="primary-x" chart:style-name="ch5" chartooo:axis-type="auto">
            <chartooo:date-scale/>
            <chart:categories table:cell-range-address="'Linux (libgdiplus)'.D25:'Linux (libgdiplus)'.O25"/>
          </chart:axis>
          <chart:axis chart:dimension="y" chart:name="primary-y" chart:style-name="ch6">
            <chart:title svg:x="0.451cm" svg:y="5.241cm" chart:style-name="ch7">
              <text:p>%</text:p>
            </chart:title>
            <chart:grid chart:style-name="ch8" chart:class="major"/>
          </chart:axis>
          <chart:series chart:style-name="ch9" chart:values-cell-range-address="'Linux (libgdiplus)'.D82:'Linux (libgdiplus)'.O82" chart:label-cell-address="'Linux (libgdiplus)'.B82:'Linux (libgdiplus)'.B8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</text:p>
                <draw:g>
                  <svg:desc>'Linux (libgdiplus)'.D25:'Linux (libgdiplus)'.O25</svg:desc>
                </draw:g>
              </table:table-cell>
              <table:table-cell office:value-type="string">
                <text:p>Ms,Sp,Mt</text:p>
              </table:table-cell>
              <table:table-cell office:value-type="string">
                <text:p>Un,Sp</text:p>
              </table:table-cell>
              <table:table-cell office:value-type="string">
                <text:p>Un,Sp,Cn</text:p>
              </table:table-cell>
              <table:table-cell office:value-type="string">
                <text:p>Un,Sp,Cn,Ur</text:p>
              </table:table-cell>
              <table:table-cell office:value-type="string">
                <text:p>Un</text:p>
              </table:table-cell>
              <table:table-cell office:value-type="string">
                <text:p>Un,Cn</text:p>
              </table:table-cell>
              <table:table-cell office:value-type="string">
                <text:p>Un,Cn,Pl</text:p>
              </table:table-cell>
              <table:table-cell office:value-type="string">
                <text:p>Un,Cn,Ur</text:p>
              </table:table-cell>
              <table:table-cell office:value-type="string">
                <text:p>Un,Cn,Ur,Uc</text:p>
              </table:table-cell>
              <table:table-cell office:value-type="string">
                <text:p>Un,Cn,Ur,Uc,Fx</text:p>
              </table:table-cell>
              <table:table-cell office:value-type="string">
                <text:p>Un,Cn,Ur,Uc,Fx,Mt</text:p>
              </table:table-cell>
            </table:table-row>
          </table:table-header-rows>
          <table:table-rows>
            <table:table-row>
              <table:table-cell office:value-type="string">
                <text:p>Percentage</text:p>
                <draw:g>
                  <svg:desc>'Linux (libgdiplus)'.B82:'Linux (libgdiplus)'.B82</svg:desc>
                </draw:g>
              </table:table-cell>
              <table:table-cell office:value-type="float" office:value="100">
                <text:p>100</text:p>
                <draw:g>
                  <svg:desc>'Linux (libgdiplus)'.D82:'Linux (libgdiplus)'.O82</svg:desc>
                </draw:g>
              </table:table-cell>
              <table:table-cell office:value-type="float" office:value="108.515490533563">
                <text:p>108.515490533563</text:p>
              </table:table-cell>
              <table:table-cell office:value-type="float" office:value="20.1170960787827">
                <text:p>20.1170960787827</text:p>
              </table:table-cell>
              <table:table-cell office:value-type="float" office:value="69.8832000918407">
                <text:p>69.8832000918407</text:p>
              </table:table-cell>
              <table:table-cell office:value-type="float" office:value="114.992850931333">
                <text:p>114.992850931333</text:p>
              </table:table-cell>
              <table:table-cell office:value-type="float" office:value="20.3249835142235">
                <text:p>20.3249835142235</text:p>
              </table:table-cell>
              <table:table-cell office:value-type="float" office:value="75.0993338041231">
                <text:p>75.0993338041231</text:p>
              </table:table-cell>
              <table:table-cell office:value-type="float" office:value="82.5622725869665">
                <text:p>82.5622725869665</text:p>
              </table:table-cell>
              <table:table-cell office:value-type="float" office:value="125.464986531915">
                <text:p>125.464986531915</text:p>
              </table:table-cell>
              <table:table-cell office:value-type="float" office:value="128.813188296609">
                <text:p>128.813188296609</text:p>
              </table:table-cell>
              <table:table-cell office:value-type="float" office:value="143.917366926797">
                <text:p>143.917366926797</text:p>
              </table:table-cell>
              <table:table-cell office:value-type="float" office:value="164.240425363657">
                <text:p>164.2404253636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cm" xlink:href=".." xlink:type="simple" chart:class="chart:bar" chart:style-name="ch1">
        <chart:title svg:x="5.748cm" svg:y="0.316cm" chart:style-name="ch2">
          <text:p>Time elapsed per test</text:p>
        </chart:title>
        <chart:legend chart:legend-position="end" svg:x="12.996cm" svg:y="4.197cm" style:legend-expansion="high" chart:style-name="ch3"/>
        <chart:plot-area chart:style-name="ch4" table:cell-range-address="'Windows (GDI+)'.C25:'Windows (GDI+)'.O25 'Windows (GDI+)'.B81:'Windows (GDI+)'.O81" chart:data-source-has-labels="both" svg:x="1.303cm" svg:y="1.271cm" svg:width="11.374cm" svg:height="7.549cm">
          <chartooo:coordinate-region svg:x="3.159cm" svg:y="1.271cm" svg:width="9.518cm" svg:height="4.659cm"/>
          <chart:axis chart:dimension="x" chart:name="primary-x" chart:style-name="ch5" chartooo:axis-type="auto">
            <chartooo:date-scale/>
            <chart:categories table:cell-range-address="'Windows (GDI+)'.C25:'Windows (GDI+)'.O25"/>
          </chart:axis>
          <chart:axis chart:dimension="y" chart:name="primary-y" chart:style-name="ch6">
            <chart:title svg:x="0.451cm" svg:y="5.936cm" chart:style-name="ch7">
              <text:p>Milliseconds</text:p>
            </chart:title>
            <chart:grid chart:style-name="ch8" chart:class="major"/>
          </chart:axis>
          <chart:series chart:style-name="ch9" chart:values-cell-range-address="'Windows (GDI+)'.C81:'Windows (GDI+)'.O81" chart:label-cell-address="'Windows (GDI+)'.B81:'Windows (GDI+)'.B81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tPixel()</text:p>
                <draw:g>
                  <svg:desc>'Windows (GDI+)'.C25:'Windows (GDI+)'.O25</svg:desc>
                </draw:g>
              </table:table-cell>
              <table:table-cell office:value-type="string">
                <text:p>Ms</text:p>
              </table:table-cell>
              <table:table-cell office:value-type="string">
                <text:p>Ms,Sp,Mt</text:p>
              </table:table-cell>
              <table:table-cell office:value-type="string">
                <text:p>Un,Sp</text:p>
              </table:table-cell>
              <table:table-cell office:value-type="string">
                <text:p>Un,Sp,Cn</text:p>
              </table:table-cell>
              <table:table-cell office:value-type="string">
                <text:p>Un,Sp,Cn,Ur</text:p>
              </table:table-cell>
              <table:table-cell office:value-type="string">
                <text:p>Un</text:p>
              </table:table-cell>
              <table:table-cell office:value-type="string">
                <text:p>Un,Cn</text:p>
              </table:table-cell>
              <table:table-cell office:value-type="string">
                <text:p>Un,Cn,Pl</text:p>
              </table:table-cell>
              <table:table-cell office:value-type="string">
                <text:p>Un,Cn,Ur</text:p>
              </table:table-cell>
              <table:table-cell office:value-type="string">
                <text:p>Un,Cn,Ur,Uc</text:p>
              </table:table-cell>
              <table:table-cell office:value-type="string">
                <text:p>Un,Cn,Ur,Uc,Fx</text:p>
              </table:table-cell>
              <table:table-cell office:value-type="string">
                <text:p>Un,Cn,Ur,Uc,Fx,Mt</text:p>
              </table:table-cell>
            </table:table-row>
          </table:table-header-rows>
          <table:table-rows>
            <table:table-row>
              <table:table-cell office:value-type="string">
                <text:p>Average Time</text:p>
                <draw:g>
                  <svg:desc>'Windows (GDI+)'.B81:'Windows (GDI+)'.B81</svg:desc>
                </draw:g>
              </table:table-cell>
              <table:table-cell office:value-type="float" office:value="16976.9512">
                <text:p>16976.9512</text:p>
                <draw:g>
                  <svg:desc>'Windows (GDI+)'.C81:'Windows (GDI+)'.O81</svg:desc>
                </draw:g>
              </table:table-cell>
              <table:table-cell office:value-type="float" office:value="102.426">
                <text:p>102.426</text:p>
              </table:table-cell>
              <table:table-cell office:value-type="float" office:value="110.5982">
                <text:p>110.5982</text:p>
              </table:table-cell>
              <table:table-cell office:value-type="float" office:value="176.9596">
                <text:p>176.9596</text:p>
              </table:table-cell>
              <table:table-cell office:value-type="float" office:value="156.0652">
                <text:p>156.0652</text:p>
              </table:table-cell>
              <table:table-cell office:value-type="float" office:value="97.1134">
                <text:p>97.1134</text:p>
              </table:table-cell>
              <table:table-cell office:value-type="float" office:value="162.2752">
                <text:p>162.2752</text:p>
              </table:table-cell>
              <table:table-cell office:value-type="float" office:value="187.9164">
                <text:p>187.9164</text:p>
              </table:table-cell>
              <table:table-cell office:value-type="float" office:value="156.2418">
                <text:p>156.2418</text:p>
              </table:table-cell>
              <table:table-cell office:value-type="float" office:value="84.91">
                <text:p>84.91</text:p>
              </table:table-cell>
              <table:table-cell office:value-type="float" office:value="85.7458">
                <text:p>85.7458</text:p>
              </table:table-cell>
              <table:table-cell office:value-type="float" office:value="84.8186">
                <text:p>84.8186</text:p>
              </table:table-cell>
              <table:table-cell office:value-type="float" office:value="72.9586">
                <text:p>72.95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63cm" svg:y="0.263cm" chart:style-name="ch2">
          <text:p>Time elapsed per test (without SetPixel())</text:p>
        </chart:title>
        <chart:legend chart:legend-position="end" svg:x="13.001cm" svg:y="4.197cm" style:legend-expansion="high" chart:style-name="ch3"/>
        <chart:plot-area chart:style-name="ch4" table:cell-range-address="'Windows (GDI+)'.D25:'Windows (GDI+)'.O25 'Windows (GDI+)'.B81:'Windows (GDI+)'.B81 'Windows (GDI+)'.D81:'Windows (GDI+)'.O81" chart:data-source-has-labels="both" svg:x="1.304cm" svg:y="1.271cm" svg:width="11.377cm" svg:height="7.549cm">
          <chartooo:coordinate-region svg:x="2.661cm" svg:y="1.271cm" svg:width="10.02cm" svg:height="4.659cm"/>
          <chart:axis chart:dimension="x" chart:name="primary-x" chart:style-name="ch5" chartooo:axis-type="auto">
            <chartooo:date-scale/>
            <chart:categories table:cell-range-address="'Windows (GDI+)'.D25:'Windows (GDI+)'.O25"/>
          </chart:axis>
          <chart:axis chart:dimension="y" chart:name="primary-y" chart:style-name="ch6">
            <chart:title svg:x="0.451cm" svg:y="5.936cm" chart:style-name="ch7">
              <text:p>Milliseconds</text:p>
            </chart:title>
            <chart:grid chart:style-name="ch8" chart:class="major"/>
          </chart:axis>
          <chart:series chart:style-name="ch9" chart:values-cell-range-address="'Windows (GDI+)'.D81:'Windows (GDI+)'.O81" chart:label-cell-address="'Windows (GDI+)'.B81:'Windows (GDI+)'.B8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</text:p>
                <draw:g>
                  <svg:desc>'Windows (GDI+)'.D25:'Windows (GDI+)'.O25</svg:desc>
                </draw:g>
              </table:table-cell>
              <table:table-cell office:value-type="string">
                <text:p>Ms,Sp,Mt</text:p>
              </table:table-cell>
              <table:table-cell office:value-type="string">
                <text:p>Un,Sp</text:p>
              </table:table-cell>
              <table:table-cell office:value-type="string">
                <text:p>Un,Sp,Cn</text:p>
              </table:table-cell>
              <table:table-cell office:value-type="string">
                <text:p>Un,Sp,Cn,Ur</text:p>
              </table:table-cell>
              <table:table-cell office:value-type="string">
                <text:p>Un</text:p>
              </table:table-cell>
              <table:table-cell office:value-type="string">
                <text:p>Un,Cn</text:p>
              </table:table-cell>
              <table:table-cell office:value-type="string">
                <text:p>Un,Cn,Pl</text:p>
              </table:table-cell>
              <table:table-cell office:value-type="string">
                <text:p>Un,Cn,Ur</text:p>
              </table:table-cell>
              <table:table-cell office:value-type="string">
                <text:p>Un,Cn,Ur,Uc</text:p>
              </table:table-cell>
              <table:table-cell office:value-type="string">
                <text:p>Un,Cn,Ur,Uc,Fx</text:p>
              </table:table-cell>
              <table:table-cell office:value-type="string">
                <text:p>Un,Cn,Ur,Uc,Fx,Mt</text:p>
              </table:table-cell>
            </table:table-row>
          </table:table-header-rows>
          <table:table-rows>
            <table:table-row>
              <table:table-cell office:value-type="string">
                <text:p>Average Time</text:p>
                <draw:g>
                  <svg:desc>'Windows (GDI+)'.B81:'Windows (GDI+)'.B81</svg:desc>
                </draw:g>
              </table:table-cell>
              <table:table-cell office:value-type="float" office:value="102.426">
                <text:p>102.426</text:p>
                <draw:g>
                  <svg:desc>'Windows (GDI+)'.D81:'Windows (GDI+)'.O81</svg:desc>
                </draw:g>
              </table:table-cell>
              <table:table-cell office:value-type="float" office:value="110.5982">
                <text:p>110.5982</text:p>
              </table:table-cell>
              <table:table-cell office:value-type="float" office:value="176.9596">
                <text:p>176.9596</text:p>
              </table:table-cell>
              <table:table-cell office:value-type="float" office:value="156.0652">
                <text:p>156.0652</text:p>
              </table:table-cell>
              <table:table-cell office:value-type="float" office:value="97.1134">
                <text:p>97.1134</text:p>
              </table:table-cell>
              <table:table-cell office:value-type="float" office:value="162.2752">
                <text:p>162.2752</text:p>
              </table:table-cell>
              <table:table-cell office:value-type="float" office:value="187.9164">
                <text:p>187.9164</text:p>
              </table:table-cell>
              <table:table-cell office:value-type="float" office:value="156.2418">
                <text:p>156.2418</text:p>
              </table:table-cell>
              <table:table-cell office:value-type="float" office:value="84.91">
                <text:p>84.91</text:p>
              </table:table-cell>
              <table:table-cell office:value-type="float" office:value="85.7458">
                <text:p>85.7458</text:p>
              </table:table-cell>
              <table:table-cell office:value-type="float" office:value="84.8186">
                <text:p>84.8186</text:p>
              </table:table-cell>
              <table:table-cell office:value-type="float" office:value="72.9586">
                <text:p>72.95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bar" chart:style-name="ch1">
        <chart:title svg:x="5.146cm" svg:y="0.351cm" chart:style-name="ch2">
          <text:p>Percentages Relative to Ms</text:p>
        </chart:title>
        <chart:legend chart:legend-position="end" svg:x="13.389cm" svg:y="4.196cm" style:legend-expansion="high" chart:style-name="ch3"/>
        <chart:plot-area chart:style-name="ch4" table:cell-range-address="'Windows (GDI+)'.D25:'Windows (GDI+)'.O25 'Windows (GDI+)'.B82:'Windows (GDI+)'.B82 'Windows (GDI+)'.D82:'Windows (GDI+)'.O82" chart:data-source-has-labels="both" svg:x="1.303cm" svg:y="1.269cm" svg:width="11.767cm" svg:height="7.551cm">
          <chartooo:coordinate-region svg:x="2.66cm" svg:y="1.269cm" svg:width="10.41cm" svg:height="4.662cm"/>
          <chart:axis chart:dimension="x" chart:name="primary-x" chart:style-name="ch5" chartooo:axis-type="auto">
            <chartooo:date-scale/>
            <chart:categories table:cell-range-address="'Windows (GDI+)'.D25:'Windows (GDI+)'.O25"/>
          </chart:axis>
          <chart:axis chart:dimension="y" chart:name="primary-y" chart:style-name="ch6">
            <chart:title svg:x="0.451cm" svg:y="5.241cm" chart:style-name="ch7">
              <text:p>%</text:p>
            </chart:title>
            <chart:grid chart:style-name="ch8" chart:class="major"/>
          </chart:axis>
          <chart:series chart:style-name="ch9" chart:values-cell-range-address="'Windows (GDI+)'.D82:'Windows (GDI+)'.O82" chart:label-cell-address="'Windows (GDI+)'.B82:'Windows (GDI+)'.B8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</text:p>
                <draw:g>
                  <svg:desc>'Windows (GDI+)'.D25:'Windows (GDI+)'.O25</svg:desc>
                </draw:g>
              </table:table-cell>
              <table:table-cell office:value-type="string">
                <text:p>Ms,Sp,Mt</text:p>
              </table:table-cell>
              <table:table-cell office:value-type="string">
                <text:p>Un,Sp</text:p>
              </table:table-cell>
              <table:table-cell office:value-type="string">
                <text:p>Un,Sp,Cn</text:p>
              </table:table-cell>
              <table:table-cell office:value-type="string">
                <text:p>Un,Sp,Cn,Ur</text:p>
              </table:table-cell>
              <table:table-cell office:value-type="string">
                <text:p>Un</text:p>
              </table:table-cell>
              <table:table-cell office:value-type="string">
                <text:p>Un,Cn</text:p>
              </table:table-cell>
              <table:table-cell office:value-type="string">
                <text:p>Un,Cn,Pl</text:p>
              </table:table-cell>
              <table:table-cell office:value-type="string">
                <text:p>Un,Cn,Ur</text:p>
              </table:table-cell>
              <table:table-cell office:value-type="string">
                <text:p>Un,Cn,Ur,Uc</text:p>
              </table:table-cell>
              <table:table-cell office:value-type="string">
                <text:p>Un,Cn,Ur,Uc,Fx</text:p>
              </table:table-cell>
              <table:table-cell office:value-type="string">
                <text:p>Un,Cn,Ur,Uc,Fx,Mt</text:p>
              </table:table-cell>
            </table:table-row>
          </table:table-header-rows>
          <table:table-rows>
            <table:table-row>
              <table:table-cell office:value-type="string">
                <text:p>Percentage</text:p>
                <draw:g>
                  <svg:desc>'Windows (GDI+)'.B82:'Windows (GDI+)'.B82</svg:desc>
                </draw:g>
              </table:table-cell>
              <table:table-cell office:value-type="float" office:value="100">
                <text:p>100</text:p>
                <draw:g>
                  <svg:desc>'Windows (GDI+)'.D82:'Windows (GDI+)'.O82</svg:desc>
                </draw:g>
              </table:table-cell>
              <table:table-cell office:value-type="float" office:value="92.6109104849808">
                <text:p>92.6109104849808</text:p>
              </table:table-cell>
              <table:table-cell office:value-type="float" office:value="57.8810078684626">
                <text:p>57.8810078684626</text:p>
              </table:table-cell>
              <table:table-cell office:value-type="float" office:value="65.6302622237373">
                <text:p>65.6302622237373</text:p>
              </table:table-cell>
              <table:table-cell office:value-type="float" office:value="105.470511793429">
                <text:p>105.470511793429</text:p>
              </table:table-cell>
              <table:table-cell office:value-type="float" office:value="63.118702056753">
                <text:p>63.118702056753</text:p>
              </table:table-cell>
              <table:table-cell office:value-type="float" office:value="54.5061527360039">
                <text:p>54.5061527360039</text:p>
              </table:table-cell>
              <table:table-cell office:value-type="float" office:value="65.5560803830985">
                <text:p>65.5560803830985</text:p>
              </table:table-cell>
              <table:table-cell office:value-type="float" office:value="120.628901189495">
                <text:p>120.628901189495</text:p>
              </table:table-cell>
              <table:table-cell office:value-type="float" office:value="119.453081083855">
                <text:p>119.453081083855</text:p>
              </table:table-cell>
              <table:table-cell office:value-type="float" office:value="120.758890149095">
                <text:p>120.758890149095</text:p>
              </table:table-cell>
              <table:table-cell office:value-type="float" office:value="140.38920702974">
                <text:p>140.389207029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